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04pt"/>
    </style:style>
    <style:style style:name="co2" style:family="table-column">
      <style:table-column-properties fo:break-before="auto" style:column-width="238.96pt"/>
    </style:style>
    <style:style style:name="co3" style:family="table-column">
      <style:table-column-properties fo:break-before="auto" style:column-width="129.49pt"/>
    </style:style>
    <style:style style:name="co4" style:family="table-column">
      <style:table-column-properties fo:break-before="auto" style:column-width="24.8pt"/>
    </style:style>
    <style:style style:name="co5" style:family="table-column">
      <style:table-column-properties fo:break-before="auto" style:column-width="26.45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208.4pt"/>
    </style:style>
    <style:style style:name="co8" style:family="table-column">
      <style:table-column-properties fo:break-before="auto" style:column-width="231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23.51pt"/>
    </style:style>
    <style:style style:name="co11" style:family="table-column">
      <style:table-column-properties fo:break-before="auto" style:column-width="359.01pt"/>
    </style:style>
    <style:style style:name="co12" style:family="table-column">
      <style:table-column-properties fo:break-before="auto" style:column-width="20.21pt"/>
    </style:style>
    <style:style style:name="co13" style:family="table-column">
      <style:table-column-properties fo:break-before="auto" style:column-width="329.84pt"/>
    </style:style>
    <style:style style:name="co14" style:family="table-column">
      <style:table-column-properties fo:break-before="auto" style:column-width="356.8pt"/>
    </style:style>
    <style:style style:name="co15" style:family="table-column">
      <style:table-column-properties fo:break-before="auto" style:column-width="19.5pt"/>
    </style:style>
    <style:style style:name="co16" style:family="table-column">
      <style:table-column-properties fo:break-before="auto" style:column-width="250.36pt"/>
    </style:style>
    <style:style style:name="co17" style:family="table-column">
      <style:table-column-properties fo:break-before="auto" style:column-width="281.2pt"/>
    </style:style>
    <style:style style:name="co18" style:family="table-column">
      <style:table-column-properties fo:break-before="auto" style:column-width="267.31pt"/>
    </style:style>
    <style:style style:name="co19" style:family="table-column">
      <style:table-column-properties fo:break-before="auto" style:column-width="309.8pt"/>
    </style:style>
    <style:style style:name="co20" style:family="table-column">
      <style:table-column-properties fo:break-before="auto" style:column-width="248.8pt"/>
    </style:style>
    <style:style style:name="co21" style:family="table-column">
      <style:table-column-properties fo:break-before="auto" style:column-width="229.49pt"/>
    </style:style>
    <style:style style:name="co22" style:family="table-column">
      <style:table-column-properties fo:break-before="auto" style:column-width="142.24pt"/>
    </style:style>
    <style:style style:name="co23" style:family="table-column">
      <style:table-column-properties fo:break-before="auto" style:column-width="330.69pt"/>
    </style:style>
    <style:style style:name="co24" style:family="table-column">
      <style:table-column-properties fo:break-before="auto" style:column-width="136.15pt"/>
    </style:style>
    <style:style style:name="co25" style:family="table-column">
      <style:table-column-properties fo:break-before="auto" style:column-width="365.36pt"/>
    </style:style>
    <style:style style:name="co26" style:family="table-column">
      <style:table-column-properties fo:break-before="auto" style:column-width="346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pain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9" table:default-cell-style-name="ce3"/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discente</text:p>
          </table:table-cell>
          <table:table-cell table:style-name="ce1" office:value-type="string" calcext:value-type="string">
            <text:p>curso no ifc</text:p>
          </table:table-cell>
          <table:table-cell office:value-type="string" calcext:value-type="string">
            <text:p>Set-2019</text:p>
          </table:table-cell>
          <table:table-cell table:style-name="ce2" office:value-type="string" calcext:value-type="string">
            <text:p>jun-2019</text:p>
          </table:table-cell>
          <table:table-cell office:value-type="string" calcext:value-type="string">
            <text:p>situação (nomes iguais?)</text:p>
          </table:table-cell>
          <table:table-cell office:value-type="string" calcext:value-type="string">
            <text:p>vinculo em set/2019</text:p>
          </table:table-cell>
          <table:table-cell office:value-type="string" calcext:value-type="string">
            <text:p>vínculo em jun/2019</text:p>
          </table:table-cell>
          <table:table-cell office:value-type="string" calcext:value-type="string">
            <text:p>novo vínculo?</text:p>
          </table:table-cell>
          <table:table-cell table:style-name="Default" office:value-type="string" calcext:value-type="string">
            <text:p>URL githu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AAO COSTA MACEDO</text:p>
          </table:table-cell>
          <table:table-cell table:formula="of:=VLOOKUP([.B2];[alunos.A$1:.B$359];2)" office:value-type="string" office:string-value="tads" calcext:value-type="string">
            <text:p>tads</text:p>
          </table:table-cell>
          <table:table-cell table:formula="of:=VLOOKUP([.B2];['set-2019'.A$1:.C$201];1)" office:value-type="string" office:string-value="ABRAAO COSTA MACEDO" calcext:value-type="string">
            <text:p>ABRAAO COSTA MACEDO</text:p>
          </table:table-cell>
          <table:table-cell table:formula="of:=VLOOKUP([.B2];['jun-2019'.A$1:.C$201];1)" office:value-type="string" office:string-value="ABRAAO COSTA MACEDO" calcext:value-type="string">
            <text:p>ABRAAO COSTA MACEDO</text:p>
          </table:table-cell>
          <table:table-cell table:formula="of:=IF([.B2]=[.D2];IF([.D2]=[.E2];&quot;ok&quot;;&quot;&quot;);&quot;&quot;)" office:value-type="string" office:string-value="ok" calcext:value-type="string">
            <text:p>ok</text:p>
          </table:table-cell>
          <table:table-cell table:formula="of:=IF([.F2]=&quot;ok&quot;;VLOOKUP([.B2];['set-2019'.A$1:.D$44];4);&quot;?&quot;)" office:value-type="float" office:value="0" calcext:value-type="float">
            <text:p/>
          </table:table-cell>
          <table:table-cell table:formula="of:=IF([.F2]=&quot;ok&quot;;VLOOKUP([.B2];['jun-2019'.A$2:.D$44];4);&quot;?&quot;)" office:value-type="string" office:string-value="" calcext:value-type="error">
            <text:p>#N/A</text:p>
          </table:table-cell>
          <table:table-cell table:formula="of:=IF([.H2]=[.G2];&quot;&quot;;&quot;!!!!!!!!!!&quot;)" office:value-type="string" office:string-value="" calcext:value-type="error">
            <text:p>#N/A</text:p>
          </table:table-cell>
          <table:table-cell table:formula="of:=VLOOKUP([.B2];['set-2019'.A$2:.C$201];2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IANO CARDOSO MEDEIROS</text:p>
          </table:table-cell>
          <table:table-cell table:formula="of:=VLOOKUP([.B3];[alunos.A$1:.B$359];2)" office:value-type="string" office:string-value="tads" calcext:value-type="string">
            <text:p>tads</text:p>
          </table:table-cell>
          <table:table-cell table:formula="of:=VLOOKUP([.B3];['set-2019'.A$1:.C$201];1)" office:value-type="string" office:string-value="ADRIANO CARDOSO MEDEIROS" calcext:value-type="string">
            <text:p>ADRIANO CARDOSO MEDEIROS</text:p>
          </table:table-cell>
          <table:table-cell table:formula="of:=VLOOKUP([.B3];['jun-2019'.A$1:.C$201];1)" office:value-type="string" office:string-value="ADRIANO CARDOSO MEDEIROS" calcext:value-type="string">
            <text:p>ADRIANO CARDOSO MEDEIROS</text:p>
          </table:table-cell>
          <table:table-cell table:formula="of:=IF([.B3]=[.D3];IF([.D3]=[.E3];&quot;ok&quot;;&quot;&quot;);&quot;&quot;)" office:value-type="string" office:string-value="ok" calcext:value-type="string">
            <text:p>ok</text:p>
          </table:table-cell>
          <table:table-cell table:formula="of:=IF([.F3]=&quot;ok&quot;;VLOOKUP([.B3];['set-2019'.A$1:.D$44];4);&quot;?&quot;)" office:value-type="string" office:string-value="Dicarlo Móveis e Acessórios" calcext:value-type="string">
            <text:p>Dicarlo Móveis e Acessórios</text:p>
          </table:table-cell>
          <table:table-cell table:formula="of:=IF([.F3]=&quot;ok&quot;;VLOOKUP([.B3];['jun-2019'.A$2:.D$44];4);&quot;?&quot;)" office:value-type="string" office:string-value="Dicarlo Móveis e Acessórios" calcext:value-type="string">
            <text:p>Dicarlo Móveis e Acessórios</text:p>
          </table:table-cell>
          <table:table-cell table:formula="of:=IF([.H3]=[.G3];&quot;&quot;;&quot;!!!!!!!!!!&quot;)">
            <text:p/>
          </table:table-cell>
          <table:table-cell table:formula="of:=VLOOKUP([.B3];['set-2019'.A$2:.C$201];2)" office:value-type="string" office:string-value="https://www.linkedin.com/in/adriano-cardoso-medeiros/" calcext:value-type="string">
            <text:p>https://www.linkedin.com/in/adriano-cardoso-medeiros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ANDER ANDRE FARIA</text:p>
          </table:table-cell>
          <table:table-cell table:formula="of:=VLOOKUP([.B4];[alunos.A$2:.B$359];2)" office:value-type="string" office:string-value="tads" calcext:value-type="string">
            <text:p>tads</text:p>
          </table:table-cell>
          <table:table-cell table:formula="of:=VLOOKUP([.B4];['set-2019'.A$2:.C$201];1)" office:value-type="string" office:string-value="ALAN FELIPE SCHELLER" calcext:value-type="string">
            <text:p>ALAN FELIPE SCHELLER</text:p>
          </table:table-cell>
          <table:table-cell table:formula="of:=VLOOKUP([.B4];['jun-2019'.A$2:.C$201];1)" office:value-type="string" office:string-value="ADRIANO CARDOSO MEDEIROS" calcext:value-type="string">
            <text:p>ADRIANO CARDOSO MEDEIROS</text:p>
          </table:table-cell>
          <table:table-cell table:formula="of:=IF([.B4]=[.D4];IF([.D4]=[.E4];&quot;ok&quot;;&quot;&quot;);&quot;&quot;)">
            <text:p/>
          </table:table-cell>
          <table:table-cell table:formula="of:=IF([.F4]=&quot;ok&quot;;VLOOKUP([.B4];['set-2019'.A$1:.D$44];4);&quot;?&quot;)" office:value-type="string" office:string-value="?" calcext:value-type="string">
            <text:p>?</text:p>
          </table:table-cell>
          <table:table-cell table:formula="of:=IF([.F4]=&quot;ok&quot;;VLOOKUP([.B4];['jun-2019'.A$2:.D$44];4);&quot;?&quot;)" office:value-type="string" office:string-value="?" calcext:value-type="string">
            <text:p>?</text:p>
          </table:table-cell>
          <table:table-cell table:formula="of:=IF([.H4]=[.G4];&quot;&quot;;&quot;!!!!!!!!!!&quot;)">
            <text:p/>
          </table:table-cell>
          <table:table-cell table:formula="of:=VLOOKUP([.B4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INE DA SILVA VENERA</text:p>
          </table:table-cell>
          <table:table-cell table:formula="of:=VLOOKUP([.B5];[alunos.A$2:.B$359];2)" office:value-type="string" office:string-value="tads" calcext:value-type="string">
            <text:p>tads</text:p>
          </table:table-cell>
          <table:table-cell table:formula="of:=VLOOKUP([.B5];['set-2019'.A$2:.C$201];1)" office:value-type="string" office:string-value="ALINE DA SILVA VENERA" calcext:value-type="string">
            <text:p>ALINE DA SILVA VENERA</text:p>
          </table:table-cell>
          <table:table-cell table:formula="of:=VLOOKUP([.B5];['jun-2019'.A$2:.C$201];1)" office:value-type="string" office:string-value="ALINE DA SILVA VENERA" calcext:value-type="string">
            <text:p>ALINE DA SILVA VENERA</text:p>
          </table:table-cell>
          <table:table-cell table:formula="of:=IF([.B5]=[.D5];IF([.D5]=[.E5];&quot;ok&quot;;&quot;&quot;);&quot;&quot;)" office:value-type="string" office:string-value="ok" calcext:value-type="string">
            <text:p>ok</text:p>
          </table:table-cell>
          <table:table-cell table:formula="of:=IF([.F5]=&quot;ok&quot;;VLOOKUP([.B5];['set-2019'.A$1:.D$44];4);&quot;?&quot;)" office:value-type="string" office:string-value="Philips" calcext:value-type="string">
            <text:p>Philips</text:p>
          </table:table-cell>
          <table:table-cell table:formula="of:=IF([.F5]=&quot;ok&quot;;VLOOKUP([.B5];['jun-2019'.A$2:.D$44];4);&quot;?&quot;)" office:value-type="string" office:string-value="Philips" calcext:value-type="string">
            <text:p>Philips</text:p>
          </table:table-cell>
          <table:table-cell table:formula="of:=IF([.H5]=[.G5];&quot;&quot;;&quot;!!!!!!!!!!&quot;)">
            <text:p/>
          </table:table-cell>
          <table:table-cell table:formula="of:=VLOOKUP([.B5];['set-2019'.A$2:.C$201];2)" office:value-type="string" office:string-value="https://www.linkedin.com/in/aline-da-silva-venera-a91212173/" calcext:value-type="string">
            <text:p>https://www.linkedin.com/in/aline-da-silva-venera-a91212173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ISON BATISTA DOS SANTOS</text:p>
          </table:table-cell>
          <table:table-cell table:formula="of:=VLOOKUP([.B6];[alunos.A$2:.B$359];2)" office:value-type="string" office:string-value="tads" calcext:value-type="string">
            <text:p>tads</text:p>
          </table:table-cell>
          <table:table-cell table:formula="of:=VLOOKUP([.B6];['set-2019'.A$2:.C$201];1)" office:value-type="string" office:string-value="ALISON BATISTA DOS SANTOS" calcext:value-type="string">
            <text:p>ALISON BATISTA DOS SANTOS</text:p>
          </table:table-cell>
          <table:table-cell table:formula="of:=VLOOKUP([.B6];['jun-2019'.A$2:.C$201];1)" office:value-type="string" office:string-value="ALISON BATISTA DOS SANTOS" calcext:value-type="string">
            <text:p>ALISON BATISTA DOS SANTOS</text:p>
          </table:table-cell>
          <table:table-cell table:formula="of:=IF([.B6]=[.D6];IF([.D6]=[.E6];&quot;ok&quot;;&quot;&quot;);&quot;&quot;)" office:value-type="string" office:string-value="ok" calcext:value-type="string">
            <text:p>ok</text:p>
          </table:table-cell>
          <table:table-cell table:formula="of:=IF([.F6]=&quot;ok&quot;;VLOOKUP([.B6];['set-2019'.A$1:.D$44];4);&quot;?&quot;)" office:value-type="string" office:string-value="Unifique Telecomunicações" calcext:value-type="string">
            <text:p>Unifique Telecomunicações</text:p>
          </table:table-cell>
          <table:table-cell table:formula="of:=IF([.F6]=&quot;ok&quot;;VLOOKUP([.B6];['jun-2019'.A$2:.D$44];4);&quot;?&quot;)" office:value-type="string" office:string-value="Gessica Savio Perea – EPP" calcext:value-type="string">
            <text:p>Gessica Savio Perea – EPP</text:p>
          </table:table-cell>
          <table:table-cell table:formula="of:=IF([.H6]=[.G6];&quot;&quot;;&quot;!!!!!!!!!!&quot;)" office:value-type="string" office:string-value="!!!!!!!!!!" calcext:value-type="string">
            <text:p>!!!!!!!!!!</text:p>
          </table:table-cell>
          <table:table-cell table:formula="of:=VLOOKUP([.B6];['set-2019'.A$2:.C$201];2)" office:value-type="string" office:string-value="https://www.linkedin.com/in/alison-santos-119168124/" calcext:value-type="string">
            <text:p>https://www.linkedin.com/in/alison-santos-119168124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VORI FELICIANO</text:p>
          </table:table-cell>
          <table:table-cell table:formula="of:=VLOOKUP([.B7];[alunos.A$2:.B$359];2)" office:value-type="string" office:string-value="tads" calcext:value-type="string">
            <text:p>tads</text:p>
          </table:table-cell>
          <table:table-cell table:formula="of:=VLOOKUP([.B7];['set-2019'.A$2:.C$201];1)" office:value-type="string" office:string-value="ALVORI FELICIANO" calcext:value-type="string">
            <text:p>ALVORI FELICIANO</text:p>
          </table:table-cell>
          <table:table-cell table:formula="of:=VLOOKUP([.B7];['jun-2019'.A$2:.C$201];1)" office:value-type="string" office:string-value="ALVORI FELICIANO" calcext:value-type="string">
            <text:p>ALVORI FELICIANO</text:p>
          </table:table-cell>
          <table:table-cell table:formula="of:=IF([.B7]=[.D7];IF([.D7]=[.E7];&quot;ok&quot;;&quot;&quot;);&quot;&quot;)" office:value-type="string" office:string-value="ok" calcext:value-type="string">
            <text:p>ok</text:p>
          </table:table-cell>
          <table:table-cell table:formula="of:=IF([.F7]=&quot;ok&quot;;VLOOKUP([.B7];['set-2019'.A$1:.D$44];4);&quot;?&quot;)" office:value-type="string" office:string-value="Teclogica" calcext:value-type="string">
            <text:p>Teclogica</text:p>
          </table:table-cell>
          <table:table-cell table:formula="of:=IF([.F7]=&quot;ok&quot;;VLOOKUP([.B7];['jun-2019'.A$2:.D$44];4);&quot;?&quot;)" office:value-type="string" office:string-value="Ayres e Faryas Advogados e Associados" calcext:value-type="string">
            <text:p>Ayres e Faryas Advogados e Associados</text:p>
          </table:table-cell>
          <table:table-cell table:formula="of:=IF([.H7]=[.G7];&quot;&quot;;&quot;!!!!!!!!!!&quot;)" office:value-type="string" office:string-value="!!!!!!!!!!" calcext:value-type="string">
            <text:p>!!!!!!!!!!</text:p>
          </table:table-cell>
          <table:table-cell table:formula="of:=VLOOKUP([.B7];['set-2019'.A$2:.C$201];2)" office:value-type="string" office:string-value="https://www.linkedin.com/in/alvori-feliciano-66a8447a/" calcext:value-type="string">
            <text:p>https://www.linkedin.com/in/alvori-feliciano-66a8447a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RE LUIZ FERNANDES</text:p>
          </table:table-cell>
          <table:table-cell table:formula="of:=VLOOKUP([.B8];[alunos.A$2:.B$359];2)" office:value-type="string" office:string-value="tads" calcext:value-type="string">
            <text:p>tads</text:p>
          </table:table-cell>
          <table:table-cell table:formula="of:=VLOOKUP([.B8];['set-2019'.A$2:.C$201];1)" office:value-type="string" office:string-value="ANA PAULA NOERING" calcext:value-type="string">
            <text:p>ANA PAULA NOERING</text:p>
          </table:table-cell>
          <table:table-cell table:formula="of:=VLOOKUP([.B8];['jun-2019'.A$2:.C$201];1)" office:value-type="string" office:string-value="ALVORI FELICIANO" calcext:value-type="string">
            <text:p>ALVORI FELICIANO</text:p>
          </table:table-cell>
          <table:table-cell table:formula="of:=IF([.B8]=[.D8];IF([.D8]=[.E8];&quot;ok&quot;;&quot;&quot;);&quot;&quot;)">
            <text:p/>
          </table:table-cell>
          <table:table-cell table:formula="of:=IF([.F8]=&quot;ok&quot;;VLOOKUP([.B8];['set-2019'.A$1:.D$44];4);&quot;?&quot;)" office:value-type="string" office:string-value="?" calcext:value-type="string">
            <text:p>?</text:p>
          </table:table-cell>
          <table:table-cell table:formula="of:=IF([.F8]=&quot;ok&quot;;VLOOKUP([.B8];['jun-2019'.A$2:.D$44];4);&quot;?&quot;)" office:value-type="string" office:string-value="?" calcext:value-type="string">
            <text:p>?</text:p>
          </table:table-cell>
          <table:table-cell table:formula="of:=IF([.H8]=[.G8];&quot;&quot;;&quot;!!!!!!!!!!&quot;)">
            <text:p/>
          </table:table-cell>
          <table:table-cell table:formula="of:=VLOOKUP([.B8];['set-2019'.A$2:.C$201];2)" office:value-type="string" office:string-value="https://www.linkedin.com/in/ana-paula-noering-564401171/?originalSubdomain=br" calcext:value-type="string">
            <text:p>https://www.linkedin.com/in/ana-paula-noering-564401171/?originalSubdomain=b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DREI ANTONIO CAMPIGOTTO</text:p>
          </table:table-cell>
          <table:table-cell table:formula="of:=VLOOKUP([.B9];[alunos.A$2:.B$359];2)" office:value-type="string" office:string-value="tads" calcext:value-type="string">
            <text:p>tads</text:p>
          </table:table-cell>
          <table:table-cell table:formula="of:=VLOOKUP([.B9];['set-2019'.A$2:.C$201];1)" office:value-type="string" office:string-value="ANDREI ANTONIO CAMPIGOTTO" calcext:value-type="string">
            <text:p>ANDREI ANTONIO CAMPIGOTTO</text:p>
          </table:table-cell>
          <table:table-cell table:formula="of:=VLOOKUP([.B9];['jun-2019'.A$2:.C$201];1)" office:value-type="string" office:string-value="ANDREI ANTONIO CAMPIGOTTO" calcext:value-type="string">
            <text:p>ANDREI ANTONIO CAMPIGOTTO</text:p>
          </table:table-cell>
          <table:table-cell table:formula="of:=IF([.B9]=[.D9];IF([.D9]=[.E9];&quot;ok&quot;;&quot;&quot;);&quot;&quot;)" office:value-type="string" office:string-value="ok" calcext:value-type="string">
            <text:p>ok</text:p>
          </table:table-cell>
          <table:table-cell table:formula="of:=IF([.F9]=&quot;ok&quot;;VLOOKUP([.B9];['set-2019'.A$1:.D$44];4);&quot;?&quot;)" office:value-type="string" office:string-value="Escal" calcext:value-type="string">
            <text:p>Escal</text:p>
          </table:table-cell>
          <table:table-cell table:formula="of:=IF([.F9]=&quot;ok&quot;;VLOOKUP([.B9];['jun-2019'.A$2:.D$44];4);&quot;?&quot;)" office:value-type="string" office:string-value="Escal" calcext:value-type="string">
            <text:p>Escal</text:p>
          </table:table-cell>
          <table:table-cell table:formula="of:=IF([.H9]=[.G9];&quot;&quot;;&quot;!!!!!!!!!!&quot;)">
            <text:p/>
          </table:table-cell>
          <table:table-cell table:formula="of:=VLOOKUP([.B9];['set-2019'.A$2:.C$201];2)" office:value-type="string" office:string-value="https://www.linkedin.com/in/andrei-antonio-campigotto-45168255/" calcext:value-type="string">
            <text:p>https://www.linkedin.com/in/andrei-antonio-campigotto-45168255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ESIO DANIEL DA SILVA</text:p>
          </table:table-cell>
          <table:table-cell table:formula="of:=VLOOKUP([.B10];[alunos.A$2:.B$359];2)" office:value-type="string" office:string-value="tads" calcext:value-type="string">
            <text:p>tads</text:p>
          </table:table-cell>
          <table:table-cell table:formula="of:=VLOOKUP([.B10];['set-2019'.A$2:.C$201];1)" office:value-type="string" office:string-value="ANDREI HENRIQUE POSSAMAI" calcext:value-type="string">
            <text:p>ANDREI HENRIQUE POSSAMAI</text:p>
          </table:table-cell>
          <table:table-cell table:formula="of:=VLOOKUP([.B10];['jun-2019'.A$2:.C$201];1)" office:value-type="string" office:string-value="ANDREI ANTONIO CAMPIGOTTO" calcext:value-type="string">
            <text:p>ANDREI ANTONIO CAMPIGOTTO</text:p>
          </table:table-cell>
          <table:table-cell table:formula="of:=IF([.B10]=[.D10];IF([.D10]=[.E10];&quot;ok&quot;;&quot;&quot;);&quot;&quot;)">
            <text:p/>
          </table:table-cell>
          <table:table-cell table:formula="of:=IF([.F10]=&quot;ok&quot;;VLOOKUP([.B10];['set-2019'.A$1:.D$44];4);&quot;?&quot;)" office:value-type="string" office:string-value="?" calcext:value-type="string">
            <text:p>?</text:p>
          </table:table-cell>
          <table:table-cell table:formula="of:=IF([.F10]=&quot;ok&quot;;VLOOKUP([.B10];['jun-2019'.A$2:.D$44];4);&quot;?&quot;)" office:value-type="string" office:string-value="?" calcext:value-type="string">
            <text:p>?</text:p>
          </table:table-cell>
          <table:table-cell table:formula="of:=IF([.H10]=[.G10];&quot;&quot;;&quot;!!!!!!!!!!&quot;)">
            <text:p/>
          </table:table-cell>
          <table:table-cell table:formula="of:=VLOOKUP([.B10];['set-2019'.A$2:.C$201];2)" office:value-type="string" office:string-value="https://www.linkedin.com/in/andrei-henrique-possamai-57b798176/?originalSubdomain=br" calcext:value-type="string">
            <text:p>https://www.linkedin.com/in/andrei-henrique-possamai-57b798176/?originalSubdomain=b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IBAL GIOVANI MANETTA</text:p>
          </table:table-cell>
          <table:table-cell table:formula="of:=VLOOKUP([.B11];[alunos.A$2:.B$359];2)" office:value-type="string" office:string-value="tads" calcext:value-type="string">
            <text:p>tads</text:p>
          </table:table-cell>
          <table:table-cell table:formula="of:=VLOOKUP([.B11];['set-2019'.A$2:.C$201];1)" office:value-type="string" office:string-value="ANDREI HENRIQUE POSSAMAI" calcext:value-type="string">
            <text:p>ANDREI HENRIQUE POSSAMAI</text:p>
          </table:table-cell>
          <table:table-cell table:formula="of:=VLOOKUP([.B11];['jun-2019'.A$2:.C$201];1)" office:value-type="string" office:string-value="ANDREI ANTONIO CAMPIGOTTO" calcext:value-type="string">
            <text:p>ANDREI ANTONIO CAMPIGOTTO</text:p>
          </table:table-cell>
          <table:table-cell table:formula="of:=IF([.B11]=[.D11];IF([.D11]=[.E11];&quot;ok&quot;;&quot;&quot;);&quot;&quot;)">
            <text:p/>
          </table:table-cell>
          <table:table-cell table:formula="of:=IF([.F11]=&quot;ok&quot;;VLOOKUP([.B11];['set-2019'.A$1:.D$44];4);&quot;?&quot;)" office:value-type="string" office:string-value="?" calcext:value-type="string">
            <text:p>?</text:p>
          </table:table-cell>
          <table:table-cell table:formula="of:=IF([.F11]=&quot;ok&quot;;VLOOKUP([.B11];['jun-2019'.A$2:.D$44];4);&quot;?&quot;)" office:value-type="string" office:string-value="?" calcext:value-type="string">
            <text:p>?</text:p>
          </table:table-cell>
          <table:table-cell table:formula="of:=IF([.H11]=[.G11];&quot;&quot;;&quot;!!!!!!!!!!&quot;)">
            <text:p/>
          </table:table-cell>
          <table:table-cell table:formula="of:=VLOOKUP([.B11];['set-2019'.A$2:.C$201];2)" office:value-type="string" office:string-value="https://www.linkedin.com/in/andrei-henrique-possamai-57b798176/?originalSubdomain=br" calcext:value-type="string">
            <text:p>https://www.linkedin.com/in/andrei-henrique-possamai-57b798176/?originalSubdomain=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NA AUGUST FRANCA CARNEIRO</text:p>
          </table:table-cell>
          <table:table-cell table:formula="of:=VLOOKUP([.B12];[alunos.A$2:.B$359];2)" office:value-type="string" office:string-value="tads" calcext:value-type="string">
            <text:p>tads</text:p>
          </table:table-cell>
          <table:table-cell table:formula="of:=VLOOKUP([.B12];['set-2019'.A$2:.C$201];1)" office:value-type="string" office:string-value="ANDREI HENRIQUE POSSAMAI" calcext:value-type="string">
            <text:p>ANDREI HENRIQUE POSSAMAI</text:p>
          </table:table-cell>
          <table:table-cell table:formula="of:=VLOOKUP([.B12];['jun-2019'.A$2:.C$201];1)" office:value-type="string" office:string-value="ANDREI ANTONIO CAMPIGOTTO" calcext:value-type="string">
            <text:p>ANDREI ANTONIO CAMPIGOTTO</text:p>
          </table:table-cell>
          <table:table-cell table:formula="of:=IF([.B12]=[.D12];IF([.D12]=[.E12];&quot;ok&quot;;&quot;&quot;);&quot;&quot;)">
            <text:p/>
          </table:table-cell>
          <table:table-cell table:formula="of:=IF([.F12]=&quot;ok&quot;;VLOOKUP([.B12];['set-2019'.A$1:.D$44];4);&quot;?&quot;)" office:value-type="string" office:string-value="?" calcext:value-type="string">
            <text:p>?</text:p>
          </table:table-cell>
          <table:table-cell table:formula="of:=IF([.F12]=&quot;ok&quot;;VLOOKUP([.B12];['jun-2019'.A$2:.D$44];4);&quot;?&quot;)" office:value-type="string" office:string-value="?" calcext:value-type="string">
            <text:p>?</text:p>
          </table:table-cell>
          <table:table-cell table:formula="of:=IF([.H12]=[.G12];&quot;&quot;;&quot;!!!!!!!!!!&quot;)">
            <text:p/>
          </table:table-cell>
          <table:table-cell table:formula="of:=VLOOKUP([.B12];['set-2019'.A$2:.C$201];2)" office:value-type="string" office:string-value="https://www.linkedin.com/in/andrei-henrique-possamai-57b798176/?originalSubdomain=br" calcext:value-type="string">
            <text:p>https://www.linkedin.com/in/andrei-henrique-possamai-57b798176/?originalSubdomain=b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TONIO ELIAS SOARES FERREIRA DA SILVA</text:p>
          </table:table-cell>
          <table:table-cell table:formula="of:=VLOOKUP([.B13];[alunos.A$2:.B$359];2)" office:value-type="string" office:string-value="tads" calcext:value-type="string">
            <text:p>tads</text:p>
          </table:table-cell>
          <table:table-cell table:formula="of:=VLOOKUP([.B13];['set-2019'.A$2:.C$201];1)" office:value-type="string" office:string-value="ANNY KAROLINY DUARTE DANIEL" calcext:value-type="string">
            <text:p>ANNY KAROLINY DUARTE DANIEL</text:p>
          </table:table-cell>
          <table:table-cell table:formula="of:=VLOOKUP([.B13];['jun-2019'.A$2:.C$201];1)" office:value-type="string" office:string-value="ANDREI ANTONIO CAMPIGOTTO" calcext:value-type="string">
            <text:p>ANDREI ANTONIO CAMPIGOTTO</text:p>
          </table:table-cell>
          <table:table-cell table:formula="of:=IF([.B13]=[.D13];IF([.D13]=[.E13];&quot;ok&quot;;&quot;&quot;);&quot;&quot;)">
            <text:p/>
          </table:table-cell>
          <table:table-cell table:formula="of:=IF([.F13]=&quot;ok&quot;;VLOOKUP([.B13];['set-2019'.A$1:.D$44];4);&quot;?&quot;)" office:value-type="string" office:string-value="?" calcext:value-type="string">
            <text:p>?</text:p>
          </table:table-cell>
          <table:table-cell table:formula="of:=IF([.F13]=&quot;ok&quot;;VLOOKUP([.B13];['jun-2019'.A$2:.D$44];4);&quot;?&quot;)" office:value-type="string" office:string-value="?" calcext:value-type="string">
            <text:p>?</text:p>
          </table:table-cell>
          <table:table-cell table:formula="of:=IF([.H13]=[.G13];&quot;&quot;;&quot;!!!!!!!!!!&quot;)">
            <text:p/>
          </table:table-cell>
          <table:table-cell table:formula="of:=VLOOKUP([.B13];['set-2019'.A$2:.C$201];2)" office:value-type="string" office:string-value="https://www.linkedin.com/in/daniel-anilton-duarte-marques-b3ab55a5/" calcext:value-type="string">
            <text:p>https://www.linkedin.com/in/daniel-anilton-duarte-marques-b3ab55a5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TONIO JOSE DA SILVA MESQUITA</text:p>
          </table:table-cell>
          <table:table-cell table:formula="of:=VLOOKUP([.B14];[alunos.A$2:.B$359];2)" office:value-type="string" office:string-value="tads" calcext:value-type="string">
            <text:p>tads</text:p>
          </table:table-cell>
          <table:table-cell table:formula="of:=VLOOKUP([.B14];['set-2019'.A$2:.C$201];1)" office:value-type="string" office:string-value="ANTONIO JOSE DA SILVA MESQUITA" calcext:value-type="string">
            <text:p>ANTONIO JOSE DA SILVA MESQUITA</text:p>
          </table:table-cell>
          <table:table-cell table:formula="of:=VLOOKUP([.B14];['jun-2019'.A$2:.C$201];1)" office:value-type="string" office:string-value="ANTONIO JOSE DA SILVA MESQUITA" calcext:value-type="string">
            <text:p>ANTONIO JOSE DA SILVA MESQUITA</text:p>
          </table:table-cell>
          <table:table-cell table:formula="of:=IF([.B14]=[.D14];IF([.D14]=[.E14];&quot;ok&quot;;&quot;&quot;);&quot;&quot;)" office:value-type="string" office:string-value="ok" calcext:value-type="string">
            <text:p>ok</text:p>
          </table:table-cell>
          <table:table-cell table:formula="of:=IF([.F14]=&quot;ok&quot;;VLOOKUP([.B14];['set-2019'.A$1:.D$44];4);&quot;?&quot;)" office:value-type="string" office:string-value="Engetel Automação e Segurança" calcext:value-type="string">
            <text:p>Engetel Automação e Segurança</text:p>
          </table:table-cell>
          <table:table-cell table:formula="of:=IF([.F14]=&quot;ok&quot;;VLOOKUP([.B14];['jun-2019'.A$2:.D$44];4);&quot;?&quot;)" office:value-type="string" office:string-value="Engetel Automação e Segurança" calcext:value-type="string">
            <text:p>Engetel Automação e Segurança</text:p>
          </table:table-cell>
          <table:table-cell table:formula="of:=IF([.H14]=[.G14];&quot;&quot;;&quot;!!!!!!!!!!&quot;)">
            <text:p/>
          </table:table-cell>
          <table:table-cell table:formula="of:=VLOOKUP([.B14];['set-2019'.A$2:.C$201];2)" office:value-type="string" office:string-value="https://www.linkedin.com/in/antonio-jose-da-silva-mesquita-550a19167/" calcext:value-type="string">
            <text:p>https://www.linkedin.com/in/antonio-jose-da-silva-mesquita-550a19167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IEL FELIPE CAETANO PETTERS</text:p>
          </table:table-cell>
          <table:table-cell table:formula="of:=VLOOKUP([.B15];[alunos.A$2:.B$359];2)" office:value-type="string" office:string-value="tads" calcext:value-type="string">
            <text:p>tads</text:p>
          </table:table-cell>
          <table:table-cell table:formula="of:=VLOOKUP([.B15];['set-2019'.A$2:.C$201];1)" office:value-type="string" office:string-value="ARIEL FELIPE CAETANO PETTERS" calcext:value-type="string">
            <text:p>ARIEL FELIPE CAETANO PETTERS</text:p>
          </table:table-cell>
          <table:table-cell table:formula="of:=VLOOKUP([.B15];['jun-2019'.A$2:.C$201];1)" office:value-type="string" office:string-value="ARIEL FELIPE CAETANO PETTERS" calcext:value-type="string">
            <text:p>ARIEL FELIPE CAETANO PETTERS</text:p>
          </table:table-cell>
          <table:table-cell table:formula="of:=IF([.B15]=[.D15];IF([.D15]=[.E15];&quot;ok&quot;;&quot;&quot;);&quot;&quot;)" office:value-type="string" office:string-value="ok" calcext:value-type="string">
            <text:p>ok</text:p>
          </table:table-cell>
          <table:table-cell table:formula="of:=IF([.F15]=&quot;ok&quot;;VLOOKUP([.B15];['set-2019'.A$1:.D$44];4);&quot;?&quot;)" office:value-type="string" office:string-value="Fácil Informática Espaider" calcext:value-type="string">
            <text:p>Fácil Informática Espaider</text:p>
          </table:table-cell>
          <table:table-cell table:formula="of:=IF([.F15]=&quot;ok&quot;;VLOOKUP([.B15];['jun-2019'.A$2:.D$44];4);&quot;?&quot;)" office:value-type="string" office:string-value="Fácil Informática Espaider" calcext:value-type="string">
            <text:p>Fácil Informática Espaider</text:p>
          </table:table-cell>
          <table:table-cell table:formula="of:=IF([.H15]=[.G15];&quot;&quot;;&quot;!!!!!!!!!!&quot;)">
            <text:p/>
          </table:table-cell>
          <table:table-cell table:formula="of:=VLOOKUP([.B15];['set-2019'.A$2:.C$201];2)" office:value-type="string" office:string-value="https://www.linkedin.com/in/ariel-felipe-caetano-petters-b85b4943/" calcext:value-type="string">
            <text:p>https://www.linkedin.com/in/ariel-felipe-caetano-petters-b85b4943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ON BRUNO LIVI</text:p>
          </table:table-cell>
          <table:table-cell table:formula="of:=VLOOKUP([.B16];[alunos.A$2:.B$359];2)" office:value-type="string" office:string-value="tads" calcext:value-type="string">
            <text:p>tads</text:p>
          </table:table-cell>
          <table:table-cell table:formula="of:=VLOOKUP([.B16];['set-2019'.A$2:.C$201];1)" office:value-type="string" office:string-value="ARIEL FELIPE CAETANO PETTERS" calcext:value-type="string">
            <text:p>ARIEL FELIPE CAETANO PETTERS</text:p>
          </table:table-cell>
          <table:table-cell table:formula="of:=VLOOKUP([.B16];['jun-2019'.A$2:.C$201];1)" office:value-type="string" office:string-value="ARIEL FELIPE CAETANO PETTERS" calcext:value-type="string">
            <text:p>ARIEL FELIPE CAETANO PETTERS</text:p>
          </table:table-cell>
          <table:table-cell table:formula="of:=IF([.B16]=[.D16];IF([.D16]=[.E16];&quot;ok&quot;;&quot;&quot;);&quot;&quot;)">
            <text:p/>
          </table:table-cell>
          <table:table-cell table:formula="of:=IF([.F16]=&quot;ok&quot;;VLOOKUP([.B16];['set-2019'.A$1:.D$44];4);&quot;?&quot;)" office:value-type="string" office:string-value="?" calcext:value-type="string">
            <text:p>?</text:p>
          </table:table-cell>
          <table:table-cell table:formula="of:=IF([.F16]=&quot;ok&quot;;VLOOKUP([.B16];['jun-2019'.A$2:.D$44];4);&quot;?&quot;)" office:value-type="string" office:string-value="?" calcext:value-type="string">
            <text:p>?</text:p>
          </table:table-cell>
          <table:table-cell table:formula="of:=IF([.H16]=[.G16];&quot;&quot;;&quot;!!!!!!!!!!&quot;)">
            <text:p/>
          </table:table-cell>
          <table:table-cell table:formula="of:=VLOOKUP([.B16];['set-2019'.A$2:.C$201];2)" office:value-type="string" office:string-value="https://www.linkedin.com/in/ariel-felipe-caetano-petters-b85b4943/" calcext:value-type="string">
            <text:p>https://www.linkedin.com/in/ariel-felipe-caetano-petters-b85b4943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TUR BRUCH DE ALBUQUERQUE</text:p>
          </table:table-cell>
          <table:table-cell table:formula="of:=VLOOKUP([.B17];[alunos.A$2:.B$359];2)" office:value-type="string" office:string-value="tads" calcext:value-type="string">
            <text:p>tads</text:p>
          </table:table-cell>
          <table:table-cell table:formula="of:=VLOOKUP([.B17];['set-2019'.A$2:.C$201];1)" office:value-type="string" office:string-value="ARTUR BRUCH DE ALBUQUERQUE" calcext:value-type="string">
            <text:p>ARTUR BRUCH DE ALBUQUERQUE</text:p>
          </table:table-cell>
          <table:table-cell table:formula="of:=VLOOKUP([.B17];['jun-2019'.A$2:.C$201];1)" office:value-type="string" office:string-value="ARIEL FELIPE CAETANO PETTERS" calcext:value-type="string">
            <text:p>ARIEL FELIPE CAETANO PETTERS</text:p>
          </table:table-cell>
          <table:table-cell table:formula="of:=IF([.B17]=[.D17];IF([.D17]=[.E17];&quot;ok&quot;;&quot;&quot;);&quot;&quot;)">
            <text:p/>
          </table:table-cell>
          <table:table-cell table:formula="of:=IF([.F17]=&quot;ok&quot;;VLOOKUP([.B17];['set-2019'.A$1:.D$44];4);&quot;?&quot;)" office:value-type="string" office:string-value="?" calcext:value-type="string">
            <text:p>?</text:p>
          </table:table-cell>
          <table:table-cell table:formula="of:=IF([.F17]=&quot;ok&quot;;VLOOKUP([.B17];['jun-2019'.A$2:.D$44];4);&quot;?&quot;)" office:value-type="string" office:string-value="?" calcext:value-type="string">
            <text:p>?</text:p>
          </table:table-cell>
          <table:table-cell table:formula="of:=IF([.H17]=[.G17];&quot;&quot;;&quot;!!!!!!!!!!&quot;)">
            <text:p/>
          </table:table-cell>
          <table:table-cell table:formula="of:=VLOOKUP([.B17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TRIZ PANKO LIRA</text:p>
          </table:table-cell>
          <table:table-cell table:formula="of:=VLOOKUP([.B18];[alunos.A$2:.B$359];2)" office:value-type="string" office:string-value="tads" calcext:value-type="string">
            <text:p>tads</text:p>
          </table:table-cell>
          <table:table-cell table:formula="of:=VLOOKUP([.B18];['set-2019'.A$2:.C$201];1)" office:value-type="string" office:string-value="BEATRIZ PANKO LIRA" calcext:value-type="string">
            <text:p>BEATRIZ PANKO LIRA</text:p>
          </table:table-cell>
          <table:table-cell table:formula="of:=VLOOKUP([.B18];['jun-2019'.A$2:.C$201];1)" office:value-type="string" office:string-value="BEATRIZ PANKO LIRA" calcext:value-type="string">
            <text:p>BEATRIZ PANKO LIRA</text:p>
          </table:table-cell>
          <table:table-cell table:formula="of:=IF([.B18]=[.D18];IF([.D18]=[.E18];&quot;ok&quot;;&quot;&quot;);&quot;&quot;)" office:value-type="string" office:string-value="ok" calcext:value-type="string">
            <text:p>ok</text:p>
          </table:table-cell>
          <table:table-cell table:formula="of:=IF([.F18]=&quot;ok&quot;;VLOOKUP([.B18];['set-2019'.A$1:.D$44];4);&quot;?&quot;)" office:value-type="string" office:string-value="T-Systems do Brasil" calcext:value-type="string">
            <text:p>T-Systems do Brasil</text:p>
          </table:table-cell>
          <table:table-cell table:formula="of:=IF([.F18]=&quot;ok&quot;;VLOOKUP([.B18];['jun-2019'.A$2:.D$44];4);&quot;?&quot;)" office:value-type="string" office:string-value="T-Systems do Brasil" calcext:value-type="string">
            <text:p>T-Systems do Brasil</text:p>
          </table:table-cell>
          <table:table-cell table:formula="of:=IF([.H18]=[.G18];&quot;&quot;;&quot;!!!!!!!!!!&quot;)">
            <text:p/>
          </table:table-cell>
          <table:table-cell table:formula="of:=VLOOKUP([.B18];['set-2019'.A$2:.C$201];2)" office:value-type="string" office:string-value="https://www.linkedin.com/in/beatriz-panko-lira-325b9015a/" calcext:value-type="string">
            <text:p>https://www.linkedin.com/in/beatriz-panko-lira-325b9015a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UNO CARDOSO DA SILVA</text:p>
          </table:table-cell>
          <table:table-cell table:formula="of:=VLOOKUP([.B19];[alunos.A$2:.B$359];2)" office:value-type="string" office:string-value="tads" calcext:value-type="string">
            <text:p>tads</text:p>
          </table:table-cell>
          <table:table-cell table:formula="of:=VLOOKUP([.B19];['set-2019'.A$2:.C$201];1)" office:value-type="string" office:string-value="BRUNA PADILHA AMARAL" calcext:value-type="string">
            <text:p>BRUNA PADILHA AMARAL</text:p>
          </table:table-cell>
          <table:table-cell table:formula="of:=VLOOKUP([.B19];['jun-2019'.A$2:.C$201];1)" office:value-type="string" office:string-value="BEATRIZ PANKO LIRA" calcext:value-type="string">
            <text:p>BEATRIZ PANKO LIRA</text:p>
          </table:table-cell>
          <table:table-cell table:formula="of:=IF([.B19]=[.D19];IF([.D19]=[.E19];&quot;ok&quot;;&quot;&quot;);&quot;&quot;)">
            <text:p/>
          </table:table-cell>
          <table:table-cell table:formula="of:=IF([.F19]=&quot;ok&quot;;VLOOKUP([.B19];['set-2019'.A$1:.D$44];4);&quot;?&quot;)" office:value-type="string" office:string-value="?" calcext:value-type="string">
            <text:p>?</text:p>
          </table:table-cell>
          <table:table-cell table:formula="of:=IF([.F19]=&quot;ok&quot;;VLOOKUP([.B19];['jun-2019'.A$2:.D$44];4);&quot;?&quot;)" office:value-type="string" office:string-value="?" calcext:value-type="string">
            <text:p>?</text:p>
          </table:table-cell>
          <table:table-cell table:formula="of:=IF([.H19]=[.G19];&quot;&quot;;&quot;!!!!!!!!!!&quot;)">
            <text:p/>
          </table:table-cell>
          <table:table-cell table:formula="of:=VLOOKUP([.B19];['set-2019'.A$2:.C$201];2)" office:value-type="string" office:string-value="https://www.linkedin.com/in/lucca-padilha-218513140/" calcext:value-type="string">
            <text:p>https://www.linkedin.com/in/lucca-padilha-218513140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UNO DOMINGOS DE BRITO DOS SANTOS</text:p>
          </table:table-cell>
          <table:table-cell table:formula="of:=VLOOKUP([.B20];[alunos.A$2:.B$359];2)" office:value-type="string" office:string-value="tads" calcext:value-type="string">
            <text:p>tads</text:p>
          </table:table-cell>
          <table:table-cell table:formula="of:=VLOOKUP([.B20];['set-2019'.A$2:.C$201];1)" office:value-type="string" office:string-value="BRUNA PADILHA AMARAL" calcext:value-type="string">
            <text:p>BRUNA PADILHA AMARAL</text:p>
          </table:table-cell>
          <table:table-cell table:formula="of:=VLOOKUP([.B20];['jun-2019'.A$2:.C$201];1)" office:value-type="string" office:string-value="BEATRIZ PANKO LIRA" calcext:value-type="string">
            <text:p>BEATRIZ PANKO LIRA</text:p>
          </table:table-cell>
          <table:table-cell table:formula="of:=IF([.B20]=[.D20];IF([.D20]=[.E20];&quot;ok&quot;;&quot;&quot;);&quot;&quot;)">
            <text:p/>
          </table:table-cell>
          <table:table-cell table:formula="of:=IF([.F20]=&quot;ok&quot;;VLOOKUP([.B20];['set-2019'.A$1:.D$44];4);&quot;?&quot;)" office:value-type="string" office:string-value="?" calcext:value-type="string">
            <text:p>?</text:p>
          </table:table-cell>
          <table:table-cell table:formula="of:=IF([.F20]=&quot;ok&quot;;VLOOKUP([.B20];['jun-2019'.A$2:.D$44];4);&quot;?&quot;)" office:value-type="string" office:string-value="?" calcext:value-type="string">
            <text:p>?</text:p>
          </table:table-cell>
          <table:table-cell table:formula="of:=IF([.H20]=[.G20];&quot;&quot;;&quot;!!!!!!!!!!&quot;)">
            <text:p/>
          </table:table-cell>
          <table:table-cell table:formula="of:=VLOOKUP([.B20];['set-2019'.A$2:.C$201];2)" office:value-type="string" office:string-value="https://www.linkedin.com/in/lucca-padilha-218513140/" calcext:value-type="string">
            <text:p>https://www.linkedin.com/in/lucca-padilha-218513140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RUNO LUIZ REINICKE</text:p>
          </table:table-cell>
          <table:table-cell table:formula="of:=VLOOKUP([.B21];[alunos.A$2:.B$359];2)" office:value-type="string" office:string-value="tads" calcext:value-type="string">
            <text:p>tads</text:p>
          </table:table-cell>
          <table:table-cell table:formula="of:=VLOOKUP([.B21];['set-2019'.A$2:.C$201];1)" office:value-type="string" office:string-value="BRUNO LUIZ REINICKE" calcext:value-type="string">
            <text:p>BRUNO LUIZ REINICKE</text:p>
          </table:table-cell>
          <table:table-cell table:formula="of:=VLOOKUP([.B21];['jun-2019'.A$2:.C$201];1)" office:value-type="string" office:string-value="BRUNO LUIZ REINICKE" calcext:value-type="string">
            <text:p>BRUNO LUIZ REINICKE</text:p>
          </table:table-cell>
          <table:table-cell table:formula="of:=IF([.B21]=[.D21];IF([.D21]=[.E21];&quot;ok&quot;;&quot;&quot;);&quot;&quot;)" office:value-type="string" office:string-value="ok" calcext:value-type="string">
            <text:p>ok</text:p>
          </table:table-cell>
          <table:table-cell table:formula="of:=IF([.F21]=&quot;ok&quot;;VLOOKUP([.B21];['set-2019'.A$1:.D$44];4);&quot;?&quot;)" office:value-type="string" office:string-value="SCI Sistemas Contábeis" calcext:value-type="string">
            <text:p>SCI Sistemas Contábeis</text:p>
          </table:table-cell>
          <table:table-cell table:formula="of:=IF([.F21]=&quot;ok&quot;;VLOOKUP([.B21];['jun-2019'.A$2:.D$44];4);&quot;?&quot;)" office:value-type="string" office:string-value="SCI Sistemas Contábeis" calcext:value-type="string">
            <text:p>SCI Sistemas Contábeis</text:p>
          </table:table-cell>
          <table:table-cell table:formula="of:=IF([.H21]=[.G21];&quot;&quot;;&quot;!!!!!!!!!!&quot;)">
            <text:p/>
          </table:table-cell>
          <table:table-cell table:formula="of:=VLOOKUP([.B21];['set-2019'.A$2:.C$201];2)" office:value-type="string" office:string-value="https://www.linkedin.com/in/bruno-luiz-reinicke-04ab38160/" calcext:value-type="string">
            <text:p>https://www.linkedin.com/in/bruno-luiz-reinicke-04ab38160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IO LEONARDO RIBEIRO DIDONE</text:p>
          </table:table-cell>
          <table:table-cell table:formula="of:=VLOOKUP([.B22];[alunos.A$2:.B$359];2)" office:value-type="string" office:string-value="tads" calcext:value-type="string">
            <text:p>tads</text:p>
          </table:table-cell>
          <table:table-cell table:formula="of:=VLOOKUP([.B22];['set-2019'.A$2:.C$201];1)" office:value-type="string" office:string-value="BRUNO LUIZ REINICKE" calcext:value-type="string">
            <text:p>BRUNO LUIZ REINICKE</text:p>
          </table:table-cell>
          <table:table-cell table:formula="of:=VLOOKUP([.B22];['jun-2019'.A$2:.C$201];1)" office:value-type="string" office:string-value="BRUNO LUIZ REINICKE" calcext:value-type="string">
            <text:p>BRUNO LUIZ REINICKE</text:p>
          </table:table-cell>
          <table:table-cell table:formula="of:=IF([.B22]=[.D22];IF([.D22]=[.E22];&quot;ok&quot;;&quot;&quot;);&quot;&quot;)">
            <text:p/>
          </table:table-cell>
          <table:table-cell table:formula="of:=IF([.F22]=&quot;ok&quot;;VLOOKUP([.B22];['set-2019'.A$1:.D$44];4);&quot;?&quot;)" office:value-type="string" office:string-value="?" calcext:value-type="string">
            <text:p>?</text:p>
          </table:table-cell>
          <table:table-cell table:formula="of:=IF([.F22]=&quot;ok&quot;;VLOOKUP([.B22];['jun-2019'.A$2:.D$44];4);&quot;?&quot;)" office:value-type="string" office:string-value="?" calcext:value-type="string">
            <text:p>?</text:p>
          </table:table-cell>
          <table:table-cell table:formula="of:=IF([.H22]=[.G22];&quot;&quot;;&quot;!!!!!!!!!!&quot;)">
            <text:p/>
          </table:table-cell>
          <table:table-cell table:formula="of:=VLOOKUP([.B22];['set-2019'.A$2:.C$201];2)" office:value-type="string" office:string-value="https://www.linkedin.com/in/bruno-luiz-reinicke-04ab38160/" calcext:value-type="string">
            <text:p>https://www.linkedin.com/in/bruno-luiz-reinicke-04ab38160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NIEL ARILDO HAUSMANN</text:p>
          </table:table-cell>
          <table:table-cell table:formula="of:=VLOOKUP([.B23];[alunos.A$2:.B$359];2)" office:value-type="string" office:string-value="tads" calcext:value-type="string">
            <text:p>tads</text:p>
          </table:table-cell>
          <table:table-cell table:formula="of:=VLOOKUP([.B23];['set-2019'.A$2:.C$201];1)" office:value-type="string" office:string-value="DANIEL ALVES" calcext:value-type="string">
            <text:p>DANIEL ALVES</text:p>
          </table:table-cell>
          <table:table-cell table:formula="of:=VLOOKUP([.B23];['jun-2019'.A$2:.C$201];1)" office:value-type="string" office:string-value="BRUNO LUIZ REINICKE" calcext:value-type="string">
            <text:p>BRUNO LUIZ REINICKE</text:p>
          </table:table-cell>
          <table:table-cell table:formula="of:=IF([.B23]=[.D23];IF([.D23]=[.E23];&quot;ok&quot;;&quot;&quot;);&quot;&quot;)">
            <text:p/>
          </table:table-cell>
          <table:table-cell table:formula="of:=IF([.F23]=&quot;ok&quot;;VLOOKUP([.B23];['set-2019'.A$1:.D$44];4);&quot;?&quot;)" office:value-type="string" office:string-value="?" calcext:value-type="string">
            <text:p>?</text:p>
          </table:table-cell>
          <table:table-cell table:formula="of:=IF([.F23]=&quot;ok&quot;;VLOOKUP([.B23];['jun-2019'.A$2:.D$44];4);&quot;?&quot;)" office:value-type="string" office:string-value="?" calcext:value-type="string">
            <text:p>?</text:p>
          </table:table-cell>
          <table:table-cell table:formula="of:=IF([.H23]=[.G23];&quot;&quot;;&quot;!!!!!!!!!!&quot;)">
            <text:p/>
          </table:table-cell>
          <table:table-cell table:formula="of:=VLOOKUP([.B23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NIEL DA CRUZ VIZOLI</text:p>
          </table:table-cell>
          <table:table-cell table:formula="of:=VLOOKUP([.B24];[alunos.A$2:.B$359];2)" office:value-type="string" office:string-value="tads" calcext:value-type="string">
            <text:p>tads</text:p>
          </table:table-cell>
          <table:table-cell table:formula="of:=VLOOKUP([.B24];['set-2019'.A$2:.C$201];1)" office:value-type="string" office:string-value="DANIEL ALVES" calcext:value-type="string">
            <text:p>DANIEL ALVES</text:p>
          </table:table-cell>
          <table:table-cell table:formula="of:=VLOOKUP([.B24];['jun-2019'.A$2:.C$201];1)" office:value-type="string" office:string-value="BRUNO LUIZ REINICKE" calcext:value-type="string">
            <text:p>BRUNO LUIZ REINICKE</text:p>
          </table:table-cell>
          <table:table-cell table:formula="of:=IF([.B24]=[.D24];IF([.D24]=[.E24];&quot;ok&quot;;&quot;&quot;);&quot;&quot;)">
            <text:p/>
          </table:table-cell>
          <table:table-cell table:formula="of:=IF([.F24]=&quot;ok&quot;;VLOOKUP([.B24];['set-2019'.A$1:.D$44];4);&quot;?&quot;)" office:value-type="string" office:string-value="?" calcext:value-type="string">
            <text:p>?</text:p>
          </table:table-cell>
          <table:table-cell table:formula="of:=IF([.F24]=&quot;ok&quot;;VLOOKUP([.B24];['jun-2019'.A$2:.D$44];4);&quot;?&quot;)" office:value-type="string" office:string-value="?" calcext:value-type="string">
            <text:p>?</text:p>
          </table:table-cell>
          <table:table-cell table:formula="of:=IF([.H24]=[.G24];&quot;&quot;;&quot;!!!!!!!!!!&quot;)">
            <text:p/>
          </table:table-cell>
          <table:table-cell table:formula="of:=VLOOKUP([.B24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NIEL SASSE ULLOA</text:p>
          </table:table-cell>
          <table:table-cell table:formula="of:=VLOOKUP([.B25];[alunos.A$2:.B$359];2)" office:value-type="string" office:string-value="tads" calcext:value-type="string">
            <text:p>tads</text:p>
          </table:table-cell>
          <table:table-cell table:formula="of:=VLOOKUP([.B25];['set-2019'.A$2:.C$201];1)" office:value-type="string" office:string-value="DANIEL MAURICIO JANSEN" calcext:value-type="string">
            <text:p>DANIEL MAURICIO JANSEN</text:p>
          </table:table-cell>
          <table:table-cell table:formula="of:=VLOOKUP([.B25];['jun-2019'.A$2:.C$201];1)" office:value-type="string" office:string-value="BRUNO LUIZ REINICKE" calcext:value-type="string">
            <text:p>BRUNO LUIZ REINICKE</text:p>
          </table:table-cell>
          <table:table-cell table:formula="of:=IF([.B25]=[.D25];IF([.D25]=[.E25];&quot;ok&quot;;&quot;&quot;);&quot;&quot;)">
            <text:p/>
          </table:table-cell>
          <table:table-cell table:formula="of:=IF([.F25]=&quot;ok&quot;;VLOOKUP([.B25];['set-2019'.A$1:.D$44];4);&quot;?&quot;)" office:value-type="string" office:string-value="?" calcext:value-type="string">
            <text:p>?</text:p>
          </table:table-cell>
          <table:table-cell table:formula="of:=IF([.F25]=&quot;ok&quot;;VLOOKUP([.B25];['jun-2019'.A$2:.D$44];4);&quot;?&quot;)" office:value-type="string" office:string-value="?" calcext:value-type="string">
            <text:p>?</text:p>
          </table:table-cell>
          <table:table-cell table:formula="of:=IF([.H25]=[.G25];&quot;&quot;;&quot;!!!!!!!!!!&quot;)">
            <text:p/>
          </table:table-cell>
          <table:table-cell table:formula="of:=VLOOKUP([.B25];['set-2019'.A$2:.C$201];2)" office:value-type="string" office:string-value="https://www.linkedin.com/in/daniel-jansen-9a451815a/" calcext:value-type="string">
            <text:p>https://www.linkedin.com/in/daniel-jansen-9a451815a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IZE DAIANI PEREIRA</text:p>
          </table:table-cell>
          <table:table-cell table:formula="of:=VLOOKUP([.B26];[alunos.A$2:.B$359];2)" office:value-type="string" office:string-value="tads" calcext:value-type="string">
            <text:p>tads</text:p>
          </table:table-cell>
          <table:table-cell table:formula="of:=VLOOKUP([.B26];['set-2019'.A$2:.C$201];1)" office:value-type="string" office:string-value="DANIEL MAURICIO JANSEN" calcext:value-type="string">
            <text:p>DANIEL MAURICIO JANSEN</text:p>
          </table:table-cell>
          <table:table-cell table:formula="of:=VLOOKUP([.B26];['jun-2019'.A$2:.C$201];1)" office:value-type="string" office:string-value="BRUNO LUIZ REINICKE" calcext:value-type="string">
            <text:p>BRUNO LUIZ REINICKE</text:p>
          </table:table-cell>
          <table:table-cell table:formula="of:=IF([.B26]=[.D26];IF([.D26]=[.E26];&quot;ok&quot;;&quot;&quot;);&quot;&quot;)">
            <text:p/>
          </table:table-cell>
          <table:table-cell table:formula="of:=IF([.F26]=&quot;ok&quot;;VLOOKUP([.B26];['set-2019'.A$1:.D$44];4);&quot;?&quot;)" office:value-type="string" office:string-value="?" calcext:value-type="string">
            <text:p>?</text:p>
          </table:table-cell>
          <table:table-cell table:formula="of:=IF([.F26]=&quot;ok&quot;;VLOOKUP([.B26];['jun-2019'.A$2:.D$44];4);&quot;?&quot;)" office:value-type="string" office:string-value="?" calcext:value-type="string">
            <text:p>?</text:p>
          </table:table-cell>
          <table:table-cell table:formula="of:=IF([.H26]=[.G26];&quot;&quot;;&quot;!!!!!!!!!!&quot;)">
            <text:p/>
          </table:table-cell>
          <table:table-cell table:formula="of:=VLOOKUP([.B26];['set-2019'.A$2:.C$201];2)" office:value-type="string" office:string-value="https://www.linkedin.com/in/daniel-jansen-9a451815a/" calcext:value-type="string">
            <text:p>https://www.linkedin.com/in/daniel-jansen-9a451815a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JAIR BAIRROS OLIVEIRA JUNIOR</text:p>
          </table:table-cell>
          <table:table-cell table:formula="of:=VLOOKUP([.B27];[alunos.A$2:.B$359];2)" office:value-type="string" office:string-value="tads" calcext:value-type="string">
            <text:p>tads</text:p>
          </table:table-cell>
          <table:table-cell table:formula="of:=VLOOKUP([.B27];['set-2019'.A$2:.C$201];1)" office:value-type="string" office:string-value="DANIEL MAURICIO JANSEN" calcext:value-type="string">
            <text:p>DANIEL MAURICIO JANSEN</text:p>
          </table:table-cell>
          <table:table-cell table:formula="of:=VLOOKUP([.B27];['jun-2019'.A$2:.C$201];1)" office:value-type="string" office:string-value="BRUNO LUIZ REINICKE" calcext:value-type="string">
            <text:p>BRUNO LUIZ REINICKE</text:p>
          </table:table-cell>
          <table:table-cell table:formula="of:=IF([.B27]=[.D27];IF([.D27]=[.E27];&quot;ok&quot;;&quot;&quot;);&quot;&quot;)">
            <text:p/>
          </table:table-cell>
          <table:table-cell table:formula="of:=IF([.F27]=&quot;ok&quot;;VLOOKUP([.B27];['set-2019'.A$1:.D$44];4);&quot;?&quot;)" office:value-type="string" office:string-value="?" calcext:value-type="string">
            <text:p>?</text:p>
          </table:table-cell>
          <table:table-cell table:formula="of:=IF([.F27]=&quot;ok&quot;;VLOOKUP([.B27];['jun-2019'.A$2:.D$44];4);&quot;?&quot;)" office:value-type="string" office:string-value="?" calcext:value-type="string">
            <text:p>?</text:p>
          </table:table-cell>
          <table:table-cell table:formula="of:=IF([.H27]=[.G27];&quot;&quot;;&quot;!!!!!!!!!!&quot;)">
            <text:p/>
          </table:table-cell>
          <table:table-cell table:formula="of:=VLOOKUP([.B27];['set-2019'.A$2:.C$201];2)" office:value-type="string" office:string-value="https://www.linkedin.com/in/daniel-jansen-9a451815a/" calcext:value-type="string">
            <text:p>https://www.linkedin.com/in/daniel-jansen-9a451815a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NNER LOPO</text:p>
          </table:table-cell>
          <table:table-cell table:formula="of:=VLOOKUP([.B28];[alunos.A$2:.B$359];2)" office:value-type="string" office:string-value="tads" calcext:value-type="string">
            <text:p>tads</text:p>
          </table:table-cell>
          <table:table-cell table:formula="of:=VLOOKUP([.B28];['set-2019'.A$2:.C$201];1)" office:value-type="string" office:string-value="DENNER LOPO" calcext:value-type="string">
            <text:p>DENNER LOPO</text:p>
          </table:table-cell>
          <table:table-cell table:formula="of:=VLOOKUP([.B28];['jun-2019'.A$2:.C$201];1)" office:value-type="string" office:string-value="DENNER LOPO" calcext:value-type="string">
            <text:p>DENNER LOPO</text:p>
          </table:table-cell>
          <table:table-cell table:formula="of:=IF([.B28]=[.D28];IF([.D28]=[.E28];&quot;ok&quot;;&quot;&quot;);&quot;&quot;)" office:value-type="string" office:string-value="ok" calcext:value-type="string">
            <text:p>ok</text:p>
          </table:table-cell>
          <table:table-cell table:formula="of:=IF([.F28]=&quot;ok&quot;;VLOOKUP([.B28];['set-2019'.A$1:.D$44];4);&quot;?&quot;)" office:value-type="string" office:string-value="Philips Clinical Informatics" calcext:value-type="string">
            <text:p>Philips Clinical Informatics</text:p>
          </table:table-cell>
          <table:table-cell table:formula="of:=IF([.F28]=&quot;ok&quot;;VLOOKUP([.B28];['jun-2019'.A$2:.D$44];4);&quot;?&quot;)" office:value-type="string" office:string-value="Philips Clinical Informatics" calcext:value-type="string">
            <text:p>Philips Clinical Informatics</text:p>
          </table:table-cell>
          <table:table-cell table:formula="of:=IF([.H28]=[.G28];&quot;&quot;;&quot;!!!!!!!!!!&quot;)">
            <text:p/>
          </table:table-cell>
          <table:table-cell table:formula="of:=VLOOKUP([.B28];['set-2019'.A$2:.C$201];2)" office:value-type="string" office:string-value="https://www.linkedin.com/in/denner-lopo-4ba52714a/" calcext:value-type="string">
            <text:p>https://www.linkedin.com/in/denner-lopo-4ba52714a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HENNIFI HENDIL NUNES SALES</text:p>
          </table:table-cell>
          <table:table-cell table:formula="of:=VLOOKUP([.B29];[alunos.A$2:.B$359];2)" office:value-type="string" office:string-value="tads" calcext:value-type="string">
            <text:p>tads</text:p>
          </table:table-cell>
          <table:table-cell table:formula="of:=VLOOKUP([.B29];['set-2019'.A$2:.C$201];1)" office:value-type="string" office:string-value="DENNER LOPO" calcext:value-type="string">
            <text:p>DENNER LOPO</text:p>
          </table:table-cell>
          <table:table-cell table:formula="of:=VLOOKUP([.B29];['jun-2019'.A$2:.C$201];1)" office:value-type="string" office:string-value="DENNER LOPO" calcext:value-type="string">
            <text:p>DENNER LOPO</text:p>
          </table:table-cell>
          <table:table-cell table:formula="of:=IF([.B29]=[.D29];IF([.D29]=[.E29];&quot;ok&quot;;&quot;&quot;);&quot;&quot;)">
            <text:p/>
          </table:table-cell>
          <table:table-cell table:formula="of:=IF([.F29]=&quot;ok&quot;;VLOOKUP([.B29];['set-2019'.A$1:.D$44];4);&quot;?&quot;)" office:value-type="string" office:string-value="?" calcext:value-type="string">
            <text:p>?</text:p>
          </table:table-cell>
          <table:table-cell table:formula="of:=IF([.F29]=&quot;ok&quot;;VLOOKUP([.B29];['jun-2019'.A$2:.D$44];4);&quot;?&quot;)" office:value-type="string" office:string-value="?" calcext:value-type="string">
            <text:p>?</text:p>
          </table:table-cell>
          <table:table-cell table:formula="of:=IF([.H29]=[.G29];&quot;&quot;;&quot;!!!!!!!!!!&quot;)">
            <text:p/>
          </table:table-cell>
          <table:table-cell table:formula="of:=VLOOKUP([.B29];['set-2019'.A$2:.C$201];2)" office:value-type="string" office:string-value="https://www.linkedin.com/in/denner-lopo-4ba52714a/" calcext:value-type="string">
            <text:p>https://www.linkedin.com/in/denner-lopo-4ba52714a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EGO ARMANDO CACILHA</text:p>
          </table:table-cell>
          <table:table-cell table:formula="of:=VLOOKUP([.B30];[alunos.A$2:.B$359];2)" office:value-type="string" office:string-value="tads" calcext:value-type="string">
            <text:p>tads</text:p>
          </table:table-cell>
          <table:table-cell table:formula="of:=VLOOKUP([.B30];['set-2019'.A$2:.C$201];1)" office:value-type="string" office:string-value="DIEGO ARMANDO CACILHA" calcext:value-type="string">
            <text:p>DIEGO ARMANDO CACILHA</text:p>
          </table:table-cell>
          <table:table-cell table:formula="of:=VLOOKUP([.B30];['jun-2019'.A$2:.C$201];1)" office:value-type="string" office:string-value="DIEGO ARMANDO CACILHA" calcext:value-type="string">
            <text:p>DIEGO ARMANDO CACILHA</text:p>
          </table:table-cell>
          <table:table-cell table:formula="of:=IF([.B30]=[.D30];IF([.D30]=[.E30];&quot;ok&quot;;&quot;&quot;);&quot;&quot;)" office:value-type="string" office:string-value="ok" calcext:value-type="string">
            <text:p>ok</text:p>
          </table:table-cell>
          <table:table-cell table:formula="of:=IF([.F30]=&quot;ok&quot;;VLOOKUP([.B30];['set-2019'.A$1:.D$44];4);&quot;?&quot;)" office:value-type="string" office:string-value="Senior Sistemas" calcext:value-type="string">
            <text:p>Senior Sistemas</text:p>
          </table:table-cell>
          <table:table-cell table:formula="of:=IF([.F30]=&quot;ok&quot;;VLOOKUP([.B30];['jun-2019'.A$2:.D$44];4);&quot;?&quot;)" office:value-type="string" office:string-value="Senior Sistemas" calcext:value-type="string">
            <text:p>Senior Sistemas</text:p>
          </table:table-cell>
          <table:table-cell table:formula="of:=IF([.H30]=[.G30];&quot;&quot;;&quot;!!!!!!!!!!&quot;)">
            <text:p/>
          </table:table-cell>
          <table:table-cell table:formula="of:=VLOOKUP([.B30];['set-2019'.A$2:.C$201];2)" office:value-type="string" office:string-value="https://www.linkedin.com/in/diego-armando-cacilha-885377171/" calcext:value-type="string">
            <text:p>https://www.linkedin.com/in/diego-armando-cacilha-885377171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EGO LEON DOS SANTOS</text:p>
          </table:table-cell>
          <table:table-cell table:formula="of:=VLOOKUP([.B31];[alunos.A$2:.B$359];2)" office:value-type="string" office:string-value="tads" calcext:value-type="string">
            <text:p>tads</text:p>
          </table:table-cell>
          <table:table-cell table:formula="of:=VLOOKUP([.B31];['set-2019'.A$2:.C$201];1)" office:value-type="string" office:string-value="DIEGO ARMANDO CACILHA" calcext:value-type="string">
            <text:p>DIEGO ARMANDO CACILHA</text:p>
          </table:table-cell>
          <table:table-cell table:formula="of:=VLOOKUP([.B31];['jun-2019'.A$2:.C$201];1)" office:value-type="string" office:string-value="DIEGO ARMANDO CACILHA" calcext:value-type="string">
            <text:p>DIEGO ARMANDO CACILHA</text:p>
          </table:table-cell>
          <table:table-cell table:formula="of:=IF([.B31]=[.D31];IF([.D31]=[.E31];&quot;ok&quot;;&quot;&quot;);&quot;&quot;)">
            <text:p/>
          </table:table-cell>
          <table:table-cell table:formula="of:=IF([.F31]=&quot;ok&quot;;VLOOKUP([.B31];['set-2019'.A$1:.D$44];4);&quot;?&quot;)" office:value-type="string" office:string-value="?" calcext:value-type="string">
            <text:p>?</text:p>
          </table:table-cell>
          <table:table-cell table:formula="of:=IF([.F31]=&quot;ok&quot;;VLOOKUP([.B31];['jun-2019'.A$2:.D$44];4);&quot;?&quot;)" office:value-type="string" office:string-value="?" calcext:value-type="string">
            <text:p>?</text:p>
          </table:table-cell>
          <table:table-cell table:formula="of:=IF([.H31]=[.G31];&quot;&quot;;&quot;!!!!!!!!!!&quot;)">
            <text:p/>
          </table:table-cell>
          <table:table-cell table:formula="of:=VLOOKUP([.B31];['set-2019'.A$2:.C$201];2)" office:value-type="string" office:string-value="https://www.linkedin.com/in/diego-armando-cacilha-885377171/" calcext:value-type="string">
            <text:p>https://www.linkedin.com/in/diego-armando-cacilha-885377171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DUARDO KRAMBECK DA MOTTA SOARES</text:p>
          </table:table-cell>
          <table:table-cell table:formula="of:=VLOOKUP([.B32];[alunos.A$2:.B$359];2)" office:value-type="string" office:string-value="tads" calcext:value-type="string">
            <text:p>tads</text:p>
          </table:table-cell>
          <table:table-cell table:formula="of:=VLOOKUP([.B32];['set-2019'.A$2:.C$201];1)" office:value-type="string" office:string-value="EDUARDA PAGLIOSA OLIVEIRA" calcext:value-type="string">
            <text:p>EDUARDA PAGLIOSA OLIVEIRA</text:p>
          </table:table-cell>
          <table:table-cell table:formula="of:=VLOOKUP([.B32];['jun-2019'.A$2:.C$201];1)" office:value-type="string" office:string-value="DIEGO ARMANDO CACILHA" calcext:value-type="string">
            <text:p>DIEGO ARMANDO CACILHA</text:p>
          </table:table-cell>
          <table:table-cell table:formula="of:=IF([.B32]=[.D32];IF([.D32]=[.E32];&quot;ok&quot;;&quot;&quot;);&quot;&quot;)">
            <text:p/>
          </table:table-cell>
          <table:table-cell table:formula="of:=IF([.F32]=&quot;ok&quot;;VLOOKUP([.B32];['set-2019'.A$1:.D$44];4);&quot;?&quot;)" office:value-type="string" office:string-value="?" calcext:value-type="string">
            <text:p>?</text:p>
          </table:table-cell>
          <table:table-cell table:formula="of:=IF([.F32]=&quot;ok&quot;;VLOOKUP([.B32];['jun-2019'.A$2:.D$44];4);&quot;?&quot;)" office:value-type="string" office:string-value="?" calcext:value-type="string">
            <text:p>?</text:p>
          </table:table-cell>
          <table:table-cell table:formula="of:=IF([.H32]=[.G32];&quot;&quot;;&quot;!!!!!!!!!!&quot;)">
            <text:p/>
          </table:table-cell>
          <table:table-cell table:formula="of:=VLOOKUP([.B32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DUARDO KUSTER</text:p>
          </table:table-cell>
          <table:table-cell table:formula="of:=VLOOKUP([.B33];[alunos.A$2:.B$359];2)" office:value-type="string" office:string-value="tads" calcext:value-type="string">
            <text:p>tads</text:p>
          </table:table-cell>
          <table:table-cell table:formula="of:=VLOOKUP([.B33];['set-2019'.A$2:.C$201];1)" office:value-type="string" office:string-value="EDUARDO KUSTER" calcext:value-type="string">
            <text:p>EDUARDO KUSTER</text:p>
          </table:table-cell>
          <table:table-cell table:formula="of:=VLOOKUP([.B33];['jun-2019'.A$2:.C$201];1)" office:value-type="string" office:string-value="EDUARDO KUSTER" calcext:value-type="string">
            <text:p>EDUARDO KUSTER</text:p>
          </table:table-cell>
          <table:table-cell table:formula="of:=IF([.B33]=[.D33];IF([.D33]=[.E33];&quot;ok&quot;;&quot;&quot;);&quot;&quot;)" office:value-type="string" office:string-value="ok" calcext:value-type="string">
            <text:p>ok</text:p>
          </table:table-cell>
          <table:table-cell table:formula="of:=IF([.F33]=&quot;ok&quot;;VLOOKUP([.B33];['set-2019'.A$1:.D$44];4);&quot;?&quot;)" office:value-type="string" office:string-value="UFES - Universidade Federal do Espírito Santo " calcext:value-type="string">
            <text:p>UFES - Universidade Federal do Espírito Santo </text:p>
          </table:table-cell>
          <table:table-cell table:formula="of:=IF([.F33]=&quot;ok&quot;;VLOOKUP([.B33];['jun-2019'.A$2:.D$44];4);&quot;?&quot;)" office:value-type="string" office:string-value="UFES - Universidade Federal do Espírito Santo " calcext:value-type="string">
            <text:p>UFES - Universidade Federal do Espírito Santo </text:p>
          </table:table-cell>
          <table:table-cell table:formula="of:=IF([.H33]=[.G33];&quot;&quot;;&quot;!!!!!!!!!!&quot;)">
            <text:p/>
          </table:table-cell>
          <table:table-cell table:formula="of:=VLOOKUP([.B33];['set-2019'.A$2:.C$201];2)" office:value-type="string" office:string-value="https://www.linkedin.com/in/eduardo-kuster-pinto-9863a273/" calcext:value-type="string">
            <text:p>https://www.linkedin.com/in/eduardo-kuster-pinto-9863a273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LIAS ANDRE REIS DOS SANTOS</text:p>
          </table:table-cell>
          <table:table-cell table:formula="of:=VLOOKUP([.B34];[alunos.A$2:.B$359];2)" office:value-type="string" office:string-value="tads" calcext:value-type="string">
            <text:p>tads</text:p>
          </table:table-cell>
          <table:table-cell table:formula="of:=VLOOKUP([.B34];['set-2019'.A$2:.C$201];1)" office:value-type="string" office:string-value="EDUARDO KUSTER" calcext:value-type="string">
            <text:p>EDUARDO KUSTER</text:p>
          </table:table-cell>
          <table:table-cell table:formula="of:=VLOOKUP([.B34];['jun-2019'.A$2:.C$201];1)" office:value-type="string" office:string-value="EDUARDO KUSTER" calcext:value-type="string">
            <text:p>EDUARDO KUSTER</text:p>
          </table:table-cell>
          <table:table-cell table:formula="of:=IF([.B34]=[.D34];IF([.D34]=[.E34];&quot;ok&quot;;&quot;&quot;);&quot;&quot;)">
            <text:p/>
          </table:table-cell>
          <table:table-cell table:formula="of:=IF([.F34]=&quot;ok&quot;;VLOOKUP([.B34];['set-2019'.A$1:.D$44];4);&quot;?&quot;)" office:value-type="string" office:string-value="?" calcext:value-type="string">
            <text:p>?</text:p>
          </table:table-cell>
          <table:table-cell table:formula="of:=IF([.F34]=&quot;ok&quot;;VLOOKUP([.B34];['jun-2019'.A$2:.D$44];4);&quot;?&quot;)" office:value-type="string" office:string-value="?" calcext:value-type="string">
            <text:p>?</text:p>
          </table:table-cell>
          <table:table-cell table:formula="of:=IF([.H34]=[.G34];&quot;&quot;;&quot;!!!!!!!!!!&quot;)">
            <text:p/>
          </table:table-cell>
          <table:table-cell table:formula="of:=VLOOKUP([.B34];['set-2019'.A$2:.C$201];2)" office:value-type="string" office:string-value="https://www.linkedin.com/in/eduardo-kuster-pinto-9863a273/" calcext:value-type="string">
            <text:p>https://www.linkedin.com/in/eduardo-kuster-pinto-9863a273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LIEL GENUINO DA SILVA</text:p>
          </table:table-cell>
          <table:table-cell table:formula="of:=VLOOKUP([.B35];[alunos.A$2:.B$359];2)" office:value-type="string" office:string-value="tads" calcext:value-type="string">
            <text:p>tads</text:p>
          </table:table-cell>
          <table:table-cell table:formula="of:=VLOOKUP([.B35];['set-2019'.A$2:.C$201];1)" office:value-type="string" office:string-value="ELIEL GENUINO DA SILVA" calcext:value-type="string">
            <text:p>ELIEL GENUINO DA SILVA</text:p>
          </table:table-cell>
          <table:table-cell table:formula="of:=VLOOKUP([.B35];['jun-2019'.A$2:.C$201];1)" office:value-type="string" office:string-value="ELIEL GENUINO DA SILVA" calcext:value-type="string">
            <text:p>ELIEL GENUINO DA SILVA</text:p>
          </table:table-cell>
          <table:table-cell table:formula="of:=IF([.B35]=[.D35];IF([.D35]=[.E35];&quot;ok&quot;;&quot;&quot;);&quot;&quot;)" office:value-type="string" office:string-value="ok" calcext:value-type="string">
            <text:p>ok</text:p>
          </table:table-cell>
          <table:table-cell table:formula="of:=IF([.F35]=&quot;ok&quot;;VLOOKUP([.B35];['set-2019'.A$1:.D$44];4);&quot;?&quot;)" office:value-type="string" office:string-value="ONA Engenharia S/A." calcext:value-type="string">
            <text:p>ONA Engenharia S/A.</text:p>
          </table:table-cell>
          <table:table-cell table:formula="of:=IF([.F35]=&quot;ok&quot;;VLOOKUP([.B35];['jun-2019'.A$2:.D$44];4);&quot;?&quot;)" office:value-type="string" office:string-value="ONA Engenharia S/A." calcext:value-type="string">
            <text:p>ONA Engenharia S/A.</text:p>
          </table:table-cell>
          <table:table-cell table:formula="of:=IF([.H35]=[.G35];&quot;&quot;;&quot;!!!!!!!!!!&quot;)">
            <text:p/>
          </table:table-cell>
          <table:table-cell table:formula="of:=VLOOKUP([.B35];['set-2019'.A$2:.C$201];2)" office:value-type="string" office:string-value="https://www.linkedin.com/in/eliel-genuino-da-silva-7139473a/" calcext:value-type="string">
            <text:p>https://www.linkedin.com/in/eliel-genuino-da-silva-7139473a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RICK EDUARDO BARON</text:p>
          </table:table-cell>
          <table:table-cell table:formula="of:=VLOOKUP([.B36];[alunos.A$2:.B$359];2)" office:value-type="string" office:string-value="tads" calcext:value-type="string">
            <text:p>tads</text:p>
          </table:table-cell>
          <table:table-cell table:formula="of:=VLOOKUP([.B36];['set-2019'.A$2:.C$201];1)" office:value-type="string" office:string-value="ELIEL GENUINO DA SILVA" calcext:value-type="string">
            <text:p>ELIEL GENUINO DA SILVA</text:p>
          </table:table-cell>
          <table:table-cell table:formula="of:=VLOOKUP([.B36];['jun-2019'.A$2:.C$201];1)" office:value-type="string" office:string-value="ELIEL GENUINO DA SILVA" calcext:value-type="string">
            <text:p>ELIEL GENUINO DA SILVA</text:p>
          </table:table-cell>
          <table:table-cell table:formula="of:=IF([.B36]=[.D36];IF([.D36]=[.E36];&quot;ok&quot;;&quot;&quot;);&quot;&quot;)">
            <text:p/>
          </table:table-cell>
          <table:table-cell table:formula="of:=IF([.F36]=&quot;ok&quot;;VLOOKUP([.B36];['set-2019'.A$1:.D$44];4);&quot;?&quot;)" office:value-type="string" office:string-value="?" calcext:value-type="string">
            <text:p>?</text:p>
          </table:table-cell>
          <table:table-cell table:formula="of:=IF([.F36]=&quot;ok&quot;;VLOOKUP([.B36];['jun-2019'.A$2:.D$44];4);&quot;?&quot;)" office:value-type="string" office:string-value="?" calcext:value-type="string">
            <text:p>?</text:p>
          </table:table-cell>
          <table:table-cell table:formula="of:=IF([.H36]=[.G36];&quot;&quot;;&quot;!!!!!!!!!!&quot;)">
            <text:p/>
          </table:table-cell>
          <table:table-cell table:formula="of:=VLOOKUP([.B36];['set-2019'.A$2:.C$201];2)" office:value-type="string" office:string-value="https://www.linkedin.com/in/eliel-genuino-da-silva-7139473a/" calcext:value-type="string">
            <text:p>https://www.linkedin.com/in/eliel-genuino-da-silva-7139473a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ELIPE KAUE ISOPPO</text:p>
          </table:table-cell>
          <table:table-cell table:formula="of:=VLOOKUP([.B37];[alunos.A$2:.B$359];2)" office:value-type="string" office:string-value="tads" calcext:value-type="string">
            <text:p>tads</text:p>
          </table:table-cell>
          <table:table-cell table:formula="of:=VLOOKUP([.B37];['set-2019'.A$2:.C$201];1)" office:value-type="string" office:string-value="FELIPE KAUE ISOPPO" calcext:value-type="string">
            <text:p>FELIPE KAUE ISOPPO</text:p>
          </table:table-cell>
          <table:table-cell table:formula="of:=VLOOKUP([.B37];['jun-2019'.A$2:.C$201];1)" office:value-type="string" office:string-value="FELIPE KAUE ISOPPO" calcext:value-type="string">
            <text:p>FELIPE KAUE ISOPPO</text:p>
          </table:table-cell>
          <table:table-cell table:formula="of:=IF([.B37]=[.D37];IF([.D37]=[.E37];&quot;ok&quot;;&quot;&quot;);&quot;&quot;)" office:value-type="string" office:string-value="ok" calcext:value-type="string">
            <text:p>ok</text:p>
          </table:table-cell>
          <table:table-cell table:formula="of:=IF([.F37]=&quot;ok&quot;;VLOOKUP([.B37];['set-2019'.A$1:.D$44];4);&quot;?&quot;)" office:value-type="string" office:string-value="Estre Ambiental" calcext:value-type="string">
            <text:p>Estre Ambiental</text:p>
          </table:table-cell>
          <table:table-cell table:formula="of:=IF([.F37]=&quot;ok&quot;;VLOOKUP([.B37];['jun-2019'.A$2:.D$44];4);&quot;?&quot;)" office:value-type="string" office:string-value="Petrobras" calcext:value-type="string">
            <text:p>Petrobras</text:p>
          </table:table-cell>
          <table:table-cell table:formula="of:=IF([.H37]=[.G37];&quot;&quot;;&quot;!!!!!!!!!!&quot;)" office:value-type="string" office:string-value="!!!!!!!!!!" calcext:value-type="string">
            <text:p>!!!!!!!!!!</text:p>
          </table:table-cell>
          <table:table-cell table:formula="of:=VLOOKUP([.B37];['set-2019'.A$2:.C$201];2)" office:value-type="string" office:string-value="https://www.linkedin.com/in/felipeisoppo/" calcext:value-type="string">
            <text:p>https://www.linkedin.com/in/felipeisoppo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ELIPE MILARY DE SOUSA DIAS</text:p>
          </table:table-cell>
          <table:table-cell table:formula="of:=VLOOKUP([.B38];[alunos.A$2:.B$359];2)" office:value-type="string" office:string-value="tads" calcext:value-type="string">
            <text:p>tads</text:p>
          </table:table-cell>
          <table:table-cell table:formula="of:=VLOOKUP([.B38];['set-2019'.A$2:.C$201];1)" office:value-type="string" office:string-value="FELIPE KRUEGER" calcext:value-type="string">
            <text:p>FELIPE KRUEGER</text:p>
          </table:table-cell>
          <table:table-cell table:formula="of:=VLOOKUP([.B38];['jun-2019'.A$2:.C$201];1)" office:value-type="string" office:string-value="FELIPE KAUE ISOPPO" calcext:value-type="string">
            <text:p>FELIPE KAUE ISOPPO</text:p>
          </table:table-cell>
          <table:table-cell table:formula="of:=IF([.B38]=[.D38];IF([.D38]=[.E38];&quot;ok&quot;;&quot;&quot;);&quot;&quot;)">
            <text:p/>
          </table:table-cell>
          <table:table-cell table:formula="of:=IF([.F38]=&quot;ok&quot;;VLOOKUP([.B38];['set-2019'.A$1:.D$44];4);&quot;?&quot;)" office:value-type="string" office:string-value="?" calcext:value-type="string">
            <text:p>?</text:p>
          </table:table-cell>
          <table:table-cell table:formula="of:=IF([.F38]=&quot;ok&quot;;VLOOKUP([.B38];['jun-2019'.A$2:.D$44];4);&quot;?&quot;)" office:value-type="string" office:string-value="?" calcext:value-type="string">
            <text:p>?</text:p>
          </table:table-cell>
          <table:table-cell table:formula="of:=IF([.H38]=[.G38];&quot;&quot;;&quot;!!!!!!!!!!&quot;)">
            <text:p/>
          </table:table-cell>
          <table:table-cell table:formula="of:=VLOOKUP([.B38];['set-2019'.A$2:.C$201];2)" office:value-type="string" office:string-value="https://www.linkedin.com/in/felipekrueger/" calcext:value-type="string">
            <text:p>https://www.linkedin.com/in/felipekrueger/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ERNANDO DE PAULA JUNIOR</text:p>
          </table:table-cell>
          <table:table-cell table:formula="of:=VLOOKUP([.B39];[alunos.A$2:.B$359];2)" office:value-type="string" office:string-value="tads" calcext:value-type="string">
            <text:p>tads</text:p>
          </table:table-cell>
          <table:table-cell table:formula="of:=VLOOKUP([.B39];['set-2019'.A$2:.C$201];1)" office:value-type="string" office:string-value="FELIPE KRUEGER" calcext:value-type="string">
            <text:p>FELIPE KRUEGER</text:p>
          </table:table-cell>
          <table:table-cell table:formula="of:=VLOOKUP([.B39];['jun-2019'.A$2:.C$201];1)" office:value-type="string" office:string-value="FELIPE KAUE ISOPPO" calcext:value-type="string">
            <text:p>FELIPE KAUE ISOPPO</text:p>
          </table:table-cell>
          <table:table-cell table:formula="of:=IF([.B39]=[.D39];IF([.D39]=[.E39];&quot;ok&quot;;&quot;&quot;);&quot;&quot;)">
            <text:p/>
          </table:table-cell>
          <table:table-cell table:formula="of:=IF([.F39]=&quot;ok&quot;;VLOOKUP([.B39];['set-2019'.A$1:.D$44];4);&quot;?&quot;)" office:value-type="string" office:string-value="?" calcext:value-type="string">
            <text:p>?</text:p>
          </table:table-cell>
          <table:table-cell table:formula="of:=IF([.F39]=&quot;ok&quot;;VLOOKUP([.B39];['jun-2019'.A$2:.D$44];4);&quot;?&quot;)" office:value-type="string" office:string-value="?" calcext:value-type="string">
            <text:p>?</text:p>
          </table:table-cell>
          <table:table-cell table:formula="of:=IF([.H39]=[.G39];&quot;&quot;;&quot;!!!!!!!!!!&quot;)">
            <text:p/>
          </table:table-cell>
          <table:table-cell table:formula="of:=VLOOKUP([.B39];['set-2019'.A$2:.C$201];2)" office:value-type="string" office:string-value="https://www.linkedin.com/in/felipekrueger/" calcext:value-type="string">
            <text:p>https://www.linkedin.com/in/felipekrueger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ABRIEL CORREIA</text:p>
          </table:table-cell>
          <table:table-cell table:formula="of:=VLOOKUP([.B40];[alunos.A$2:.B$359];2)" office:value-type="string" office:string-value="tads" calcext:value-type="string">
            <text:p>tads</text:p>
          </table:table-cell>
          <table:table-cell table:formula="of:=VLOOKUP([.B40];['set-2019'.A$2:.C$201];1)" office:value-type="string" office:string-value="FELIPE KRUEGER" calcext:value-type="string">
            <text:p>FELIPE KRUEGER</text:p>
          </table:table-cell>
          <table:table-cell table:formula="of:=VLOOKUP([.B40];['jun-2019'.A$2:.C$201];1)" office:value-type="string" office:string-value="FELIPE KAUE ISOPPO" calcext:value-type="string">
            <text:p>FELIPE KAUE ISOPPO</text:p>
          </table:table-cell>
          <table:table-cell table:formula="of:=IF([.B40]=[.D40];IF([.D40]=[.E40];&quot;ok&quot;;&quot;&quot;);&quot;&quot;)">
            <text:p/>
          </table:table-cell>
          <table:table-cell table:formula="of:=IF([.F40]=&quot;ok&quot;;VLOOKUP([.B40];['set-2019'.A$1:.D$44];4);&quot;?&quot;)" office:value-type="string" office:string-value="?" calcext:value-type="string">
            <text:p>?</text:p>
          </table:table-cell>
          <table:table-cell table:formula="of:=IF([.F40]=&quot;ok&quot;;VLOOKUP([.B40];['jun-2019'.A$2:.D$44];4);&quot;?&quot;)" office:value-type="string" office:string-value="?" calcext:value-type="string">
            <text:p>?</text:p>
          </table:table-cell>
          <table:table-cell table:formula="of:=IF([.H40]=[.G40];&quot;&quot;;&quot;!!!!!!!!!!&quot;)">
            <text:p/>
          </table:table-cell>
          <table:table-cell table:formula="of:=VLOOKUP([.B40];['set-2019'.A$2:.C$201];2)" office:value-type="string" office:string-value="https://www.linkedin.com/in/felipekrueger/" calcext:value-type="string">
            <text:p>https://www.linkedin.com/in/felipekrueger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BRIEL DA CONCEICAO ALMEIDA</text:p>
          </table:table-cell>
          <table:table-cell table:formula="of:=VLOOKUP([.B41];[alunos.A$2:.B$359];2)" office:value-type="string" office:string-value="tads" calcext:value-type="string">
            <text:p>tads</text:p>
          </table:table-cell>
          <table:table-cell table:formula="of:=VLOOKUP([.B41];['set-2019'.A$2:.C$201];1)" office:value-type="string" office:string-value="FELIPE KRUEGER" calcext:value-type="string">
            <text:p>FELIPE KRUEGER</text:p>
          </table:table-cell>
          <table:table-cell table:formula="of:=VLOOKUP([.B41];['jun-2019'.A$2:.C$201];1)" office:value-type="string" office:string-value="FELIPE KAUE ISOPPO" calcext:value-type="string">
            <text:p>FELIPE KAUE ISOPPO</text:p>
          </table:table-cell>
          <table:table-cell table:formula="of:=IF([.B41]=[.D41];IF([.D41]=[.E41];&quot;ok&quot;;&quot;&quot;);&quot;&quot;)">
            <text:p/>
          </table:table-cell>
          <table:table-cell table:formula="of:=IF([.F41]=&quot;ok&quot;;VLOOKUP([.B41];['set-2019'.A$1:.D$44];4);&quot;?&quot;)" office:value-type="string" office:string-value="?" calcext:value-type="string">
            <text:p>?</text:p>
          </table:table-cell>
          <table:table-cell table:formula="of:=IF([.F41]=&quot;ok&quot;;VLOOKUP([.B41];['jun-2019'.A$2:.D$44];4);&quot;?&quot;)" office:value-type="string" office:string-value="?" calcext:value-type="string">
            <text:p>?</text:p>
          </table:table-cell>
          <table:table-cell table:formula="of:=IF([.H41]=[.G41];&quot;&quot;;&quot;!!!!!!!!!!&quot;)">
            <text:p/>
          </table:table-cell>
          <table:table-cell table:formula="of:=VLOOKUP([.B41];['set-2019'.A$2:.C$201];2)" office:value-type="string" office:string-value="https://www.linkedin.com/in/felipekrueger/" calcext:value-type="string">
            <text:p>https://www.linkedin.com/in/felipekrueger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ABRIEL PEDRO KREUSCH</text:p>
          </table:table-cell>
          <table:table-cell table:formula="of:=VLOOKUP([.B42];[alunos.A$2:.B$359];2)" office:value-type="string" office:string-value="tads" calcext:value-type="string">
            <text:p>tads</text:p>
          </table:table-cell>
          <table:table-cell table:formula="of:=VLOOKUP([.B42];['set-2019'.A$2:.C$201];1)" office:value-type="string" office:string-value="GABRIEL PEDRO KREUSCH" calcext:value-type="string">
            <text:p>GABRIEL PEDRO KREUSCH</text:p>
          </table:table-cell>
          <table:table-cell table:formula="of:=VLOOKUP([.B42];['jun-2019'.A$2:.C$201];1)" office:value-type="string" office:string-value="GABRIEL PEDRO KREUSCH" calcext:value-type="string">
            <text:p>GABRIEL PEDRO KREUSCH</text:p>
          </table:table-cell>
          <table:table-cell table:formula="of:=IF([.B42]=[.D42];IF([.D42]=[.E42];&quot;ok&quot;;&quot;&quot;);&quot;&quot;)" office:value-type="string" office:string-value="ok" calcext:value-type="string">
            <text:p>ok</text:p>
          </table:table-cell>
          <table:table-cell table:formula="of:=IF([.F42]=&quot;ok&quot;;VLOOKUP([.B42];['set-2019'.A$1:.D$44];4);&quot;?&quot;)" office:value-type="string" office:string-value="Estre Ambiental" calcext:value-type="string">
            <text:p>Estre Ambiental</text:p>
          </table:table-cell>
          <table:table-cell table:formula="of:=IF([.F42]=&quot;ok&quot;;VLOOKUP([.B42];['jun-2019'.A$2:.D$44];4);&quot;?&quot;)" office:value-type="string" office:string-value="Fácil Informática Espaider" calcext:value-type="string">
            <text:p>Fácil Informática Espaider</text:p>
          </table:table-cell>
          <table:table-cell table:formula="of:=IF([.H42]=[.G42];&quot;&quot;;&quot;!!!!!!!!!!&quot;)" office:value-type="string" office:string-value="!!!!!!!!!!" calcext:value-type="string">
            <text:p>!!!!!!!!!!</text:p>
          </table:table-cell>
          <table:table-cell table:formula="of:=VLOOKUP([.B42];['set-2019'.A$2:.C$201];2)" office:value-type="string" office:string-value="https://www.linkedin.com/in/gabriel-pedro-kreusch-645049150/" calcext:value-type="string">
            <text:p>https://www.linkedin.com/in/gabriel-pedro-kreusch-645049150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EOVANI SCARDUELI</text:p>
          </table:table-cell>
          <table:table-cell table:formula="of:=VLOOKUP([.B43];[alunos.A$2:.B$359];2)" office:value-type="string" office:string-value="tads" calcext:value-type="string">
            <text:p>tads</text:p>
          </table:table-cell>
          <table:table-cell table:formula="of:=VLOOKUP([.B43];['set-2019'.A$2:.C$201];1)" office:value-type="string" office:string-value="GEOVANI SCARDUELI" calcext:value-type="string">
            <text:p>GEOVANI SCARDUELI</text:p>
          </table:table-cell>
          <table:table-cell table:formula="of:=VLOOKUP([.B43];['jun-2019'.A$2:.C$201];1)" office:value-type="string" office:string-value="GEOVANI SCARDUELI" calcext:value-type="string">
            <text:p>GEOVANI SCARDUELI</text:p>
          </table:table-cell>
          <table:table-cell table:formula="of:=IF([.B43]=[.D43];IF([.D43]=[.E43];&quot;ok&quot;;&quot;&quot;);&quot;&quot;)" office:value-type="string" office:string-value="ok" calcext:value-type="string">
            <text:p>ok</text:p>
          </table:table-cell>
          <table:table-cell table:formula="of:=IF([.F43]=&quot;ok&quot;;VLOOKUP([.B43];['set-2019'.A$1:.D$44];4);&quot;?&quot;)" office:value-type="string" office:string-value="Estre Ambiental" calcext:value-type="string">
            <text:p>Estre Ambiental</text:p>
          </table:table-cell>
          <table:table-cell table:formula="of:=IF([.F43]=&quot;ok&quot;;VLOOKUP([.B43];['jun-2019'.A$2:.D$44];4);&quot;?&quot;)" office:value-type="string" office:string-value="Philips" calcext:value-type="string">
            <text:p>Philips</text:p>
          </table:table-cell>
          <table:table-cell table:formula="of:=IF([.H43]=[.G43];&quot;&quot;;&quot;!!!!!!!!!!&quot;)" office:value-type="string" office:string-value="!!!!!!!!!!" calcext:value-type="string">
            <text:p>!!!!!!!!!!</text:p>
          </table:table-cell>
          <table:table-cell table:formula="of:=VLOOKUP([.B43];['set-2019'.A$2:.C$201];2)" office:value-type="string" office:string-value="https://www.linkedin.com/in/geovani-scardueli-30484717b/" calcext:value-type="string">
            <text:p>https://www.linkedin.com/in/geovani-scardueli-30484717b/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UILHERME EVARISTO DZIN</text:p>
          </table:table-cell>
          <table:table-cell table:formula="of:=VLOOKUP([.B44];[alunos.A$2:.B$359];2)" office:value-type="string" office:string-value="tads" calcext:value-type="string">
            <text:p>tads</text:p>
          </table:table-cell>
          <table:table-cell table:formula="of:=VLOOKUP([.B44];['set-2019'.A$2:.C$201];1)" office:value-type="string" office:string-value="GUILHERME BARTH" calcext:value-type="string">
            <text:p>GUILHERME BARTH</text:p>
          </table:table-cell>
          <table:table-cell table:formula="of:=VLOOKUP([.B44];['jun-2019'.A$2:.C$201];1)" office:value-type="string" office:string-value="GEOVANI SCARDUELI" calcext:value-type="string">
            <text:p>GEOVANI SCARDUELI</text:p>
          </table:table-cell>
          <table:table-cell table:formula="of:=IF([.B44]=[.D44];IF([.D44]=[.E44];&quot;ok&quot;;&quot;&quot;);&quot;&quot;)">
            <text:p/>
          </table:table-cell>
          <table:table-cell table:formula="of:=IF([.F44]=&quot;ok&quot;;VLOOKUP([.B44];['set-2019'.A$1:.D$44];4);&quot;?&quot;)" office:value-type="string" office:string-value="?" calcext:value-type="string">
            <text:p>?</text:p>
          </table:table-cell>
          <table:table-cell table:formula="of:=IF([.F44]=&quot;ok&quot;;VLOOKUP([.B44];['jun-2019'.A$2:.D$44];4);&quot;?&quot;)" office:value-type="string" office:string-value="?" calcext:value-type="string">
            <text:p>?</text:p>
          </table:table-cell>
          <table:table-cell table:formula="of:=IF([.H44]=[.G44];&quot;&quot;;&quot;!!!!!!!!!!&quot;)">
            <text:p/>
          </table:table-cell>
          <table:table-cell table:formula="of:=VLOOKUP([.B44];['set-2019'.A$2:.C$201];2)" office:value-type="string" office:string-value="https://www.linkedin.com/in/guilherme-barth-7a8436102/" calcext:value-type="string">
            <text:p>https://www.linkedin.com/in/guilherme-barth-7a8436102/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USTAVO STREBE</text:p>
          </table:table-cell>
          <table:table-cell table:formula="of:=VLOOKUP([.B45];[alunos.A$2:.B$359];2)" office:value-type="string" office:string-value="tads" calcext:value-type="string">
            <text:p>tads</text:p>
          </table:table-cell>
          <table:table-cell table:formula="of:=VLOOKUP([.B45];['set-2019'.A$2:.C$201];1)" office:value-type="string" office:string-value="GUSTAVO STREBE" calcext:value-type="string">
            <text:p>GUSTAVO STREBE</text:p>
          </table:table-cell>
          <table:table-cell table:formula="of:=VLOOKUP([.B45];['jun-2019'.A$2:.C$201];1)" office:value-type="string" office:string-value="GUSTAVO STREBE" calcext:value-type="string">
            <text:p>GUSTAVO STREBE</text:p>
          </table:table-cell>
          <table:table-cell table:formula="of:=IF([.B45]=[.D45];IF([.D45]=[.E45];&quot;ok&quot;;&quot;&quot;);&quot;&quot;)" office:value-type="string" office:string-value="ok" calcext:value-type="string">
            <text:p>ok</text:p>
          </table:table-cell>
          <table:table-cell table:formula="of:=IF([.F45]=&quot;ok&quot;;VLOOKUP([.B45];['set-2019'.A$1:.D$44];4);&quot;?&quot;)" office:value-type="string" office:string-value="Estre Ambiental" calcext:value-type="string">
            <text:p>Estre Ambiental</text:p>
          </table:table-cell>
          <table:table-cell table:formula="of:=IF([.F45]=&quot;ok&quot;;VLOOKUP([.B45];['jun-2019'.A$2:.D$44];4);&quot;?&quot;)" office:value-type="string" office:string-value="Senior Sistemas" calcext:value-type="string">
            <text:p>Senior Sistemas</text:p>
          </table:table-cell>
          <table:table-cell table:formula="of:=IF([.H45]=[.G45];&quot;&quot;;&quot;!!!!!!!!!!&quot;)" office:value-type="string" office:string-value="!!!!!!!!!!" calcext:value-type="string">
            <text:p>!!!!!!!!!!</text:p>
          </table:table-cell>
          <table:table-cell table:formula="of:=VLOOKUP([.B45];['set-2019'.A$2:.C$201];2)" office:value-type="string" office:string-value="https://www.linkedin.com/in/gustavo-strebe-a0961815b/" calcext:value-type="string">
            <text:p>https://www.linkedin.com/in/gustavo-strebe-a0961815b/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ENRIQUE LIMA DA COSTA PEREIRA</text:p>
          </table:table-cell>
          <table:table-cell table:formula="of:=VLOOKUP([.B46];[alunos.A$2:.B$359];2)" office:value-type="string" office:string-value="tecinfo, tads" calcext:value-type="string">
            <text:p>tecinfo, tads</text:p>
          </table:table-cell>
          <table:table-cell table:formula="of:=VLOOKUP([.B46];['set-2019'.A$2:.C$201];1)" office:value-type="string" office:string-value="HENRIQUE LIMA DA COSTA PEREIRA" calcext:value-type="string">
            <text:p>HENRIQUE LIMA DA COSTA PEREIRA</text:p>
          </table:table-cell>
          <table:table-cell table:formula="of:=VLOOKUP([.B46];['jun-2019'.A$2:.C$201];1)" office:value-type="string" office:string-value="GUSTAVO STREBE" calcext:value-type="string">
            <text:p>GUSTAVO STREBE</text:p>
          </table:table-cell>
          <table:table-cell table:formula="of:=IF([.B46]=[.D46];IF([.D46]=[.E46];&quot;ok&quot;;&quot;&quot;);&quot;&quot;)">
            <text:p/>
          </table:table-cell>
          <table:table-cell table:formula="of:=IF([.F46]=&quot;ok&quot;;VLOOKUP([.B46];['set-2019'.A$1:.D$44];4);&quot;?&quot;)" office:value-type="string" office:string-value="?" calcext:value-type="string">
            <text:p>?</text:p>
          </table:table-cell>
          <table:table-cell table:formula="of:=IF([.F46]=&quot;ok&quot;;VLOOKUP([.B46];['jun-2019'.A$2:.D$44];4);&quot;?&quot;)" office:value-type="string" office:string-value="?" calcext:value-type="string">
            <text:p>?</text:p>
          </table:table-cell>
          <table:table-cell table:formula="of:=IF([.H46]=[.G46];&quot;&quot;;&quot;!!!!!!!!!!&quot;)">
            <text:p/>
          </table:table-cell>
          <table:table-cell table:formula="of:=VLOOKUP([.B46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SABELA SCHMIDT DE OLIVEIRA</text:p>
          </table:table-cell>
          <table:table-cell table:formula="of:=VLOOKUP([.B47];[alunos.A$2:.B$359];2)" office:value-type="string" office:string-value="tads" calcext:value-type="string">
            <text:p>tads</text:p>
          </table:table-cell>
          <table:table-cell table:formula="of:=VLOOKUP([.B47];['set-2019'.A$2:.C$201];1)" office:value-type="string" office:string-value="ISABELA SCHMIDT DE OLIVEIRA" calcext:value-type="string">
            <text:p>ISABELA SCHMIDT DE OLIVEIRA</text:p>
          </table:table-cell>
          <table:table-cell table:formula="of:=VLOOKUP([.B47];['jun-2019'.A$2:.C$201];1)" office:value-type="string" office:string-value="GUSTAVO STREBE" calcext:value-type="string">
            <text:p>GUSTAVO STREBE</text:p>
          </table:table-cell>
          <table:table-cell table:formula="of:=IF([.B47]=[.D47];IF([.D47]=[.E47];&quot;ok&quot;;&quot;&quot;);&quot;&quot;)">
            <text:p/>
          </table:table-cell>
          <table:table-cell table:formula="of:=IF([.F47]=&quot;ok&quot;;VLOOKUP([.B47];['set-2019'.A$1:.D$44];4);&quot;?&quot;)" office:value-type="string" office:string-value="?" calcext:value-type="string">
            <text:p>?</text:p>
          </table:table-cell>
          <table:table-cell table:formula="of:=IF([.F47]=&quot;ok&quot;;VLOOKUP([.B47];['jun-2019'.A$2:.D$44];4);&quot;?&quot;)" office:value-type="string" office:string-value="?" calcext:value-type="string">
            <text:p>?</text:p>
          </table:table-cell>
          <table:table-cell table:formula="of:=IF([.H47]=[.G47];&quot;&quot;;&quot;!!!!!!!!!!&quot;)">
            <text:p/>
          </table:table-cell>
          <table:table-cell table:formula="of:=VLOOKUP([.B47];['set-2019'.A$2:.C$201];2)" office:value-type="string" office:string-value="https://www.linkedin.com/in/isabelaschmidt/" calcext:value-type="string">
            <text:p>https://www.linkedin.com/in/isabelaschmidt/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VANIR DEL SENT</text:p>
          </table:table-cell>
          <table:table-cell table:formula="of:=VLOOKUP([.B48];[alunos.A$2:.B$359];2)" office:value-type="string" office:string-value="tads" calcext:value-type="string">
            <text:p>tads</text:p>
          </table:table-cell>
          <table:table-cell table:formula="of:=VLOOKUP([.B48];['set-2019'.A$2:.C$201];1)" office:value-type="string" office:string-value="ISRAEL RAIZER CRUVINEL" calcext:value-type="string">
            <text:p>ISRAEL RAIZER CRUVINEL</text:p>
          </table:table-cell>
          <table:table-cell table:formula="of:=VLOOKUP([.B48];['jun-2019'.A$2:.C$201];1)" office:value-type="string" office:string-value="GUSTAVO STREBE" calcext:value-type="string">
            <text:p>GUSTAVO STREBE</text:p>
          </table:table-cell>
          <table:table-cell table:formula="of:=IF([.B48]=[.D48];IF([.D48]=[.E48];&quot;ok&quot;;&quot;&quot;);&quot;&quot;)">
            <text:p/>
          </table:table-cell>
          <table:table-cell table:formula="of:=IF([.F48]=&quot;ok&quot;;VLOOKUP([.B48];['set-2019'.A$1:.D$44];4);&quot;?&quot;)" office:value-type="string" office:string-value="?" calcext:value-type="string">
            <text:p>?</text:p>
          </table:table-cell>
          <table:table-cell table:formula="of:=IF([.F48]=&quot;ok&quot;;VLOOKUP([.B48];['jun-2019'.A$2:.D$44];4);&quot;?&quot;)" office:value-type="string" office:string-value="?" calcext:value-type="string">
            <text:p>?</text:p>
          </table:table-cell>
          <table:table-cell table:formula="of:=IF([.H48]=[.G48];&quot;&quot;;&quot;!!!!!!!!!!&quot;)">
            <text:p/>
          </table:table-cell>
          <table:table-cell table:formula="of:=VLOOKUP([.B48];['set-2019'.A$2:.C$201];2)" office:value-type="string" office:string-value="https://www.linkedin.com/in/israel-raizer-cruvinel-89a74415b/" calcext:value-type="string">
            <text:p>https://www.linkedin.com/in/israel-raizer-cruvinel-89a74415b/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EFERSON HOBUS</text:p>
          </table:table-cell>
          <table:table-cell table:formula="of:=VLOOKUP([.B49];[alunos.A$2:.B$359];2)" office:value-type="string" office:string-value="tads" calcext:value-type="string">
            <text:p>tads</text:p>
          </table:table-cell>
          <table:table-cell table:formula="of:=VLOOKUP([.B49];['set-2019'.A$2:.C$201];1)" office:value-type="string" office:string-value="JEFERSON HOBUS" calcext:value-type="string">
            <text:p>JEFERSON HOBUS</text:p>
          </table:table-cell>
          <table:table-cell table:formula="of:=VLOOKUP([.B49];['jun-2019'.A$2:.C$201];1)" office:value-type="string" office:string-value="JEFERSON HOBUS" calcext:value-type="string">
            <text:p>JEFERSON HOBUS</text:p>
          </table:table-cell>
          <table:table-cell table:formula="of:=IF([.B49]=[.D49];IF([.D49]=[.E49];&quot;ok&quot;;&quot;&quot;);&quot;&quot;)" office:value-type="string" office:string-value="ok" calcext:value-type="string">
            <text:p>ok</text:p>
          </table:table-cell>
          <table:table-cell table:formula="of:=IF([.F49]=&quot;ok&quot;;VLOOKUP([.B49];['set-2019'.A$1:.D$44];4);&quot;?&quot;)" office:value-type="string" office:string-value="Estre Ambiental" calcext:value-type="string">
            <text:p>Estre Ambiental</text:p>
          </table:table-cell>
          <table:table-cell table:formula="of:=IF([.F49]=&quot;ok&quot;;VLOOKUP([.B49];['jun-2019'.A$2:.D$44];4);&quot;?&quot;)" office:value-type="string" office:string-value="Concrem Wood" calcext:value-type="string">
            <text:p>Concrem Wood</text:p>
          </table:table-cell>
          <table:table-cell table:formula="of:=IF([.H49]=[.G49];&quot;&quot;;&quot;!!!!!!!!!!&quot;)" office:value-type="string" office:string-value="!!!!!!!!!!" calcext:value-type="string">
            <text:p>!!!!!!!!!!</text:p>
          </table:table-cell>
          <table:table-cell table:formula="of:=VLOOKUP([.B49];['set-2019'.A$2:.C$201];2)" office:value-type="string" office:string-value="https://www.linkedin.com/in/jeferson-hobus-34735095/" calcext:value-type="string">
            <text:p>https://www.linkedin.com/in/jeferson-hobus-34735095/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FFERSON NAZARIO MENDES</text:p>
          </table:table-cell>
          <table:table-cell table:formula="of:=VLOOKUP([.B50];[alunos.A$2:.B$359];2)" office:value-type="string" office:string-value="tecinfo, tads" calcext:value-type="string">
            <text:p>tecinfo, tads</text:p>
          </table:table-cell>
          <table:table-cell table:formula="of:=VLOOKUP([.B50];['set-2019'.A$2:.C$201];1)" office:value-type="string" office:string-value="JEFFERSON NAZARIO MENDES" calcext:value-type="string">
            <text:p>JEFFERSON NAZARIO MENDES</text:p>
          </table:table-cell>
          <table:table-cell table:formula="of:=VLOOKUP([.B50];['jun-2019'.A$2:.C$201];1)" office:value-type="string" office:string-value="JEFFERSON NAZARIO MENDES" calcext:value-type="string">
            <text:p>JEFFERSON NAZARIO MENDES</text:p>
          </table:table-cell>
          <table:table-cell table:formula="of:=IF([.B50]=[.D50];IF([.D50]=[.E50];&quot;ok&quot;;&quot;&quot;);&quot;&quot;)" office:value-type="string" office:string-value="ok" calcext:value-type="string">
            <text:p>ok</text:p>
          </table:table-cell>
          <table:table-cell table:formula="of:=IF([.F50]=&quot;ok&quot;;VLOOKUP([.B50];['set-2019'.A$1:.D$44];4);&quot;?&quot;)" office:value-type="string" office:string-value="Estre Ambiental" calcext:value-type="string">
            <text:p>Estre Ambiental</text:p>
          </table:table-cell>
          <table:table-cell table:formula="of:=IF([.F50]=&quot;ok&quot;;VLOOKUP([.B50];['jun-2019'.A$2:.D$44];4);&quot;?&quot;)" office:value-type="string" office:string-value="Philips" calcext:value-type="string">
            <text:p>Philips</text:p>
          </table:table-cell>
          <table:table-cell table:formula="of:=IF([.H50]=[.G50];&quot;&quot;;&quot;!!!!!!!!!!&quot;)" office:value-type="string" office:string-value="!!!!!!!!!!" calcext:value-type="string">
            <text:p>!!!!!!!!!!</text:p>
          </table:table-cell>
          <table:table-cell table:formula="of:=VLOOKUP([.B50];['set-2019'.A$2:.C$201];2)" office:value-type="string" office:string-value="https://www.linkedin.com/in/jefferson-nazario-mendes-170017158/" calcext:value-type="string">
            <text:p>https://www.linkedin.com/in/jefferson-nazario-mendes-170017158/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EFFERSON ROBERTO BUBLITZ JUNIOR</text:p>
          </table:table-cell>
          <table:table-cell table:formula="of:=VLOOKUP([.B51];[alunos.A$2:.B$359];2)" office:value-type="string" office:string-value="tads" calcext:value-type="string">
            <text:p>tads</text:p>
          </table:table-cell>
          <table:table-cell table:formula="of:=VLOOKUP([.B51];['set-2019'.A$2:.C$201];1)" office:value-type="string" office:string-value="JEFFERSON NAZARIO MENDES" calcext:value-type="string">
            <text:p>JEFFERSON NAZARIO MENDES</text:p>
          </table:table-cell>
          <table:table-cell table:formula="of:=VLOOKUP([.B51];['jun-2019'.A$2:.C$201];1)" office:value-type="string" office:string-value="JEFFERSON NAZARIO MENDES" calcext:value-type="string">
            <text:p>JEFFERSON NAZARIO MENDES</text:p>
          </table:table-cell>
          <table:table-cell table:formula="of:=IF([.B51]=[.D51];IF([.D51]=[.E51];&quot;ok&quot;;&quot;&quot;);&quot;&quot;)">
            <text:p/>
          </table:table-cell>
          <table:table-cell table:formula="of:=IF([.F51]=&quot;ok&quot;;VLOOKUP([.B51];['set-2019'.A$1:.D$44];4);&quot;?&quot;)" office:value-type="string" office:string-value="?" calcext:value-type="string">
            <text:p>?</text:p>
          </table:table-cell>
          <table:table-cell table:formula="of:=IF([.F51]=&quot;ok&quot;;VLOOKUP([.B51];['jun-2019'.A$2:.D$44];4);&quot;?&quot;)" office:value-type="string" office:string-value="?" calcext:value-type="string">
            <text:p>?</text:p>
          </table:table-cell>
          <table:table-cell table:formula="of:=IF([.H51]=[.G51];&quot;&quot;;&quot;!!!!!!!!!!&quot;)">
            <text:p/>
          </table:table-cell>
          <table:table-cell table:formula="of:=VLOOKUP([.B51];['set-2019'.A$2:.C$201];2)" office:value-type="string" office:string-value="https://www.linkedin.com/in/jefferson-nazario-mendes-170017158/" calcext:value-type="string">
            <text:p>https://www.linkedin.com/in/jefferson-nazario-mendes-170017158/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EFFERSON VEIGEL HILLEBRECHT</text:p>
          </table:table-cell>
          <table:table-cell table:formula="of:=VLOOKUP([.B52];[alunos.A$2:.B$359];2)" office:value-type="string" office:string-value="tads" calcext:value-type="string">
            <text:p>tads</text:p>
          </table:table-cell>
          <table:table-cell table:formula="of:=VLOOKUP([.B52];['set-2019'.A$2:.C$201];1)" office:value-type="string" office:string-value="JEFFERSON NAZARIO MENDES" calcext:value-type="string">
            <text:p>JEFFERSON NAZARIO MENDES</text:p>
          </table:table-cell>
          <table:table-cell table:formula="of:=VLOOKUP([.B52];['jun-2019'.A$2:.C$201];1)" office:value-type="string" office:string-value="JEFFERSON NAZARIO MENDES" calcext:value-type="string">
            <text:p>JEFFERSON NAZARIO MENDES</text:p>
          </table:table-cell>
          <table:table-cell table:formula="of:=IF([.B52]=[.D52];IF([.D52]=[.E52];&quot;ok&quot;;&quot;&quot;);&quot;&quot;)">
            <text:p/>
          </table:table-cell>
          <table:table-cell table:formula="of:=IF([.F52]=&quot;ok&quot;;VLOOKUP([.B52];['set-2019'.A$1:.D$44];4);&quot;?&quot;)" office:value-type="string" office:string-value="?" calcext:value-type="string">
            <text:p>?</text:p>
          </table:table-cell>
          <table:table-cell table:formula="of:=IF([.F52]=&quot;ok&quot;;VLOOKUP([.B52];['jun-2019'.A$2:.D$44];4);&quot;?&quot;)" office:value-type="string" office:string-value="?" calcext:value-type="string">
            <text:p>?</text:p>
          </table:table-cell>
          <table:table-cell table:formula="of:=IF([.H52]=[.G52];&quot;&quot;;&quot;!!!!!!!!!!&quot;)">
            <text:p/>
          </table:table-cell>
          <table:table-cell table:formula="of:=VLOOKUP([.B52];['set-2019'.A$2:.C$201];2)" office:value-type="string" office:string-value="https://www.linkedin.com/in/jefferson-nazario-mendes-170017158/" calcext:value-type="string">
            <text:p>https://www.linkedin.com/in/jefferson-nazario-mendes-170017158/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OAO EDUARDO MENDES CHAICOSKI</text:p>
          </table:table-cell>
          <table:table-cell table:formula="of:=VLOOKUP([.B53];[alunos.A$2:.B$359];2)" office:value-type="string" office:string-value="tads" calcext:value-type="string">
            <text:p>tads</text:p>
          </table:table-cell>
          <table:table-cell table:formula="of:=VLOOKUP([.B53];['set-2019'.A$2:.C$201];1)" office:value-type="string" office:string-value="JHULIA JANSEN" calcext:value-type="string">
            <text:p>JHULIA JANSEN</text:p>
          </table:table-cell>
          <table:table-cell table:formula="of:=VLOOKUP([.B53];['jun-2019'.A$2:.C$201];1)" office:value-type="string" office:string-value="JEFFERSON NAZARIO MENDES" calcext:value-type="string">
            <text:p>JEFFERSON NAZARIO MENDES</text:p>
          </table:table-cell>
          <table:table-cell table:formula="of:=IF([.B53]=[.D53];IF([.D53]=[.E53];&quot;ok&quot;;&quot;&quot;);&quot;&quot;)">
            <text:p/>
          </table:table-cell>
          <table:table-cell table:formula="of:=IF([.F53]=&quot;ok&quot;;VLOOKUP([.B53];['set-2019'.A$1:.D$44];4);&quot;?&quot;)" office:value-type="string" office:string-value="?" calcext:value-type="string">
            <text:p>?</text:p>
          </table:table-cell>
          <table:table-cell table:formula="of:=IF([.F53]=&quot;ok&quot;;VLOOKUP([.B53];['jun-2019'.A$2:.D$44];4);&quot;?&quot;)" office:value-type="string" office:string-value="?" calcext:value-type="string">
            <text:p>?</text:p>
          </table:table-cell>
          <table:table-cell table:formula="of:=IF([.H53]=[.G53];&quot;&quot;;&quot;!!!!!!!!!!&quot;)">
            <text:p/>
          </table:table-cell>
          <table:table-cell table:formula="of:=VLOOKUP([.B53];['set-2019'.A$2:.C$201];2)" office:value-type="string" office:string-value="https://www.linkedin.com/in/jhuliajansen/" calcext:value-type="string">
            <text:p>https://www.linkedin.com/in/jhuliajansen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OAO OTAVIO ORTIZ</text:p>
          </table:table-cell>
          <table:table-cell table:formula="of:=VLOOKUP([.B54];[alunos.A$2:.B$359];2)" office:value-type="string" office:string-value="tads" calcext:value-type="string">
            <text:p>tads</text:p>
          </table:table-cell>
          <table:table-cell table:formula="of:=VLOOKUP([.B54];['set-2019'.A$2:.C$201];1)" office:value-type="string" office:string-value="JOAO OTAVIO ORTIZ" calcext:value-type="string">
            <text:p>JOAO OTAVIO ORTIZ</text:p>
          </table:table-cell>
          <table:table-cell table:formula="of:=VLOOKUP([.B54];['jun-2019'.A$2:.C$201];1)" office:value-type="string" office:string-value="JEFFERSON NAZARIO MENDES" calcext:value-type="string">
            <text:p>JEFFERSON NAZARIO MENDES</text:p>
          </table:table-cell>
          <table:table-cell table:formula="of:=IF([.B54]=[.D54];IF([.D54]=[.E54];&quot;ok&quot;;&quot;&quot;);&quot;&quot;)">
            <text:p/>
          </table:table-cell>
          <table:table-cell table:formula="of:=IF([.F54]=&quot;ok&quot;;VLOOKUP([.B54];['set-2019'.A$1:.D$44];4);&quot;?&quot;)" office:value-type="string" office:string-value="?" calcext:value-type="string">
            <text:p>?</text:p>
          </table:table-cell>
          <table:table-cell table:formula="of:=IF([.F54]=&quot;ok&quot;;VLOOKUP([.B54];['jun-2019'.A$2:.D$44];4);&quot;?&quot;)" office:value-type="string" office:string-value="?" calcext:value-type="string">
            <text:p>?</text:p>
          </table:table-cell>
          <table:table-cell table:formula="of:=IF([.H54]=[.G54];&quot;&quot;;&quot;!!!!!!!!!!&quot;)">
            <text:p/>
          </table:table-cell>
          <table:table-cell table:formula="of:=VLOOKUP([.B54];['set-2019'.A$2:.C$201];2)" office:value-type="string" office:string-value="https://www.linkedin.com/in/jo%C3%A3o-ortiz-bnu/" calcext:value-type="string">
            <text:p>https://www.linkedin.com/in/jo%C3%A3o-ortiz-bnu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OAO PAULO INDALENCIO VEZARO</text:p>
          </table:table-cell>
          <table:table-cell table:formula="of:=VLOOKUP([.B55];[alunos.A$2:.B$359];2)" office:value-type="string" office:string-value="tads" calcext:value-type="string">
            <text:p>tads</text:p>
          </table:table-cell>
          <table:table-cell table:formula="of:=VLOOKUP([.B55];['set-2019'.A$2:.C$201];1)" office:value-type="string" office:string-value="JOAO OTAVIO ORTIZ" calcext:value-type="string">
            <text:p>JOAO OTAVIO ORTIZ</text:p>
          </table:table-cell>
          <table:table-cell table:formula="of:=VLOOKUP([.B55];['jun-2019'.A$2:.C$201];1)" office:value-type="string" office:string-value="JEFFERSON NAZARIO MENDES" calcext:value-type="string">
            <text:p>JEFFERSON NAZARIO MENDES</text:p>
          </table:table-cell>
          <table:table-cell table:formula="of:=IF([.B55]=[.D55];IF([.D55]=[.E55];&quot;ok&quot;;&quot;&quot;);&quot;&quot;)">
            <text:p/>
          </table:table-cell>
          <table:table-cell table:formula="of:=IF([.F55]=&quot;ok&quot;;VLOOKUP([.B55];['set-2019'.A$1:.D$44];4);&quot;?&quot;)" office:value-type="string" office:string-value="?" calcext:value-type="string">
            <text:p>?</text:p>
          </table:table-cell>
          <table:table-cell table:formula="of:=IF([.F55]=&quot;ok&quot;;VLOOKUP([.B55];['jun-2019'.A$2:.D$44];4);&quot;?&quot;)" office:value-type="string" office:string-value="?" calcext:value-type="string">
            <text:p>?</text:p>
          </table:table-cell>
          <table:table-cell table:formula="of:=IF([.H55]=[.G55];&quot;&quot;;&quot;!!!!!!!!!!&quot;)">
            <text:p/>
          </table:table-cell>
          <table:table-cell table:formula="of:=VLOOKUP([.B55];['set-2019'.A$2:.C$201];2)" office:value-type="string" office:string-value="https://www.linkedin.com/in/jo%C3%A3o-ortiz-bnu/" calcext:value-type="string">
            <text:p>https://www.linkedin.com/in/jo%C3%A3o-ortiz-bnu/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NAS DA SILVA STASIAK</text:p>
          </table:table-cell>
          <table:table-cell table:formula="of:=VLOOKUP([.B56];[alunos.A$2:.B$359];2)" office:value-type="string" office:string-value="tads" calcext:value-type="string">
            <text:p>tads</text:p>
          </table:table-cell>
          <table:table-cell table:formula="of:=VLOOKUP([.B56];['set-2019'.A$2:.C$201];1)" office:value-type="string" office:string-value="JOAO VITOR MULLER" calcext:value-type="string">
            <text:p>JOAO VITOR MULLER</text:p>
          </table:table-cell>
          <table:table-cell table:formula="of:=VLOOKUP([.B56];['jun-2019'.A$2:.C$201];1)" office:value-type="string" office:string-value="JEFFERSON NAZARIO MENDES" calcext:value-type="string">
            <text:p>JEFFERSON NAZARIO MENDES</text:p>
          </table:table-cell>
          <table:table-cell table:formula="of:=IF([.B56]=[.D56];IF([.D56]=[.E56];&quot;ok&quot;;&quot;&quot;);&quot;&quot;)">
            <text:p/>
          </table:table-cell>
          <table:table-cell table:formula="of:=IF([.F56]=&quot;ok&quot;;VLOOKUP([.B56];['set-2019'.A$1:.D$44];4);&quot;?&quot;)" office:value-type="string" office:string-value="?" calcext:value-type="string">
            <text:p>?</text:p>
          </table:table-cell>
          <table:table-cell table:formula="of:=IF([.F56]=&quot;ok&quot;;VLOOKUP([.B56];['jun-2019'.A$2:.D$44];4);&quot;?&quot;)" office:value-type="string" office:string-value="?" calcext:value-type="string">
            <text:p>?</text:p>
          </table:table-cell>
          <table:table-cell table:formula="of:=IF([.H56]=[.G56];&quot;&quot;;&quot;!!!!!!!!!!&quot;)">
            <text:p/>
          </table:table-cell>
          <table:table-cell table:formula="of:=VLOOKUP([.B56];['set-2019'.A$2:.C$201];2)" office:value-type="string" office:string-value="https://www.linkedin.com/in/jo%E3o-vitor-m%FCller-17936266/" calcext:value-type="string">
            <text:p>https://www.linkedin.com/in/jo%E3o-vitor-m%FCller-17936266/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ONATAS BOTELHO DA SILVA</text:p>
          </table:table-cell>
          <table:table-cell table:formula="of:=VLOOKUP([.B57];[alunos.A$2:.B$359];2)" office:value-type="string" office:string-value="tads" calcext:value-type="string">
            <text:p>tads</text:p>
          </table:table-cell>
          <table:table-cell table:formula="of:=VLOOKUP([.B57];['set-2019'.A$2:.C$201];1)" office:value-type="string" office:string-value="JOAO VITOR MULLER" calcext:value-type="string">
            <text:p>JOAO VITOR MULLER</text:p>
          </table:table-cell>
          <table:table-cell table:formula="of:=VLOOKUP([.B57];['jun-2019'.A$2:.C$201];1)" office:value-type="string" office:string-value="JEFFERSON NAZARIO MENDES" calcext:value-type="string">
            <text:p>JEFFERSON NAZARIO MENDES</text:p>
          </table:table-cell>
          <table:table-cell table:formula="of:=IF([.B57]=[.D57];IF([.D57]=[.E57];&quot;ok&quot;;&quot;&quot;);&quot;&quot;)">
            <text:p/>
          </table:table-cell>
          <table:table-cell table:formula="of:=IF([.F57]=&quot;ok&quot;;VLOOKUP([.B57];['set-2019'.A$1:.D$44];4);&quot;?&quot;)" office:value-type="string" office:string-value="?" calcext:value-type="string">
            <text:p>?</text:p>
          </table:table-cell>
          <table:table-cell table:formula="of:=IF([.F57]=&quot;ok&quot;;VLOOKUP([.B57];['jun-2019'.A$2:.D$44];4);&quot;?&quot;)" office:value-type="string" office:string-value="?" calcext:value-type="string">
            <text:p>?</text:p>
          </table:table-cell>
          <table:table-cell table:formula="of:=IF([.H57]=[.G57];&quot;&quot;;&quot;!!!!!!!!!!&quot;)">
            <text:p/>
          </table:table-cell>
          <table:table-cell table:formula="of:=VLOOKUP([.B57];['set-2019'.A$2:.C$201];2)" office:value-type="string" office:string-value="https://www.linkedin.com/in/jo%E3o-vitor-m%FCller-17936266/" calcext:value-type="string">
            <text:p>https://www.linkedin.com/in/jo%E3o-vitor-m%FCller-17936266/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SE ALEXANDRE MODESTO MOURA FREITAS</text:p>
          </table:table-cell>
          <table:table-cell table:formula="of:=VLOOKUP([.B58];[alunos.A$2:.B$359];2)" office:value-type="string" office:string-value="tads" calcext:value-type="string">
            <text:p>tads</text:p>
          </table:table-cell>
          <table:table-cell table:formula="of:=VLOOKUP([.B58];['set-2019'.A$2:.C$201];1)" office:value-type="string" office:string-value="JOAO VITOR MULLER" calcext:value-type="string">
            <text:p>JOAO VITOR MULLER</text:p>
          </table:table-cell>
          <table:table-cell table:formula="of:=VLOOKUP([.B58];['jun-2019'.A$2:.C$201];1)" office:value-type="string" office:string-value="JEFFERSON NAZARIO MENDES" calcext:value-type="string">
            <text:p>JEFFERSON NAZARIO MENDES</text:p>
          </table:table-cell>
          <table:table-cell table:formula="of:=IF([.B58]=[.D58];IF([.D58]=[.E58];&quot;ok&quot;;&quot;&quot;);&quot;&quot;)">
            <text:p/>
          </table:table-cell>
          <table:table-cell table:formula="of:=IF([.F58]=&quot;ok&quot;;VLOOKUP([.B58];['set-2019'.A$1:.D$44];4);&quot;?&quot;)" office:value-type="string" office:string-value="?" calcext:value-type="string">
            <text:p>?</text:p>
          </table:table-cell>
          <table:table-cell table:formula="of:=IF([.F58]=&quot;ok&quot;;VLOOKUP([.B58];['jun-2019'.A$2:.D$44];4);&quot;?&quot;)" office:value-type="string" office:string-value="?" calcext:value-type="string">
            <text:p>?</text:p>
          </table:table-cell>
          <table:table-cell table:formula="of:=IF([.H58]=[.G58];&quot;&quot;;&quot;!!!!!!!!!!&quot;)">
            <text:p/>
          </table:table-cell>
          <table:table-cell table:formula="of:=VLOOKUP([.B58];['set-2019'.A$2:.C$201];2)" office:value-type="string" office:string-value="https://www.linkedin.com/in/jo%E3o-vitor-m%FCller-17936266/" calcext:value-type="string">
            <text:p>https://www.linkedin.com/in/jo%E3o-vitor-m%FCller-17936266/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UVENS ST LOUIS</text:p>
          </table:table-cell>
          <table:table-cell table:formula="of:=VLOOKUP([.B59];[alunos.A$2:.B$359];2)" office:value-type="string" office:string-value="tecinfo, tads" calcext:value-type="string">
            <text:p>tecinfo, tads</text:p>
          </table:table-cell>
          <table:table-cell table:formula="of:=VLOOKUP([.B59];['set-2019'.A$2:.C$201];1)" office:value-type="string" office:string-value="JUVENS ST LOUIS" calcext:value-type="string">
            <text:p>JUVENS ST LOUIS</text:p>
          </table:table-cell>
          <table:table-cell table:formula="of:=VLOOKUP([.B59];['jun-2019'.A$2:.C$201];1)" office:value-type="string" office:string-value="JEFFERSON NAZARIO MENDES" calcext:value-type="string">
            <text:p>JEFFERSON NAZARIO MENDES</text:p>
          </table:table-cell>
          <table:table-cell table:formula="of:=IF([.B59]=[.D59];IF([.D59]=[.E59];&quot;ok&quot;;&quot;&quot;);&quot;&quot;)">
            <text:p/>
          </table:table-cell>
          <table:table-cell table:formula="of:=IF([.F59]=&quot;ok&quot;;VLOOKUP([.B59];['set-2019'.A$1:.D$44];4);&quot;?&quot;)" office:value-type="string" office:string-value="?" calcext:value-type="string">
            <text:p>?</text:p>
          </table:table-cell>
          <table:table-cell table:formula="of:=IF([.F59]=&quot;ok&quot;;VLOOKUP([.B59];['jun-2019'.A$2:.D$44];4);&quot;?&quot;)" office:value-type="string" office:string-value="?" calcext:value-type="string">
            <text:p>?</text:p>
          </table:table-cell>
          <table:table-cell table:formula="of:=IF([.H59]=[.G59];&quot;&quot;;&quot;!!!!!!!!!!&quot;)">
            <text:p/>
          </table:table-cell>
          <table:table-cell table:formula="of:=VLOOKUP([.B59];['set-2019'.A$2:.C$201];2)" office:value-type="string" office:string-value="https://www.linkedin.com/in/brunaferreira/" calcext:value-type="string">
            <text:p>https://www.linkedin.com/in/brunaferreira/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ATIA MARIANE HECKMANN</text:p>
          </table:table-cell>
          <table:table-cell table:formula="of:=VLOOKUP([.B60];[alunos.A$2:.B$359];2)" office:value-type="string" office:string-value="tads" calcext:value-type="string">
            <text:p>tads</text:p>
          </table:table-cell>
          <table:table-cell table:formula="of:=VLOOKUP([.B60];['set-2019'.A$2:.C$201];1)" office:value-type="string" office:string-value="JUVENS ST LOUIS" calcext:value-type="string">
            <text:p>JUVENS ST LOUIS</text:p>
          </table:table-cell>
          <table:table-cell table:formula="of:=VLOOKUP([.B60];['jun-2019'.A$2:.C$201];1)" office:value-type="string" office:string-value="JEFFERSON NAZARIO MENDES" calcext:value-type="string">
            <text:p>JEFFERSON NAZARIO MENDES</text:p>
          </table:table-cell>
          <table:table-cell table:formula="of:=IF([.B60]=[.D60];IF([.D60]=[.E60];&quot;ok&quot;;&quot;&quot;);&quot;&quot;)">
            <text:p/>
          </table:table-cell>
          <table:table-cell table:formula="of:=IF([.F60]=&quot;ok&quot;;VLOOKUP([.B60];['set-2019'.A$1:.D$44];4);&quot;?&quot;)" office:value-type="string" office:string-value="?" calcext:value-type="string">
            <text:p>?</text:p>
          </table:table-cell>
          <table:table-cell table:formula="of:=IF([.F60]=&quot;ok&quot;;VLOOKUP([.B60];['jun-2019'.A$2:.D$44];4);&quot;?&quot;)" office:value-type="string" office:string-value="?" calcext:value-type="string">
            <text:p>?</text:p>
          </table:table-cell>
          <table:table-cell table:formula="of:=IF([.H60]=[.G60];&quot;&quot;;&quot;!!!!!!!!!!&quot;)">
            <text:p/>
          </table:table-cell>
          <table:table-cell table:formula="of:=VLOOKUP([.B60];['set-2019'.A$2:.C$201];2)" office:value-type="string" office:string-value="https://www.linkedin.com/in/brunaferreira/" calcext:value-type="string">
            <text:p>https://www.linkedin.com/in/brunaferreira/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ELLY APARECIDA MENEGASSI GOMES</text:p>
          </table:table-cell>
          <table:table-cell table:formula="of:=VLOOKUP([.B61];[alunos.A$2:.B$359];2)" office:value-type="string" office:string-value="tads" calcext:value-type="string">
            <text:p>tads</text:p>
          </table:table-cell>
          <table:table-cell table:formula="of:=VLOOKUP([.B61];['set-2019'.A$2:.C$201];1)" office:value-type="string" office:string-value="KELLY APARECIDA MENEGASSI GOMES" calcext:value-type="string">
            <text:p>KELLY APARECIDA MENEGASSI GOMES</text:p>
          </table:table-cell>
          <table:table-cell table:formula="of:=VLOOKUP([.B61];['jun-2019'.A$2:.C$201];1)" office:value-type="string" office:string-value="KELLY APARECIDA MENEGASSI GOMES" calcext:value-type="string">
            <text:p>KELLY APARECIDA MENEGASSI GOMES</text:p>
          </table:table-cell>
          <table:table-cell table:formula="of:=IF([.B61]=[.D61];IF([.D61]=[.E61];&quot;ok&quot;;&quot;&quot;);&quot;&quot;)" office:value-type="string" office:string-value="ok" calcext:value-type="string">
            <text:p>ok</text:p>
          </table:table-cell>
          <table:table-cell table:formula="of:=IF([.F61]=&quot;ok&quot;;VLOOKUP([.B61];['set-2019'.A$1:.D$44];4);&quot;?&quot;)" office:value-type="string" office:string-value="Estre Ambiental" calcext:value-type="string">
            <text:p>Estre Ambiental</text:p>
          </table:table-cell>
          <table:table-cell table:formula="of:=IF([.F61]=&quot;ok&quot;;VLOOKUP([.B61];['jun-2019'.A$2:.D$44];4);&quot;?&quot;)" office:value-type="string" office:string-value="Copa Industrial Ltda" calcext:value-type="string">
            <text:p>Copa Industrial Ltda</text:p>
          </table:table-cell>
          <table:table-cell table:formula="of:=IF([.H61]=[.G61];&quot;&quot;;&quot;!!!!!!!!!!&quot;)" office:value-type="string" office:string-value="!!!!!!!!!!" calcext:value-type="string">
            <text:p>!!!!!!!!!!</text:p>
          </table:table-cell>
          <table:table-cell table:formula="of:=VLOOKUP([.B61];['set-2019'.A$2:.C$201];2)" office:value-type="string" office:string-value="https://www.linkedin.com/in/kelly-aparecida-menegassi-gomes-54a3b2129/" calcext:value-type="string">
            <text:p>https://www.linkedin.com/in/kelly-aparecida-menegassi-gomes-54a3b2129/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EVIN KATZER</text:p>
          </table:table-cell>
          <table:table-cell table:formula="of:=VLOOKUP([.B62];[alunos.A$2:.B$359];2)" office:value-type="string" office:string-value="tads" calcext:value-type="string">
            <text:p>tads</text:p>
          </table:table-cell>
          <table:table-cell table:formula="of:=VLOOKUP([.B62];['set-2019'.A$2:.C$201];1)" office:value-type="string" office:string-value="KEVIN KATZER" calcext:value-type="string">
            <text:p>KEVIN KATZER</text:p>
          </table:table-cell>
          <table:table-cell table:formula="of:=VLOOKUP([.B62];['jun-2019'.A$2:.C$201];1)" office:value-type="string" office:string-value="KEVIN KATZER" calcext:value-type="string">
            <text:p>KEVIN KATZER</text:p>
          </table:table-cell>
          <table:table-cell table:formula="of:=IF([.B62]=[.D62];IF([.D62]=[.E62];&quot;ok&quot;;&quot;&quot;);&quot;&quot;)" office:value-type="string" office:string-value="ok" calcext:value-type="string">
            <text:p>ok</text:p>
          </table:table-cell>
          <table:table-cell table:formula="of:=IF([.F62]=&quot;ok&quot;;VLOOKUP([.B62];['set-2019'.A$1:.D$44];4);&quot;?&quot;)" office:value-type="string" office:string-value="Estre Ambiental" calcext:value-type="string">
            <text:p>Estre Ambiental</text:p>
          </table:table-cell>
          <table:table-cell table:formula="of:=IF([.F62]=&quot;ok&quot;;VLOOKUP([.B62];['jun-2019'.A$2:.D$44];4);&quot;?&quot;)" office:value-type="string" office:string-value="Instituto Tecnológico Simepar" calcext:value-type="string">
            <text:p>Instituto Tecnológico Simepar</text:p>
          </table:table-cell>
          <table:table-cell table:formula="of:=IF([.H62]=[.G62];&quot;&quot;;&quot;!!!!!!!!!!&quot;)" office:value-type="string" office:string-value="!!!!!!!!!!" calcext:value-type="string">
            <text:p>!!!!!!!!!!</text:p>
          </table:table-cell>
          <table:table-cell table:formula="of:=VLOOKUP([.B62];['set-2019'.A$2:.C$201];2)" office:value-type="string" office:string-value="https://www.linkedin.com/in/kevin-katzer-0b8210a6/" calcext:value-type="string">
            <text:p>https://www.linkedin.com/in/kevin-katzer-0b8210a6/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RISSA EMANUELY LIMA RIBEIRO</text:p>
          </table:table-cell>
          <table:table-cell table:formula="of:=VLOOKUP([.B63];[alunos.A$2:.B$359];2)" office:value-type="string" office:string-value="tads" calcext:value-type="string">
            <text:p>tads</text:p>
          </table:table-cell>
          <table:table-cell table:formula="of:=VLOOKUP([.B63];['set-2019'.A$2:.C$201];1)" office:value-type="string" office:string-value="LARISSA EMANUELY LIMA RIBEIRO" calcext:value-type="string">
            <text:p>LARISSA EMANUELY LIMA RIBEIRO</text:p>
          </table:table-cell>
          <table:table-cell table:formula="of:=VLOOKUP([.B63];['jun-2019'.A$2:.C$201];1)" office:value-type="string" office:string-value="LARISSA EMANUELY LIMA RIBEIRO" calcext:value-type="string">
            <text:p>LARISSA EMANUELY LIMA RIBEIRO</text:p>
          </table:table-cell>
          <table:table-cell table:formula="of:=IF([.B63]=[.D63];IF([.D63]=[.E63];&quot;ok&quot;;&quot;&quot;);&quot;&quot;)" office:value-type="string" office:string-value="ok" calcext:value-type="string">
            <text:p>ok</text:p>
          </table:table-cell>
          <table:table-cell table:formula="of:=IF([.F63]=&quot;ok&quot;;VLOOKUP([.B63];['set-2019'.A$1:.D$44];4);&quot;?&quot;)" office:value-type="string" office:string-value="Estre Ambiental" calcext:value-type="string">
            <text:p>Estre Ambiental</text:p>
          </table:table-cell>
          <table:table-cell table:formula="of:=IF([.F63]=&quot;ok&quot;;VLOOKUP([.B63];['jun-2019'.A$2:.D$44];4);&quot;?&quot;)" office:value-type="string" office:string-value="Visual Midia" calcext:value-type="string">
            <text:p>Visual Midia</text:p>
          </table:table-cell>
          <table:table-cell table:formula="of:=IF([.H63]=[.G63];&quot;&quot;;&quot;!!!!!!!!!!&quot;)" office:value-type="string" office:string-value="!!!!!!!!!!" calcext:value-type="string">
            <text:p>!!!!!!!!!!</text:p>
          </table:table-cell>
          <table:table-cell table:formula="of:=VLOOKUP([.B63];['set-2019'.A$2:.C$201];2)" office:value-type="string" office:string-value="https://www.linkedin.com/in/larissa-emanuely-lima-ribeiro/" calcext:value-type="string">
            <text:p>https://www.linkedin.com/in/larissa-emanuely-lima-ribeiro/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ANDRO KLUG</text:p>
          </table:table-cell>
          <table:table-cell table:formula="of:=VLOOKUP([.B64];[alunos.A$2:.B$359];2)" office:value-type="string" office:string-value="tads" calcext:value-type="string">
            <text:p>tads</text:p>
          </table:table-cell>
          <table:table-cell table:formula="of:=VLOOKUP([.B64];['set-2019'.A$2:.C$201];1)" office:value-type="string" office:string-value="LEANDRO KLUG" calcext:value-type="string">
            <text:p>LEANDRO KLUG</text:p>
          </table:table-cell>
          <table:table-cell table:formula="of:=VLOOKUP([.B64];['jun-2019'.A$2:.C$201];1)" office:value-type="string" office:string-value="LEANDRO KLUG" calcext:value-type="string">
            <text:p>LEANDRO KLUG</text:p>
          </table:table-cell>
          <table:table-cell table:formula="of:=IF([.B64]=[.D64];IF([.D64]=[.E64];&quot;ok&quot;;&quot;&quot;);&quot;&quot;)" office:value-type="string" office:string-value="ok" calcext:value-type="string">
            <text:p>ok</text:p>
          </table:table-cell>
          <table:table-cell table:formula="of:=IF([.F64]=&quot;ok&quot;;VLOOKUP([.B64];['set-2019'.A$1:.D$44];4);&quot;?&quot;)" office:value-type="string" office:string-value="Estre Ambiental" calcext:value-type="string">
            <text:p>Estre Ambiental</text:p>
          </table:table-cell>
          <table:table-cell table:formula="of:=IF([.F64]=&quot;ok&quot;;VLOOKUP([.B64];['jun-2019'.A$2:.D$44];4);&quot;?&quot;)" office:value-type="string" office:string-value="Viacredi" calcext:value-type="string">
            <text:p>Viacredi</text:p>
          </table:table-cell>
          <table:table-cell table:formula="of:=IF([.H64]=[.G64];&quot;&quot;;&quot;!!!!!!!!!!&quot;)" office:value-type="string" office:string-value="!!!!!!!!!!" calcext:value-type="string">
            <text:p>!!!!!!!!!!</text:p>
          </table:table-cell>
          <table:table-cell table:formula="of:=VLOOKUP([.B64];['set-2019'.A$2:.C$201];2)" office:value-type="string" office:string-value="https://www.linkedin.com/in/leandro-klug-8baab132/" calcext:value-type="string">
            <text:p>https://www.linkedin.com/in/leandro-klug-8baab132/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EONARDO HABITZREUTER</text:p>
          </table:table-cell>
          <table:table-cell table:formula="of:=VLOOKUP([.B65];[alunos.A$2:.B$359];2)" office:value-type="string" office:string-value="tads" calcext:value-type="string">
            <text:p>tads</text:p>
          </table:table-cell>
          <table:table-cell table:formula="of:=VLOOKUP([.B65];['set-2019'.A$2:.C$201];1)" office:value-type="string" office:string-value="LEONARDO HABITZREUTER" calcext:value-type="string">
            <text:p>LEONARDO HABITZREUTER</text:p>
          </table:table-cell>
          <table:table-cell table:formula="of:=VLOOKUP([.B65];['jun-2019'.A$2:.C$201];1)" office:value-type="string" office:string-value="LEONARDO HABITZREUTER" calcext:value-type="string">
            <text:p>LEONARDO HABITZREUTER</text:p>
          </table:table-cell>
          <table:table-cell table:formula="of:=IF([.B65]=[.D65];IF([.D65]=[.E65];&quot;ok&quot;;&quot;&quot;);&quot;&quot;)" office:value-type="string" office:string-value="ok" calcext:value-type="string">
            <text:p>ok</text:p>
          </table:table-cell>
          <table:table-cell table:formula="of:=IF([.F65]=&quot;ok&quot;;VLOOKUP([.B65];['set-2019'.A$1:.D$44];4);&quot;?&quot;)" office:value-type="string" office:string-value="Estre Ambiental" calcext:value-type="string">
            <text:p>Estre Ambiental</text:p>
          </table:table-cell>
          <table:table-cell table:formula="of:=IF([.F65]=&quot;ok&quot;;VLOOKUP([.B65];['jun-2019'.A$2:.D$44];4);&quot;?&quot;)" office:value-type="string" office:string-value="Smart Consultoria e Governança" calcext:value-type="string">
            <text:p>Smart Consultoria e Governança</text:p>
          </table:table-cell>
          <table:table-cell table:formula="of:=IF([.H65]=[.G65];&quot;&quot;;&quot;!!!!!!!!!!&quot;)" office:value-type="string" office:string-value="!!!!!!!!!!" calcext:value-type="string">
            <text:p>!!!!!!!!!!</text:p>
          </table:table-cell>
          <table:table-cell table:formula="of:=VLOOKUP([.B65];['set-2019'.A$2:.C$201];2)" office:value-type="string" office:string-value="https://www.linkedin.com/in/leonardohabitzreuter/" calcext:value-type="string">
            <text:p>https://www.linkedin.com/in/leonardohabitzreuter/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UAN ALBINELI PINTO</text:p>
          </table:table-cell>
          <table:table-cell table:formula="of:=VLOOKUP([.B66];[alunos.A$2:.B$359];2)" office:value-type="string" office:string-value="tads" calcext:value-type="string">
            <text:p>tads</text:p>
          </table:table-cell>
          <table:table-cell table:formula="of:=VLOOKUP([.B66];['set-2019'.A$2:.C$201];1)" office:value-type="string" office:string-value="LUAN ALBINELI PINTO" calcext:value-type="string">
            <text:p>LUAN ALBINELI PINTO</text:p>
          </table:table-cell>
          <table:table-cell table:formula="of:=VLOOKUP([.B66];['jun-2019'.A$2:.C$201];1)" office:value-type="string" office:string-value="LUAN ALBINELI PINTO" calcext:value-type="string">
            <text:p>LUAN ALBINELI PINTO</text:p>
          </table:table-cell>
          <table:table-cell table:formula="of:=IF([.B66]=[.D66];IF([.D66]=[.E66];&quot;ok&quot;;&quot;&quot;);&quot;&quot;)" office:value-type="string" office:string-value="ok" calcext:value-type="string">
            <text:p>ok</text:p>
          </table:table-cell>
          <table:table-cell table:formula="of:=IF([.F66]=&quot;ok&quot;;VLOOKUP([.B66];['set-2019'.A$1:.D$44];4);&quot;?&quot;)" office:value-type="string" office:string-value="Estre Ambiental" calcext:value-type="string">
            <text:p>Estre Ambiental</text:p>
          </table:table-cell>
          <table:table-cell table:formula="of:=IF([.F66]=&quot;ok&quot;;VLOOKUP([.B66];['jun-2019'.A$2:.D$44];4);&quot;?&quot;)" office:value-type="string" office:string-value="HBSIS" calcext:value-type="string">
            <text:p>HBSIS</text:p>
          </table:table-cell>
          <table:table-cell table:formula="of:=IF([.H66]=[.G66];&quot;&quot;;&quot;!!!!!!!!!!&quot;)" office:value-type="string" office:string-value="!!!!!!!!!!" calcext:value-type="string">
            <text:p>!!!!!!!!!!</text:p>
          </table:table-cell>
          <table:table-cell table:formula="of:=VLOOKUP([.B66];['set-2019'.A$2:.C$201];2)" office:value-type="string" office:string-value="https://www.linkedin.com/in/luanalbineli/" calcext:value-type="string">
            <text:p>https://www.linkedin.com/in/luanalbineli/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UCAS AUGUSTO LINHARES</text:p>
          </table:table-cell>
          <table:table-cell table:formula="of:=VLOOKUP([.B67];[alunos.A$2:.B$359];2)" office:value-type="string" office:string-value="tads" calcext:value-type="string">
            <text:p>tads</text:p>
          </table:table-cell>
          <table:table-cell table:formula="of:=VLOOKUP([.B67];['set-2019'.A$2:.C$201];1)" office:value-type="string" office:string-value="LUANA KRUGER" calcext:value-type="string">
            <text:p>LUANA KRUGER</text:p>
          </table:table-cell>
          <table:table-cell table:formula="of:=VLOOKUP([.B67];['jun-2019'.A$2:.C$201];1)" office:value-type="string" office:string-value="LUAN ALBINELI PINTO" calcext:value-type="string">
            <text:p>LUAN ALBINELI PINTO</text:p>
          </table:table-cell>
          <table:table-cell table:formula="of:=IF([.B67]=[.D67];IF([.D67]=[.E67];&quot;ok&quot;;&quot;&quot;);&quot;&quot;)">
            <text:p/>
          </table:table-cell>
          <table:table-cell table:formula="of:=IF([.F67]=&quot;ok&quot;;VLOOKUP([.B67];['set-2019'.A$1:.D$44];4);&quot;?&quot;)" office:value-type="string" office:string-value="?" calcext:value-type="string">
            <text:p>?</text:p>
          </table:table-cell>
          <table:table-cell table:formula="of:=IF([.F67]=&quot;ok&quot;;VLOOKUP([.B67];['jun-2019'.A$2:.D$44];4);&quot;?&quot;)" office:value-type="string" office:string-value="?" calcext:value-type="string">
            <text:p>?</text:p>
          </table:table-cell>
          <table:table-cell table:formula="of:=IF([.H67]=[.G67];&quot;&quot;;&quot;!!!!!!!!!!&quot;)">
            <text:p/>
          </table:table-cell>
          <table:table-cell table:formula="of:=VLOOKUP([.B67];['set-2019'.A$2:.C$201];2)" office:value-type="string" office:string-value="https://www.linkedin.com/in/luana-kruger-502383114/" calcext:value-type="string">
            <text:p>https://www.linkedin.com/in/luana-kruger-502383114/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UCAS LIMA</text:p>
          </table:table-cell>
          <table:table-cell table:formula="of:=VLOOKUP([.B68];[alunos.A$2:.B$359];2)" office:value-type="string" office:string-value="tads" calcext:value-type="string">
            <text:p>tads</text:p>
          </table:table-cell>
          <table:table-cell table:formula="of:=VLOOKUP([.B68];['set-2019'.A$2:.C$201];1)" office:value-type="string" office:string-value="LUCAS LIMA" calcext:value-type="string">
            <text:p>LUCAS LIMA</text:p>
          </table:table-cell>
          <table:table-cell table:formula="of:=VLOOKUP([.B68];['jun-2019'.A$2:.C$201];1)" office:value-type="string" office:string-value="LUCAS LIMA" calcext:value-type="string">
            <text:p>LUCAS LIMA</text:p>
          </table:table-cell>
          <table:table-cell table:formula="of:=IF([.B68]=[.D68];IF([.D68]=[.E68];&quot;ok&quot;;&quot;&quot;);&quot;&quot;)" office:value-type="string" office:string-value="ok" calcext:value-type="string">
            <text:p>ok</text:p>
          </table:table-cell>
          <table:table-cell table:formula="of:=IF([.F68]=&quot;ok&quot;;VLOOKUP([.B68];['set-2019'.A$1:.D$44];4);&quot;?&quot;)" office:value-type="string" office:string-value="Estre Ambiental" calcext:value-type="string">
            <text:p>Estre Ambiental</text:p>
          </table:table-cell>
          <table:table-cell table:formula="of:=IF([.F68]=&quot;ok&quot;;VLOOKUP([.B68];['jun-2019'.A$2:.D$44];4);&quot;?&quot;)" office:value-type="string" office:string-value="Kroton" calcext:value-type="string">
            <text:p>Kroton</text:p>
          </table:table-cell>
          <table:table-cell table:formula="of:=IF([.H68]=[.G68];&quot;&quot;;&quot;!!!!!!!!!!&quot;)" office:value-type="string" office:string-value="!!!!!!!!!!" calcext:value-type="string">
            <text:p>!!!!!!!!!!</text:p>
          </table:table-cell>
          <table:table-cell table:formula="of:=VLOOKUP([.B68];['set-2019'.A$2:.C$201];2)" office:value-type="string" office:string-value="https://www.linkedin.com/in/lucas-lima-727a2514/" calcext:value-type="string">
            <text:p>https://www.linkedin.com/in/lucas-lima-727a2514/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UCAS PINHEIRO</text:p>
          </table:table-cell>
          <table:table-cell table:formula="of:=VLOOKUP([.B69];[alunos.A$2:.B$359];2)" office:value-type="string" office:string-value="tecinfo, tads" calcext:value-type="string">
            <text:p>tecinfo, tads</text:p>
          </table:table-cell>
          <table:table-cell table:formula="of:=VLOOKUP([.B69];['set-2019'.A$2:.C$201];1)" office:value-type="string" office:string-value="LUCAS PINHEIRO" calcext:value-type="string">
            <text:p>LUCAS PINHEIRO</text:p>
          </table:table-cell>
          <table:table-cell table:formula="of:=VLOOKUP([.B69];['jun-2019'.A$2:.C$201];1)" office:value-type="string" office:string-value="LUCAS LIMA" calcext:value-type="string">
            <text:p>LUCAS LIMA</text:p>
          </table:table-cell>
          <table:table-cell table:formula="of:=IF([.B69]=[.D69];IF([.D69]=[.E69];&quot;ok&quot;;&quot;&quot;);&quot;&quot;)">
            <text:p/>
          </table:table-cell>
          <table:table-cell table:formula="of:=IF([.F69]=&quot;ok&quot;;VLOOKUP([.B69];['set-2019'.A$1:.D$44];4);&quot;?&quot;)" office:value-type="string" office:string-value="?" calcext:value-type="string">
            <text:p>?</text:p>
          </table:table-cell>
          <table:table-cell table:formula="of:=IF([.F69]=&quot;ok&quot;;VLOOKUP([.B69];['jun-2019'.A$2:.D$44];4);&quot;?&quot;)" office:value-type="string" office:string-value="?" calcext:value-type="string">
            <text:p>?</text:p>
          </table:table-cell>
          <table:table-cell table:formula="of:=IF([.H69]=[.G69];&quot;&quot;;&quot;!!!!!!!!!!&quot;)">
            <text:p/>
          </table:table-cell>
          <table:table-cell table:formula="of:=VLOOKUP([.B69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CAS SAHM</text:p>
          </table:table-cell>
          <table:table-cell table:formula="of:=VLOOKUP([.B70];[alunos.A$2:.B$359];2)" office:value-type="string" office:string-value="tads" calcext:value-type="string">
            <text:p>tads</text:p>
          </table:table-cell>
          <table:table-cell table:formula="of:=VLOOKUP([.B70];['set-2019'.A$2:.C$201];1)" office:value-type="string" office:string-value="LUCAS SAHM" calcext:value-type="string">
            <text:p>LUCAS SAHM</text:p>
          </table:table-cell>
          <table:table-cell table:formula="of:=VLOOKUP([.B70];['jun-2019'.A$2:.C$201];1)" office:value-type="string" office:string-value="LUCAS SAHM" calcext:value-type="string">
            <text:p>LUCAS SAHM</text:p>
          </table:table-cell>
          <table:table-cell table:formula="of:=IF([.B70]=[.D70];IF([.D70]=[.E70];&quot;ok&quot;;&quot;&quot;);&quot;&quot;)" office:value-type="string" office:string-value="ok" calcext:value-type="string">
            <text:p>ok</text:p>
          </table:table-cell>
          <table:table-cell table:formula="of:=IF([.F70]=&quot;ok&quot;;VLOOKUP([.B70];['set-2019'.A$1:.D$44];4);&quot;?&quot;)" office:value-type="string" office:string-value="Estre Ambiental" calcext:value-type="string">
            <text:p>Estre Ambiental</text:p>
          </table:table-cell>
          <table:table-cell table:formula="of:=IF([.F70]=&quot;ok&quot;;VLOOKUP([.B70];['jun-2019'.A$2:.D$44];4);&quot;?&quot;)" office:value-type="string" office:string-value="RVS Manutenção Industrial" calcext:value-type="string">
            <text:p>RVS Manutenção Industrial</text:p>
          </table:table-cell>
          <table:table-cell table:formula="of:=IF([.H70]=[.G70];&quot;&quot;;&quot;!!!!!!!!!!&quot;)" office:value-type="string" office:string-value="!!!!!!!!!!" calcext:value-type="string">
            <text:p>!!!!!!!!!!</text:p>
          </table:table-cell>
          <table:table-cell table:formula="of:=VLOOKUP([.B70];['set-2019'.A$2:.C$201];2)" office:value-type="string" office:string-value="https://www.linkedin.com/in/lucas-sahm-64119130/" calcext:value-type="string">
            <text:p>https://www.linkedin.com/in/lucas-sahm-64119130/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UIS OLIVEIRA DA CONCEICAO</text:p>
          </table:table-cell>
          <table:table-cell table:formula="of:=VLOOKUP([.B71];[alunos.A$2:.B$359];2)" office:value-type="string" office:string-value="tads" calcext:value-type="string">
            <text:p>tads</text:p>
          </table:table-cell>
          <table:table-cell table:formula="of:=VLOOKUP([.B71];['set-2019'.A$2:.C$201];1)" office:value-type="string" office:string-value="LUCAS SAHM" calcext:value-type="string">
            <text:p>LUCAS SAHM</text:p>
          </table:table-cell>
          <table:table-cell table:formula="of:=VLOOKUP([.B71];['jun-2019'.A$2:.C$201];1)" office:value-type="string" office:string-value="LUCAS SAHM" calcext:value-type="string">
            <text:p>LUCAS SAHM</text:p>
          </table:table-cell>
          <table:table-cell table:formula="of:=IF([.B71]=[.D71];IF([.D71]=[.E71];&quot;ok&quot;;&quot;&quot;);&quot;&quot;)">
            <text:p/>
          </table:table-cell>
          <table:table-cell table:formula="of:=IF([.F71]=&quot;ok&quot;;VLOOKUP([.B71];['set-2019'.A$1:.D$44];4);&quot;?&quot;)" office:value-type="string" office:string-value="?" calcext:value-type="string">
            <text:p>?</text:p>
          </table:table-cell>
          <table:table-cell table:formula="of:=IF([.F71]=&quot;ok&quot;;VLOOKUP([.B71];['jun-2019'.A$2:.D$44];4);&quot;?&quot;)" office:value-type="string" office:string-value="?" calcext:value-type="string">
            <text:p>?</text:p>
          </table:table-cell>
          <table:table-cell table:formula="of:=IF([.H71]=[.G71];&quot;&quot;;&quot;!!!!!!!!!!&quot;)">
            <text:p/>
          </table:table-cell>
          <table:table-cell table:formula="of:=VLOOKUP([.B71];['set-2019'.A$2:.C$201];2)" office:value-type="string" office:string-value="https://www.linkedin.com/in/lucas-sahm-64119130/" calcext:value-type="string">
            <text:p>https://www.linkedin.com/in/lucas-sahm-64119130/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IZ ROBERTO GIL NUNES</text:p>
          </table:table-cell>
          <table:table-cell table:formula="of:=VLOOKUP([.B72];[alunos.A$2:.B$359];2)" office:value-type="string" office:string-value="tads" calcext:value-type="string">
            <text:p>tads</text:p>
          </table:table-cell>
          <table:table-cell table:formula="of:=VLOOKUP([.B72];['set-2019'.A$2:.C$201];1)" office:value-type="string" office:string-value="LUIS PAULO MACHI BERTOLDI" calcext:value-type="string">
            <text:p>LUIS PAULO MACHI BERTOLDI</text:p>
          </table:table-cell>
          <table:table-cell table:formula="of:=VLOOKUP([.B72];['jun-2019'.A$2:.C$201];1)" office:value-type="string" office:string-value="LUCAS SAHM" calcext:value-type="string">
            <text:p>LUCAS SAHM</text:p>
          </table:table-cell>
          <table:table-cell table:formula="of:=IF([.B72]=[.D72];IF([.D72]=[.E72];&quot;ok&quot;;&quot;&quot;);&quot;&quot;)">
            <text:p/>
          </table:table-cell>
          <table:table-cell table:formula="of:=IF([.F72]=&quot;ok&quot;;VLOOKUP([.B72];['set-2019'.A$1:.D$44];4);&quot;?&quot;)" office:value-type="string" office:string-value="?" calcext:value-type="string">
            <text:p>?</text:p>
          </table:table-cell>
          <table:table-cell table:formula="of:=IF([.F72]=&quot;ok&quot;;VLOOKUP([.B72];['jun-2019'.A$2:.D$44];4);&quot;?&quot;)" office:value-type="string" office:string-value="?" calcext:value-type="string">
            <text:p>?</text:p>
          </table:table-cell>
          <table:table-cell table:formula="of:=IF([.H72]=[.G72];&quot;&quot;;&quot;!!!!!!!!!!&quot;)">
            <text:p/>
          </table:table-cell>
          <table:table-cell table:formula="of:=VLOOKUP([.B72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IARA GOLDACKER</text:p>
          </table:table-cell>
          <table:table-cell table:formula="of:=VLOOKUP([.B73];[alunos.A$2:.B$359];2)" office:value-type="string" office:string-value="tads" calcext:value-type="string">
            <text:p>tads</text:p>
          </table:table-cell>
          <table:table-cell table:formula="of:=VLOOKUP([.B73];['set-2019'.A$2:.C$201];1)" office:value-type="string" office:string-value="MAIARA GOLDACKER" calcext:value-type="string">
            <text:p>MAIARA GOLDACKER</text:p>
          </table:table-cell>
          <table:table-cell table:formula="of:=VLOOKUP([.B73];['jun-2019'.A$2:.C$201];1)" office:value-type="string" office:string-value="MAIARA GOLDACKER" calcext:value-type="string">
            <text:p>MAIARA GOLDACKER</text:p>
          </table:table-cell>
          <table:table-cell table:formula="of:=IF([.B73]=[.D73];IF([.D73]=[.E73];&quot;ok&quot;;&quot;&quot;);&quot;&quot;)" office:value-type="string" office:string-value="ok" calcext:value-type="string">
            <text:p>ok</text:p>
          </table:table-cell>
          <table:table-cell table:formula="of:=IF([.F73]=&quot;ok&quot;;VLOOKUP([.B73];['set-2019'.A$1:.D$44];4);&quot;?&quot;)" office:value-type="string" office:string-value="Estre Ambiental" calcext:value-type="string">
            <text:p>Estre Ambiental</text:p>
          </table:table-cell>
          <table:table-cell table:formula="of:=IF([.F73]=&quot;ok&quot;;VLOOKUP([.B73];['jun-2019'.A$2:.D$44];4);&quot;?&quot;)" office:value-type="string" office:string-value="Philips" calcext:value-type="string">
            <text:p>Philips</text:p>
          </table:table-cell>
          <table:table-cell table:formula="of:=IF([.H73]=[.G73];&quot;&quot;;&quot;!!!!!!!!!!&quot;)" office:value-type="string" office:string-value="!!!!!!!!!!" calcext:value-type="string">
            <text:p>!!!!!!!!!!</text:p>
          </table:table-cell>
          <table:table-cell table:formula="of:=VLOOKUP([.B73];['set-2019'.A$2:.C$201];2)" office:value-type="string" office:string-value="https://www.linkedin.com/in/maiaragoldacker/" calcext:value-type="string">
            <text:p>https://www.linkedin.com/in/maiaragoldacker/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ICON DA SILVA</text:p>
          </table:table-cell>
          <table:table-cell table:formula="of:=VLOOKUP([.B74];[alunos.A$2:.B$359];2)" office:value-type="string" office:string-value="tads" calcext:value-type="string">
            <text:p>tads</text:p>
          </table:table-cell>
          <table:table-cell table:formula="of:=VLOOKUP([.B74];['set-2019'.A$2:.C$201];1)" office:value-type="string" office:string-value="MAIARA GOLDACKER" calcext:value-type="string">
            <text:p>MAIARA GOLDACKER</text:p>
          </table:table-cell>
          <table:table-cell table:formula="of:=VLOOKUP([.B74];['jun-2019'.A$2:.C$201];1)" office:value-type="string" office:string-value="MAIARA GOLDACKER" calcext:value-type="string">
            <text:p>MAIARA GOLDACKER</text:p>
          </table:table-cell>
          <table:table-cell table:formula="of:=IF([.B74]=[.D74];IF([.D74]=[.E74];&quot;ok&quot;;&quot;&quot;);&quot;&quot;)">
            <text:p/>
          </table:table-cell>
          <table:table-cell table:formula="of:=IF([.F74]=&quot;ok&quot;;VLOOKUP([.B74];['set-2019'.A$1:.D$44];4);&quot;?&quot;)" office:value-type="string" office:string-value="?" calcext:value-type="string">
            <text:p>?</text:p>
          </table:table-cell>
          <table:table-cell table:formula="of:=IF([.F74]=&quot;ok&quot;;VLOOKUP([.B74];['jun-2019'.A$2:.D$44];4);&quot;?&quot;)" office:value-type="string" office:string-value="?" calcext:value-type="string">
            <text:p>?</text:p>
          </table:table-cell>
          <table:table-cell table:formula="of:=IF([.H74]=[.G74];&quot;&quot;;&quot;!!!!!!!!!!&quot;)">
            <text:p/>
          </table:table-cell>
          <table:table-cell table:formula="of:=VLOOKUP([.B74];['set-2019'.A$2:.C$201];2)" office:value-type="string" office:string-value="https://www.linkedin.com/in/maiaragoldacker/" calcext:value-type="string">
            <text:p>https://www.linkedin.com/in/maiaragoldacker/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RCO ANTONIO RODRIGUES AMORIM</text:p>
          </table:table-cell>
          <table:table-cell table:formula="of:=VLOOKUP([.B75];[alunos.A$2:.B$359];2)" office:value-type="string" office:string-value="tads" calcext:value-type="string">
            <text:p>tads</text:p>
          </table:table-cell>
          <table:table-cell table:formula="of:=VLOOKUP([.B75];['set-2019'.A$2:.C$201];1)" office:value-type="string" office:string-value="MARCELO HENRIQUE COLOMBO" calcext:value-type="string">
            <text:p>MARCELO HENRIQUE COLOMBO</text:p>
          </table:table-cell>
          <table:table-cell table:formula="of:=VLOOKUP([.B75];['jun-2019'.A$2:.C$201];1)" office:value-type="string" office:string-value="MAIARA GOLDACKER" calcext:value-type="string">
            <text:p>MAIARA GOLDACKER</text:p>
          </table:table-cell>
          <table:table-cell table:formula="of:=IF([.B75]=[.D75];IF([.D75]=[.E75];&quot;ok&quot;;&quot;&quot;);&quot;&quot;)">
            <text:p/>
          </table:table-cell>
          <table:table-cell table:formula="of:=IF([.F75]=&quot;ok&quot;;VLOOKUP([.B75];['set-2019'.A$1:.D$44];4);&quot;?&quot;)" office:value-type="string" office:string-value="?" calcext:value-type="string">
            <text:p>?</text:p>
          </table:table-cell>
          <table:table-cell table:formula="of:=IF([.F75]=&quot;ok&quot;;VLOOKUP([.B75];['jun-2019'.A$2:.D$44];4);&quot;?&quot;)" office:value-type="string" office:string-value="?" calcext:value-type="string">
            <text:p>?</text:p>
          </table:table-cell>
          <table:table-cell table:formula="of:=IF([.H75]=[.G75];&quot;&quot;;&quot;!!!!!!!!!!&quot;)">
            <text:p/>
          </table:table-cell>
          <table:table-cell table:formula="of:=VLOOKUP([.B75];['set-2019'.A$2:.C$201];2)" office:value-type="string" office:string-value="https://www.linkedin.com/in/marcelo-henrique-ferreira-nonato-33018b142/" calcext:value-type="string">
            <text:p>https://www.linkedin.com/in/marcelo-henrique-ferreira-nonato-33018b142/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RTHA LARISSA AIRES DE OLIVEIRA</text:p>
          </table:table-cell>
          <table:table-cell table:formula="of:=VLOOKUP([.B76];[alunos.A$2:.B$359];2)" office:value-type="string" office:string-value="tads" calcext:value-type="string">
            <text:p>tads</text:p>
          </table:table-cell>
          <table:table-cell table:formula="of:=VLOOKUP([.B76];['set-2019'.A$2:.C$201];1)" office:value-type="string" office:string-value="MARTHA LARISSA AIRES DE OLIVEIRA" calcext:value-type="string">
            <text:p>MARTHA LARISSA AIRES DE OLIVEIRA</text:p>
          </table:table-cell>
          <table:table-cell table:formula="of:=VLOOKUP([.B76];['jun-2019'.A$2:.C$201];1)" office:value-type="string" office:string-value="MARTHA LARISSA AIRES DE OLIVEIRA" calcext:value-type="string">
            <text:p>MARTHA LARISSA AIRES DE OLIVEIRA</text:p>
          </table:table-cell>
          <table:table-cell table:formula="of:=IF([.B76]=[.D76];IF([.D76]=[.E76];&quot;ok&quot;;&quot;&quot;);&quot;&quot;)" office:value-type="string" office:string-value="ok" calcext:value-type="string">
            <text:p>ok</text:p>
          </table:table-cell>
          <table:table-cell table:formula="of:=IF([.F76]=&quot;ok&quot;;VLOOKUP([.B76];['set-2019'.A$1:.D$44];4);&quot;?&quot;)" office:value-type="string" office:string-value="Estre Ambiental" calcext:value-type="string">
            <text:p>Estre Ambiental</text:p>
          </table:table-cell>
          <table:table-cell table:formula="of:=IF([.F76]=&quot;ok&quot;;VLOOKUP([.B76];['jun-2019'.A$2:.D$44];4);&quot;?&quot;)" office:value-type="string" office:string-value="Philips" calcext:value-type="string">
            <text:p>Philips</text:p>
          </table:table-cell>
          <table:table-cell table:formula="of:=IF([.H76]=[.G76];&quot;&quot;;&quot;!!!!!!!!!!&quot;)" office:value-type="string" office:string-value="!!!!!!!!!!" calcext:value-type="string">
            <text:p>!!!!!!!!!!</text:p>
          </table:table-cell>
          <table:table-cell table:formula="of:=VLOOKUP([.B76];['set-2019'.A$2:.C$201];2)" office:value-type="string" office:string-value="https://www.linkedin.com/in/martha-larissa-aires-de-oliveira-574791171/" calcext:value-type="string">
            <text:p>https://www.linkedin.com/in/martha-larissa-aires-de-oliveira-574791171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TEUS MORAES BUENO</text:p>
          </table:table-cell>
          <table:table-cell table:formula="of:=VLOOKUP([.B77];[alunos.A$2:.B$359];2)" office:value-type="string" office:string-value="tads" calcext:value-type="string">
            <text:p>tads</text:p>
          </table:table-cell>
          <table:table-cell table:formula="of:=VLOOKUP([.B77];['set-2019'.A$2:.C$201];1)" office:value-type="string" office:string-value="MATEUS MORAES BUENO" calcext:value-type="string">
            <text:p>MATEUS MORAES BUENO</text:p>
          </table:table-cell>
          <table:table-cell table:formula="of:=VLOOKUP([.B77];['jun-2019'.A$2:.C$201];1)" office:value-type="string" office:string-value="MATEUS MORAES BUENO" calcext:value-type="string">
            <text:p>MATEUS MORAES BUENO</text:p>
          </table:table-cell>
          <table:table-cell table:formula="of:=IF([.B77]=[.D77];IF([.D77]=[.E77];&quot;ok&quot;;&quot;&quot;);&quot;&quot;)" office:value-type="string" office:string-value="ok" calcext:value-type="string">
            <text:p>ok</text:p>
          </table:table-cell>
          <table:table-cell table:formula="of:=IF([.F77]=&quot;ok&quot;;VLOOKUP([.B77];['set-2019'.A$1:.D$44];4);&quot;?&quot;)" office:value-type="string" office:string-value="Estre Ambiental" calcext:value-type="string">
            <text:p>Estre Ambiental</text:p>
          </table:table-cell>
          <table:table-cell table:formula="of:=IF([.F77]=&quot;ok&quot;;VLOOKUP([.B77];['jun-2019'.A$2:.D$44];4);&quot;?&quot;)" office:value-type="string" office:string-value="Instituto Federal Catarinense" calcext:value-type="string">
            <text:p>Instituto Federal Catarinense</text:p>
          </table:table-cell>
          <table:table-cell table:formula="of:=IF([.H77]=[.G77];&quot;&quot;;&quot;!!!!!!!!!!&quot;)" office:value-type="string" office:string-value="!!!!!!!!!!" calcext:value-type="string">
            <text:p>!!!!!!!!!!</text:p>
          </table:table-cell>
          <table:table-cell table:formula="of:=VLOOKUP([.B77];['set-2019'.A$2:.C$201];2)" office:value-type="string" office:string-value="https://www.linkedin.com/in/mateus-moraes-bueno-34128661/" calcext:value-type="string">
            <text:p>https://www.linkedin.com/in/mateus-moraes-bueno-34128661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TEUS SIMAS HADLICH</text:p>
          </table:table-cell>
          <table:table-cell table:formula="of:=VLOOKUP([.B78];[alunos.A$2:.B$359];2)" office:value-type="string" office:string-value="tads" calcext:value-type="string">
            <text:p>tads</text:p>
          </table:table-cell>
          <table:table-cell table:formula="of:=VLOOKUP([.B78];['set-2019'.A$2:.C$201];1)" office:value-type="string" office:string-value="MATEUS SIMAS HADLICH" calcext:value-type="string">
            <text:p>MATEUS SIMAS HADLICH</text:p>
          </table:table-cell>
          <table:table-cell table:formula="of:=VLOOKUP([.B78];['jun-2019'.A$2:.C$201];1)" office:value-type="string" office:string-value="MATEUS MORAES BUENO" calcext:value-type="string">
            <text:p>MATEUS MORAES BUENO</text:p>
          </table:table-cell>
          <table:table-cell table:formula="of:=IF([.B78]=[.D78];IF([.D78]=[.E78];&quot;ok&quot;;&quot;&quot;);&quot;&quot;)">
            <text:p/>
          </table:table-cell>
          <table:table-cell table:formula="of:=IF([.F78]=&quot;ok&quot;;VLOOKUP([.B78];['set-2019'.A$1:.D$44];4);&quot;?&quot;)" office:value-type="string" office:string-value="?" calcext:value-type="string">
            <text:p>?</text:p>
          </table:table-cell>
          <table:table-cell table:formula="of:=IF([.F78]=&quot;ok&quot;;VLOOKUP([.B78];['jun-2019'.A$2:.D$44];4);&quot;?&quot;)" office:value-type="string" office:string-value="?" calcext:value-type="string">
            <text:p>?</text:p>
          </table:table-cell>
          <table:table-cell table:formula="of:=IF([.H78]=[.G78];&quot;&quot;;&quot;!!!!!!!!!!&quot;)">
            <text:p/>
          </table:table-cell>
          <table:table-cell table:formula="of:=VLOOKUP([.B78];['set-2019'.A$2:.C$201];2)" office:value-type="string" office:string-value="https://www.linkedin.com/in/mateus-simas-hadlich-636181177/" calcext:value-type="string">
            <text:p>https://www.linkedin.com/in/mateus-simas-hadlich-636181177/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THEUS AVI</text:p>
          </table:table-cell>
          <table:table-cell table:formula="of:=VLOOKUP([.B79];[alunos.A$2:.B$359];2)" office:value-type="string" office:string-value="tads" calcext:value-type="string">
            <text:p>tads</text:p>
          </table:table-cell>
          <table:table-cell table:formula="of:=VLOOKUP([.B79];['set-2019'.A$2:.C$201];1)" office:value-type="string" office:string-value="MATEUS SIMAS HADLICH" calcext:value-type="string">
            <text:p>MATEUS SIMAS HADLICH</text:p>
          </table:table-cell>
          <table:table-cell table:formula="of:=VLOOKUP([.B79];['jun-2019'.A$2:.C$201];1)" office:value-type="string" office:string-value="MATEUS MORAES BUENO" calcext:value-type="string">
            <text:p>MATEUS MORAES BUENO</text:p>
          </table:table-cell>
          <table:table-cell table:formula="of:=IF([.B79]=[.D79];IF([.D79]=[.E79];&quot;ok&quot;;&quot;&quot;);&quot;&quot;)">
            <text:p/>
          </table:table-cell>
          <table:table-cell table:formula="of:=IF([.F79]=&quot;ok&quot;;VLOOKUP([.B79];['set-2019'.A$1:.D$44];4);&quot;?&quot;)" office:value-type="string" office:string-value="?" calcext:value-type="string">
            <text:p>?</text:p>
          </table:table-cell>
          <table:table-cell table:formula="of:=IF([.F79]=&quot;ok&quot;;VLOOKUP([.B79];['jun-2019'.A$2:.D$44];4);&quot;?&quot;)" office:value-type="string" office:string-value="?" calcext:value-type="string">
            <text:p>?</text:p>
          </table:table-cell>
          <table:table-cell table:formula="of:=IF([.H79]=[.G79];&quot;&quot;;&quot;!!!!!!!!!!&quot;)">
            <text:p/>
          </table:table-cell>
          <table:table-cell table:formula="of:=VLOOKUP([.B79];['set-2019'.A$2:.C$201];2)" office:value-type="string" office:string-value="https://www.linkedin.com/in/mateus-simas-hadlich-636181177/" calcext:value-type="string">
            <text:p>https://www.linkedin.com/in/mateus-simas-hadlich-636181177/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THEUS GALDINO</text:p>
          </table:table-cell>
          <table:table-cell table:formula="of:=VLOOKUP([.B80];[alunos.A$2:.B$359];2)" office:value-type="string" office:string-value="tads" calcext:value-type="string">
            <text:p>tads</text:p>
          </table:table-cell>
          <table:table-cell table:formula="of:=VLOOKUP([.B80];['set-2019'.A$2:.C$201];1)" office:value-type="string" office:string-value="MATHEUS EYNG BRUNER" calcext:value-type="string">
            <text:p>MATHEUS EYNG BRUNER</text:p>
          </table:table-cell>
          <table:table-cell table:formula="of:=VLOOKUP([.B80];['jun-2019'.A$2:.C$201];1)" office:value-type="string" office:string-value="MATEUS MORAES BUENO" calcext:value-type="string">
            <text:p>MATEUS MORAES BUENO</text:p>
          </table:table-cell>
          <table:table-cell table:formula="of:=IF([.B80]=[.D80];IF([.D80]=[.E80];&quot;ok&quot;;&quot;&quot;);&quot;&quot;)">
            <text:p/>
          </table:table-cell>
          <table:table-cell table:formula="of:=IF([.F80]=&quot;ok&quot;;VLOOKUP([.B80];['set-2019'.A$1:.D$44];4);&quot;?&quot;)" office:value-type="string" office:string-value="?" calcext:value-type="string">
            <text:p>?</text:p>
          </table:table-cell>
          <table:table-cell table:formula="of:=IF([.F80]=&quot;ok&quot;;VLOOKUP([.B80];['jun-2019'.A$2:.D$44];4);&quot;?&quot;)" office:value-type="string" office:string-value="?" calcext:value-type="string">
            <text:p>?</text:p>
          </table:table-cell>
          <table:table-cell table:formula="of:=IF([.H80]=[.G80];&quot;&quot;;&quot;!!!!!!!!!!&quot;)">
            <text:p/>
          </table:table-cell>
          <table:table-cell table:formula="of:=VLOOKUP([.B80];['set-2019'.A$2:.C$201];2)" office:value-type="string" office:string-value="https://www.linkedin.com/in/matheus-eyng-bruner-339472181/" calcext:value-type="string">
            <text:p>https://www.linkedin.com/in/matheus-eyng-bruner-339472181/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THEUS MOREIRA DE MEDEIROS</text:p>
          </table:table-cell>
          <table:table-cell table:formula="of:=VLOOKUP([.B81];[alunos.A$2:.B$359];2)" office:value-type="string" office:string-value="tads" calcext:value-type="string">
            <text:p>tads</text:p>
          </table:table-cell>
          <table:table-cell table:formula="of:=VLOOKUP([.B81];['set-2019'.A$2:.C$201];1)" office:value-type="string" office:string-value="MATHEUS HENRIQUE DA SILVA" calcext:value-type="string">
            <text:p>MATHEUS HENRIQUE DA SILVA</text:p>
          </table:table-cell>
          <table:table-cell table:formula="of:=VLOOKUP([.B81];['jun-2019'.A$2:.C$201];1)" office:value-type="string" office:string-value="MATEUS MORAES BUENO" calcext:value-type="string">
            <text:p>MATEUS MORAES BUENO</text:p>
          </table:table-cell>
          <table:table-cell table:formula="of:=IF([.B81]=[.D81];IF([.D81]=[.E81];&quot;ok&quot;;&quot;&quot;);&quot;&quot;)">
            <text:p/>
          </table:table-cell>
          <table:table-cell table:formula="of:=IF([.F81]=&quot;ok&quot;;VLOOKUP([.B81];['set-2019'.A$1:.D$44];4);&quot;?&quot;)" office:value-type="string" office:string-value="?" calcext:value-type="string">
            <text:p>?</text:p>
          </table:table-cell>
          <table:table-cell table:formula="of:=IF([.F81]=&quot;ok&quot;;VLOOKUP([.B81];['jun-2019'.A$2:.D$44];4);&quot;?&quot;)" office:value-type="string" office:string-value="?" calcext:value-type="string">
            <text:p>?</text:p>
          </table:table-cell>
          <table:table-cell table:formula="of:=IF([.H81]=[.G81];&quot;&quot;;&quot;!!!!!!!!!!&quot;)">
            <text:p/>
          </table:table-cell>
          <table:table-cell table:formula="of:=VLOOKUP([.B81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XWELL DE ASSIS SOARES</text:p>
          </table:table-cell>
          <table:table-cell table:formula="of:=VLOOKUP([.B82];[alunos.A$2:.B$359];2)" office:value-type="string" office:string-value="tads" calcext:value-type="string">
            <text:p>tads</text:p>
          </table:table-cell>
          <table:table-cell table:formula="of:=VLOOKUP([.B82];['set-2019'.A$2:.C$201];1)" office:value-type="string" office:string-value="MATHEUS REIF CONRADT" calcext:value-type="string">
            <text:p>MATHEUS REIF CONRADT</text:p>
          </table:table-cell>
          <table:table-cell table:formula="of:=VLOOKUP([.B82];['jun-2019'.A$2:.C$201];1)" office:value-type="string" office:string-value="MATEUS MORAES BUENO" calcext:value-type="string">
            <text:p>MATEUS MORAES BUENO</text:p>
          </table:table-cell>
          <table:table-cell table:formula="of:=IF([.B82]=[.D82];IF([.D82]=[.E82];&quot;ok&quot;;&quot;&quot;);&quot;&quot;)">
            <text:p/>
          </table:table-cell>
          <table:table-cell table:formula="of:=IF([.F82]=&quot;ok&quot;;VLOOKUP([.B82];['set-2019'.A$1:.D$44];4);&quot;?&quot;)" office:value-type="string" office:string-value="?" calcext:value-type="string">
            <text:p>?</text:p>
          </table:table-cell>
          <table:table-cell table:formula="of:=IF([.F82]=&quot;ok&quot;;VLOOKUP([.B82];['jun-2019'.A$2:.D$44];4);&quot;?&quot;)" office:value-type="string" office:string-value="?" calcext:value-type="string">
            <text:p>?</text:p>
          </table:table-cell>
          <table:table-cell table:formula="of:=IF([.H82]=[.G82];&quot;&quot;;&quot;!!!!!!!!!!&quot;)">
            <text:p/>
          </table:table-cell>
          <table:table-cell table:formula="of:=VLOOKUP([.B82];['set-2019'.A$2:.C$201];2)" office:value-type="float" office:value="0" calcext:value-type="float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IGUEL ROBSON SCHULDT</text:p>
          </table:table-cell>
          <table:table-cell table:formula="of:=VLOOKUP([.B83];[alunos.A$2:.B$359];2)" office:value-type="string" office:string-value="tads" calcext:value-type="string">
            <text:p>tads</text:p>
          </table:table-cell>
          <table:table-cell table:formula="of:=VLOOKUP([.B83];['set-2019'.A$2:.C$201];1)" office:value-type="string" office:string-value="MIGUEL ROBSON SCHUDT" calcext:value-type="string">
            <text:p>MIGUEL ROBSON SCHUDT</text:p>
          </table:table-cell>
          <table:table-cell table:formula="of:=VLOOKUP([.B83];['jun-2019'.A$2:.C$201];1)" office:value-type="string" office:string-value="MATEUS MORAES BUENO" calcext:value-type="string">
            <text:p>MATEUS MORAES BUENO</text:p>
          </table:table-cell>
          <table:table-cell table:formula="of:=IF([.B83]=[.D83];IF([.D83]=[.E83];&quot;ok&quot;;&quot;&quot;);&quot;&quot;)">
            <text:p/>
          </table:table-cell>
          <table:table-cell table:formula="of:=IF([.F83]=&quot;ok&quot;;VLOOKUP([.B83];['set-2019'.A$1:.D$44];4);&quot;?&quot;)" office:value-type="string" office:string-value="?" calcext:value-type="string">
            <text:p>?</text:p>
          </table:table-cell>
          <table:table-cell table:formula="of:=IF([.F83]=&quot;ok&quot;;VLOOKUP([.B83];['jun-2019'.A$2:.D$44];4);&quot;?&quot;)" office:value-type="string" office:string-value="?" calcext:value-type="string">
            <text:p>?</text:p>
          </table:table-cell>
          <table:table-cell table:formula="of:=IF([.H83]=[.G83];&quot;&quot;;&quot;!!!!!!!!!!&quot;)">
            <text:p/>
          </table:table-cell>
          <table:table-cell table:formula="of:=VLOOKUP([.B83];['set-2019'.A$2:.C$201];2)" office:value-type="string" office:string-value="https://www.linkedin.com/in/miguel-robson-schuldt-062b50167/" calcext:value-type="string">
            <text:p>https://www.linkedin.com/in/miguel-robson-schuldt-062b50167/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ATTANA ALVES MATOS</text:p>
          </table:table-cell>
          <table:table-cell table:formula="of:=VLOOKUP([.B84];[alunos.A$2:.B$359];2)" office:value-type="string" office:string-value="tads" calcext:value-type="string">
            <text:p>tads</text:p>
          </table:table-cell>
          <table:table-cell table:formula="of:=VLOOKUP([.B84];['set-2019'.A$2:.C$201];1)" office:value-type="string" office:string-value="NATHALIA FERNANDA TIEDT" calcext:value-type="string">
            <text:p>NATHALIA FERNANDA TIEDT</text:p>
          </table:table-cell>
          <table:table-cell table:formula="of:=VLOOKUP([.B84];['jun-2019'.A$2:.C$201];1)" office:value-type="string" office:string-value="MATEUS MORAES BUENO" calcext:value-type="string">
            <text:p>MATEUS MORAES BUENO</text:p>
          </table:table-cell>
          <table:table-cell table:formula="of:=IF([.B84]=[.D84];IF([.D84]=[.E84];&quot;ok&quot;;&quot;&quot;);&quot;&quot;)">
            <text:p/>
          </table:table-cell>
          <table:table-cell table:formula="of:=IF([.F84]=&quot;ok&quot;;VLOOKUP([.B84];['set-2019'.A$1:.D$44];4);&quot;?&quot;)" office:value-type="string" office:string-value="?" calcext:value-type="string">
            <text:p>?</text:p>
          </table:table-cell>
          <table:table-cell table:formula="of:=IF([.F84]=&quot;ok&quot;;VLOOKUP([.B84];['jun-2019'.A$2:.D$44];4);&quot;?&quot;)" office:value-type="string" office:string-value="?" calcext:value-type="string">
            <text:p>?</text:p>
          </table:table-cell>
          <table:table-cell table:formula="of:=IF([.H84]=[.G84];&quot;&quot;;&quot;!!!!!!!!!!&quot;)">
            <text:p/>
          </table:table-cell>
          <table:table-cell table:formula="of:=VLOOKUP([.B84];['set-2019'.A$2:.C$201];2)" office:value-type="string" office:string-value="https://www.linkedin.com/in/nat%E1lia-fernanda-reiter-20310674/" calcext:value-type="string">
            <text:p>https://www.linkedin.com/in/nat%E1lia-fernanda-reiter-20310674/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EREU DA CRUZ FONSECA JUNIOR</text:p>
          </table:table-cell>
          <table:table-cell table:formula="of:=VLOOKUP([.B85];[alunos.A$2:.B$359];2)" office:value-type="string" office:string-value="tads" calcext:value-type="string">
            <text:p>tads</text:p>
          </table:table-cell>
          <table:table-cell table:formula="of:=VLOOKUP([.B85];['set-2019'.A$2:.C$201];1)" office:value-type="string" office:string-value="NATHALIA FERNANDA TIEDT" calcext:value-type="string">
            <text:p>NATHALIA FERNANDA TIEDT</text:p>
          </table:table-cell>
          <table:table-cell table:formula="of:=VLOOKUP([.B85];['jun-2019'.A$2:.C$201];1)" office:value-type="string" office:string-value="MATEUS MORAES BUENO" calcext:value-type="string">
            <text:p>MATEUS MORAES BUENO</text:p>
          </table:table-cell>
          <table:table-cell table:formula="of:=IF([.B85]=[.D85];IF([.D85]=[.E85];&quot;ok&quot;;&quot;&quot;);&quot;&quot;)">
            <text:p/>
          </table:table-cell>
          <table:table-cell table:formula="of:=IF([.F85]=&quot;ok&quot;;VLOOKUP([.B85];['set-2019'.A$1:.D$44];4);&quot;?&quot;)" office:value-type="string" office:string-value="?" calcext:value-type="string">
            <text:p>?</text:p>
          </table:table-cell>
          <table:table-cell table:formula="of:=IF([.F85]=&quot;ok&quot;;VLOOKUP([.B85];['jun-2019'.A$2:.D$44];4);&quot;?&quot;)" office:value-type="string" office:string-value="?" calcext:value-type="string">
            <text:p>?</text:p>
          </table:table-cell>
          <table:table-cell table:formula="of:=IF([.H85]=[.G85];&quot;&quot;;&quot;!!!!!!!!!!&quot;)">
            <text:p/>
          </table:table-cell>
          <table:table-cell table:formula="of:=VLOOKUP([.B85];['set-2019'.A$2:.C$201];2)" office:value-type="string" office:string-value="https://www.linkedin.com/in/nat%E1lia-fernanda-reiter-20310674/" calcext:value-type="string">
            <text:p>https://www.linkedin.com/in/nat%E1lia-fernanda-reiter-20310674/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COLAS ESTEBAN ANZOLA ESCOBAR</text:p>
          </table:table-cell>
          <table:table-cell table:formula="of:=VLOOKUP([.B86];[alunos.A$2:.B$359];2)" office:value-type="string" office:string-value="tads" calcext:value-type="string">
            <text:p>tads</text:p>
          </table:table-cell>
          <table:table-cell table:formula="of:=VLOOKUP([.B86];['set-2019'.A$2:.C$201];1)" office:value-type="string" office:string-value="NATHALIA FERNANDA TIEDT" calcext:value-type="string">
            <text:p>NATHALIA FERNANDA TIEDT</text:p>
          </table:table-cell>
          <table:table-cell table:formula="of:=VLOOKUP([.B86];['jun-2019'.A$2:.C$201];1)" office:value-type="string" office:string-value="MATEUS MORAES BUENO" calcext:value-type="string">
            <text:p>MATEUS MORAES BUENO</text:p>
          </table:table-cell>
          <table:table-cell table:formula="of:=IF([.B86]=[.D86];IF([.D86]=[.E86];&quot;ok&quot;;&quot;&quot;);&quot;&quot;)">
            <text:p/>
          </table:table-cell>
          <table:table-cell table:formula="of:=IF([.F86]=&quot;ok&quot;;VLOOKUP([.B86];['set-2019'.A$1:.D$44];4);&quot;?&quot;)" office:value-type="string" office:string-value="?" calcext:value-type="string">
            <text:p>?</text:p>
          </table:table-cell>
          <table:table-cell table:formula="of:=IF([.F86]=&quot;ok&quot;;VLOOKUP([.B86];['jun-2019'.A$2:.D$44];4);&quot;?&quot;)" office:value-type="string" office:string-value="?" calcext:value-type="string">
            <text:p>?</text:p>
          </table:table-cell>
          <table:table-cell table:formula="of:=IF([.H86]=[.G86];&quot;&quot;;&quot;!!!!!!!!!!&quot;)">
            <text:p/>
          </table:table-cell>
          <table:table-cell table:formula="of:=VLOOKUP([.B86];['set-2019'.A$2:.C$201];2)" office:value-type="string" office:string-value="https://www.linkedin.com/in/nat%E1lia-fernanda-reiter-20310674/" calcext:value-type="string">
            <text:p>https://www.linkedin.com/in/nat%E1lia-fernanda-reiter-20310674/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ICOLAS FILIPE CUNHA</text:p>
          </table:table-cell>
          <table:table-cell table:formula="of:=VLOOKUP([.B87];[alunos.A$2:.B$359];2)" office:value-type="string" office:string-value="tecinfo, tads" calcext:value-type="string">
            <text:p>tecinfo, tads</text:p>
          </table:table-cell>
          <table:table-cell table:formula="of:=VLOOKUP([.B87];['set-2019'.A$2:.C$201];1)" office:value-type="string" office:string-value="NICOLAS FILIPE CUNHA" calcext:value-type="string">
            <text:p>NICOLAS FILIPE CUNHA</text:p>
          </table:table-cell>
          <table:table-cell table:formula="of:=VLOOKUP([.B87];['jun-2019'.A$2:.C$201];1)" office:value-type="string" office:string-value="MATEUS MORAES BUENO" calcext:value-type="string">
            <text:p>MATEUS MORAES BUENO</text:p>
          </table:table-cell>
          <table:table-cell table:formula="of:=IF([.B87]=[.D87];IF([.D87]=[.E87];&quot;ok&quot;;&quot;&quot;);&quot;&quot;)">
            <text:p/>
          </table:table-cell>
          <table:table-cell table:formula="of:=IF([.F87]=&quot;ok&quot;;VLOOKUP([.B87];['set-2019'.A$1:.D$44];4);&quot;?&quot;)" office:value-type="string" office:string-value="?" calcext:value-type="string">
            <text:p>?</text:p>
          </table:table-cell>
          <table:table-cell table:formula="of:=IF([.F87]=&quot;ok&quot;;VLOOKUP([.B87];['jun-2019'.A$2:.D$44];4);&quot;?&quot;)" office:value-type="string" office:string-value="?" calcext:value-type="string">
            <text:p>?</text:p>
          </table:table-cell>
          <table:table-cell table:formula="of:=IF([.H87]=[.G87];&quot;&quot;;&quot;!!!!!!!!!!&quot;)">
            <text:p/>
          </table:table-cell>
          <table:table-cell table:formula="of:=VLOOKUP([.B87];['set-2019'.A$2:.C$201];2)" office:value-type="string" office:string-value="https://www.linkedin.com/in/nicolasfcunha/" calcext:value-type="string">
            <text:p>https://www.linkedin.com/in/nicolasfcunha/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ICOLAS JOSE CONINCK</text:p>
          </table:table-cell>
          <table:table-cell table:formula="of:=VLOOKUP([.B88];[alunos.A$2:.B$359];2)" office:value-type="string" office:string-value="tads" calcext:value-type="string">
            <text:p>tads</text:p>
          </table:table-cell>
          <table:table-cell table:formula="of:=VLOOKUP([.B88];['set-2019'.A$2:.C$201];1)" office:value-type="string" office:string-value="NICOLAS FILIPE CUNHA" calcext:value-type="string">
            <text:p>NICOLAS FILIPE CUNHA</text:p>
          </table:table-cell>
          <table:table-cell table:formula="of:=VLOOKUP([.B88];['jun-2019'.A$2:.C$201];1)" office:value-type="string" office:string-value="MATEUS MORAES BUENO" calcext:value-type="string">
            <text:p>MATEUS MORAES BUENO</text:p>
          </table:table-cell>
          <table:table-cell table:formula="of:=IF([.B88]=[.D88];IF([.D88]=[.E88];&quot;ok&quot;;&quot;&quot;);&quot;&quot;)">
            <text:p/>
          </table:table-cell>
          <table:table-cell table:formula="of:=IF([.F88]=&quot;ok&quot;;VLOOKUP([.B88];['set-2019'.A$1:.D$44];4);&quot;?&quot;)" office:value-type="string" office:string-value="?" calcext:value-type="string">
            <text:p>?</text:p>
          </table:table-cell>
          <table:table-cell table:formula="of:=IF([.F88]=&quot;ok&quot;;VLOOKUP([.B88];['jun-2019'.A$2:.D$44];4);&quot;?&quot;)" office:value-type="string" office:string-value="?" calcext:value-type="string">
            <text:p>?</text:p>
          </table:table-cell>
          <table:table-cell table:formula="of:=IF([.H88]=[.G88];&quot;&quot;;&quot;!!!!!!!!!!&quot;)">
            <text:p/>
          </table:table-cell>
          <table:table-cell table:formula="of:=VLOOKUP([.B88];['set-2019'.A$2:.C$201];2)" office:value-type="string" office:string-value="https://www.linkedin.com/in/nicolasfcunha/" calcext:value-type="string">
            <text:p>https://www.linkedin.com/in/nicolasfcunha/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ICOLE GIANISINI DIETRICH</text:p>
          </table:table-cell>
          <table:table-cell table:formula="of:=VLOOKUP([.B89];[alunos.A$2:.B$359];2)" office:value-type="string" office:string-value="tads" calcext:value-type="string">
            <text:p>tads</text:p>
          </table:table-cell>
          <table:table-cell table:formula="of:=VLOOKUP([.B89];['set-2019'.A$2:.C$201];1)" office:value-type="string" office:string-value="NICOLE GIANISINI DIETRICH" calcext:value-type="string">
            <text:p>NICOLE GIANISINI DIETRICH</text:p>
          </table:table-cell>
          <table:table-cell table:formula="of:=VLOOKUP([.B89];['jun-2019'.A$2:.C$201];1)" office:value-type="string" office:string-value="NICOLE GIANISINI DIETRICH" calcext:value-type="string">
            <text:p>NICOLE GIANISINI DIETRICH</text:p>
          </table:table-cell>
          <table:table-cell table:formula="of:=IF([.B89]=[.D89];IF([.D89]=[.E89];&quot;ok&quot;;&quot;&quot;);&quot;&quot;)" office:value-type="string" office:string-value="ok" calcext:value-type="string">
            <text:p>ok</text:p>
          </table:table-cell>
          <table:table-cell table:formula="of:=IF([.F89]=&quot;ok&quot;;VLOOKUP([.B89];['set-2019'.A$1:.D$44];4);&quot;?&quot;)" office:value-type="string" office:string-value="Estre Ambiental" calcext:value-type="string">
            <text:p>Estre Ambiental</text:p>
          </table:table-cell>
          <table:table-cell table:formula="of:=IF([.F89]=&quot;ok&quot;;VLOOKUP([.B89];['jun-2019'.A$2:.D$44];4);&quot;?&quot;)" office:value-type="string" office:string-value="Pvr Impressao Digital" calcext:value-type="string">
            <text:p>Pvr Impressao Digital</text:p>
          </table:table-cell>
          <table:table-cell table:formula="of:=IF([.H89]=[.G89];&quot;&quot;;&quot;!!!!!!!!!!&quot;)" office:value-type="string" office:string-value="!!!!!!!!!!" calcext:value-type="string">
            <text:p>!!!!!!!!!!</text:p>
          </table:table-cell>
          <table:table-cell table:formula="of:=VLOOKUP([.B89];['set-2019'.A$2:.C$201];2)" office:value-type="string" office:string-value="https://www.linkedin.com/in/nicole-gianisini-dietrich-a89ab816a/" calcext:value-type="string">
            <text:p>https://www.linkedin.com/in/nicole-gianisini-dietrich-a89ab816a/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EDRO MARTINS RIBEIRO</text:p>
          </table:table-cell>
          <table:table-cell table:formula="of:=VLOOKUP([.B90];[alunos.A$2:.B$359];2)" office:value-type="string" office:string-value="tads" calcext:value-type="string">
            <text:p>tads</text:p>
          </table:table-cell>
          <table:table-cell table:formula="of:=VLOOKUP([.B90];['set-2019'.A$2:.C$201];1)" office:value-type="string" office:string-value="PEDRO MARTINS RIBEIRO" calcext:value-type="string">
            <text:p>PEDRO MARTINS RIBEIRO</text:p>
          </table:table-cell>
          <table:table-cell table:formula="of:=VLOOKUP([.B90];['jun-2019'.A$2:.C$201];1)" office:value-type="string" office:string-value="PEDRO MARTINS RIBEIRO" calcext:value-type="string">
            <text:p>PEDRO MARTINS RIBEIRO</text:p>
          </table:table-cell>
          <table:table-cell table:formula="of:=IF([.B90]=[.D90];IF([.D90]=[.E90];&quot;ok&quot;;&quot;&quot;);&quot;&quot;)" office:value-type="string" office:string-value="ok" calcext:value-type="string">
            <text:p>ok</text:p>
          </table:table-cell>
          <table:table-cell table:formula="of:=IF([.F90]=&quot;ok&quot;;VLOOKUP([.B90];['set-2019'.A$1:.D$44];4);&quot;?&quot;)" office:value-type="string" office:string-value="Estre Ambiental" calcext:value-type="string">
            <text:p>Estre Ambiental</text:p>
          </table:table-cell>
          <table:table-cell table:formula="of:=IF([.F90]=&quot;ok&quot;;VLOOKUP([.B90];['jun-2019'.A$2:.D$44];4);&quot;?&quot;)" office:value-type="string" office:string-value="BNI Gold" calcext:value-type="string">
            <text:p>BNI Gold</text:p>
          </table:table-cell>
          <table:table-cell table:formula="of:=IF([.H90]=[.G90];&quot;&quot;;&quot;!!!!!!!!!!&quot;)" office:value-type="string" office:string-value="!!!!!!!!!!" calcext:value-type="string">
            <text:p>!!!!!!!!!!</text:p>
          </table:table-cell>
          <table:table-cell table:formula="of:=VLOOKUP([.B90];['set-2019'.A$2:.C$201];2)" office:value-type="string" office:string-value="https://www.linkedin.com/in/pedro-martins-ribeiro-ab428086/" calcext:value-type="string">
            <text:p>https://www.linkedin.com/in/pedro-martins-ribeiro-ab428086/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ISCILLA DE CASTRO ROMEIRO MARTINS</text:p>
          </table:table-cell>
          <table:table-cell table:formula="of:=VLOOKUP([.B91];[alunos.A$2:.B$359];2)" office:value-type="string" office:string-value="tads" calcext:value-type="string">
            <text:p>tads</text:p>
          </table:table-cell>
          <table:table-cell table:formula="of:=VLOOKUP([.B91];['set-2019'.A$2:.C$201];1)" office:value-type="string" office:string-value="PRISCILLA DE CASTRO ROMEIRO MARTINS" calcext:value-type="string">
            <text:p>PRISCILLA DE CASTRO ROMEIRO MARTINS</text:p>
          </table:table-cell>
          <table:table-cell table:formula="of:=VLOOKUP([.B91];['jun-2019'.A$2:.C$201];1)" office:value-type="string" office:string-value="PRISCILLA DE CASTRO ROMEIRO MARTINS" calcext:value-type="string">
            <text:p>PRISCILLA DE CASTRO ROMEIRO MARTINS</text:p>
          </table:table-cell>
          <table:table-cell table:formula="of:=IF([.B91]=[.D91];IF([.D91]=[.E91];&quot;ok&quot;;&quot;&quot;);&quot;&quot;)" office:value-type="string" office:string-value="ok" calcext:value-type="string">
            <text:p>ok</text:p>
          </table:table-cell>
          <table:table-cell table:formula="of:=IF([.F91]=&quot;ok&quot;;VLOOKUP([.B91];['set-2019'.A$1:.D$44];4);&quot;?&quot;)" office:value-type="string" office:string-value="Estre Ambiental" calcext:value-type="string">
            <text:p>Estre Ambiental</text:p>
          </table:table-cell>
          <table:table-cell table:formula="of:=IF([.F91]=&quot;ok&quot;;VLOOKUP([.B91];['jun-2019'.A$2:.D$44];4);&quot;?&quot;)" office:value-type="string" office:string-value="FEESC TI Blumenau" calcext:value-type="string">
            <text:p>FEESC TI Blumenau</text:p>
          </table:table-cell>
          <table:table-cell table:formula="of:=IF([.H91]=[.G91];&quot;&quot;;&quot;!!!!!!!!!!&quot;)" office:value-type="string" office:string-value="!!!!!!!!!!" calcext:value-type="string">
            <text:p>!!!!!!!!!!</text:p>
          </table:table-cell>
          <table:table-cell table:formula="of:=VLOOKUP([.B91];['set-2019'.A$2:.C$201];2)" office:value-type="string" office:string-value="https://www.linkedin.com/in/pricrmartins/" calcext:value-type="string">
            <text:p>https://www.linkedin.com/in/pricrmartins/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UL HEIDEMANN WENSING</text:p>
          </table:table-cell>
          <table:table-cell table:formula="of:=VLOOKUP([.B92];[alunos.A$2:.B$359];2)" office:value-type="string" office:string-value="tads" calcext:value-type="string">
            <text:p>tads</text:p>
          </table:table-cell>
          <table:table-cell table:formula="of:=VLOOKUP([.B92];['set-2019'.A$2:.C$201];1)" office:value-type="string" office:string-value="RAFAELA ALINE HOFFMANN" calcext:value-type="string">
            <text:p>RAFAELA ALINE HOFFMANN</text:p>
          </table:table-cell>
          <table:table-cell table:formula="of:=VLOOKUP([.B92];['jun-2019'.A$2:.C$201];1)" office:value-type="string" office:string-value="PRISCILLA DE CASTRO ROMEIRO MARTINS" calcext:value-type="string">
            <text:p>PRISCILLA DE CASTRO ROMEIRO MARTINS</text:p>
          </table:table-cell>
          <table:table-cell table:formula="of:=IF([.B92]=[.D92];IF([.D92]=[.E92];&quot;ok&quot;;&quot;&quot;);&quot;&quot;)">
            <text:p/>
          </table:table-cell>
          <table:table-cell table:formula="of:=IF([.F92]=&quot;ok&quot;;VLOOKUP([.B92];['set-2019'.A$1:.D$44];4);&quot;?&quot;)" office:value-type="string" office:string-value="?" calcext:value-type="string">
            <text:p>?</text:p>
          </table:table-cell>
          <table:table-cell table:formula="of:=IF([.F92]=&quot;ok&quot;;VLOOKUP([.B92];['jun-2019'.A$2:.D$44];4);&quot;?&quot;)" office:value-type="string" office:string-value="?" calcext:value-type="string">
            <text:p>?</text:p>
          </table:table-cell>
          <table:table-cell table:formula="of:=IF([.H92]=[.G92];&quot;&quot;;&quot;!!!!!!!!!!&quot;)">
            <text:p/>
          </table:table-cell>
          <table:table-cell table:formula="of:=VLOOKUP([.B92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UZEN REIS ARRUEZ DE ARAUJO</text:p>
          </table:table-cell>
          <table:table-cell table:formula="of:=VLOOKUP([.B93];[alunos.A$2:.B$359];2)" office:value-type="string" office:string-value="tads" calcext:value-type="string">
            <text:p>tads</text:p>
          </table:table-cell>
          <table:table-cell table:formula="of:=VLOOKUP([.B93];['set-2019'.A$2:.C$201];1)" office:value-type="string" office:string-value="RAFAELA ALINE HOFFMANN" calcext:value-type="string">
            <text:p>RAFAELA ALINE HOFFMANN</text:p>
          </table:table-cell>
          <table:table-cell table:formula="of:=VLOOKUP([.B93];['jun-2019'.A$2:.C$201];1)" office:value-type="string" office:string-value="PRISCILLA DE CASTRO ROMEIRO MARTINS" calcext:value-type="string">
            <text:p>PRISCILLA DE CASTRO ROMEIRO MARTINS</text:p>
          </table:table-cell>
          <table:table-cell table:formula="of:=IF([.B93]=[.D93];IF([.D93]=[.E93];&quot;ok&quot;;&quot;&quot;);&quot;&quot;)">
            <text:p/>
          </table:table-cell>
          <table:table-cell table:formula="of:=IF([.F93]=&quot;ok&quot;;VLOOKUP([.B93];['set-2019'.A$1:.D$44];4);&quot;?&quot;)" office:value-type="string" office:string-value="?" calcext:value-type="string">
            <text:p>?</text:p>
          </table:table-cell>
          <table:table-cell table:formula="of:=IF([.F93]=&quot;ok&quot;;VLOOKUP([.B93];['jun-2019'.A$2:.D$44];4);&quot;?&quot;)" office:value-type="string" office:string-value="?" calcext:value-type="string">
            <text:p>?</text:p>
          </table:table-cell>
          <table:table-cell table:formula="of:=IF([.H93]=[.G93];&quot;&quot;;&quot;!!!!!!!!!!&quot;)">
            <text:p/>
          </table:table-cell>
          <table:table-cell table:formula="of:=VLOOKUP([.B93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NAN CORREA PEDROSO</text:p>
          </table:table-cell>
          <table:table-cell table:formula="of:=VLOOKUP([.B94];[alunos.A$2:.B$359];2)" office:value-type="string" office:string-value="tads" calcext:value-type="string">
            <text:p>tads</text:p>
          </table:table-cell>
          <table:table-cell table:formula="of:=VLOOKUP([.B94];['set-2019'.A$2:.C$201];1)" office:value-type="string" office:string-value="RAFAELA ALINE HOFFMANN" calcext:value-type="string">
            <text:p>RAFAELA ALINE HOFFMANN</text:p>
          </table:table-cell>
          <table:table-cell table:formula="of:=VLOOKUP([.B94];['jun-2019'.A$2:.C$201];1)" office:value-type="string" office:string-value="PRISCILLA DE CASTRO ROMEIRO MARTINS" calcext:value-type="string">
            <text:p>PRISCILLA DE CASTRO ROMEIRO MARTINS</text:p>
          </table:table-cell>
          <table:table-cell table:formula="of:=IF([.B94]=[.D94];IF([.D94]=[.E94];&quot;ok&quot;;&quot;&quot;);&quot;&quot;)">
            <text:p/>
          </table:table-cell>
          <table:table-cell table:formula="of:=IF([.F94]=&quot;ok&quot;;VLOOKUP([.B94];['set-2019'.A$1:.D$44];4);&quot;?&quot;)" office:value-type="string" office:string-value="?" calcext:value-type="string">
            <text:p>?</text:p>
          </table:table-cell>
          <table:table-cell table:formula="of:=IF([.F94]=&quot;ok&quot;;VLOOKUP([.B94];['jun-2019'.A$2:.D$44];4);&quot;?&quot;)" office:value-type="string" office:string-value="?" calcext:value-type="string">
            <text:p>?</text:p>
          </table:table-cell>
          <table:table-cell table:formula="of:=IF([.H94]=[.G94];&quot;&quot;;&quot;!!!!!!!!!!&quot;)">
            <text:p/>
          </table:table-cell>
          <table:table-cell table:formula="of:=VLOOKUP([.B94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ENAN FELIPE CARVALHO DE OLIVEIRA</text:p>
          </table:table-cell>
          <table:table-cell table:formula="of:=VLOOKUP([.B95];[alunos.A$2:.B$359];2)" office:value-type="string" office:string-value="tads" calcext:value-type="string">
            <text:p>tads</text:p>
          </table:table-cell>
          <table:table-cell table:formula="of:=VLOOKUP([.B95];['set-2019'.A$2:.C$201];1)" office:value-type="string" office:string-value="RAFAELA ALINE HOFFMANN" calcext:value-type="string">
            <text:p>RAFAELA ALINE HOFFMANN</text:p>
          </table:table-cell>
          <table:table-cell table:formula="of:=VLOOKUP([.B95];['jun-2019'.A$2:.C$201];1)" office:value-type="string" office:string-value="PRISCILLA DE CASTRO ROMEIRO MARTINS" calcext:value-type="string">
            <text:p>PRISCILLA DE CASTRO ROMEIRO MARTINS</text:p>
          </table:table-cell>
          <table:table-cell table:formula="of:=IF([.B95]=[.D95];IF([.D95]=[.E95];&quot;ok&quot;;&quot;&quot;);&quot;&quot;)">
            <text:p/>
          </table:table-cell>
          <table:table-cell table:formula="of:=IF([.F95]=&quot;ok&quot;;VLOOKUP([.B95];['set-2019'.A$1:.D$44];4);&quot;?&quot;)" office:value-type="string" office:string-value="?" calcext:value-type="string">
            <text:p>?</text:p>
          </table:table-cell>
          <table:table-cell table:formula="of:=IF([.F95]=&quot;ok&quot;;VLOOKUP([.B95];['jun-2019'.A$2:.D$44];4);&quot;?&quot;)" office:value-type="string" office:string-value="?" calcext:value-type="string">
            <text:p>?</text:p>
          </table:table-cell>
          <table:table-cell table:formula="of:=IF([.H95]=[.G95];&quot;&quot;;&quot;!!!!!!!!!!&quot;)">
            <text:p/>
          </table:table-cell>
          <table:table-cell table:formula="of:=VLOOKUP([.B95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ENATO HENRIQUE PEREIRA CEOLA</text:p>
          </table:table-cell>
          <table:table-cell table:formula="of:=VLOOKUP([.B96];[alunos.A$2:.B$359];2)" office:value-type="string" office:string-value="tads" calcext:value-type="string">
            <text:p>tads</text:p>
          </table:table-cell>
          <table:table-cell table:formula="of:=VLOOKUP([.B96];['set-2019'.A$2:.C$201];1)" office:value-type="string" office:string-value="RENATO HENRIQUE PEREIRA CEOLA" calcext:value-type="string">
            <text:p>RENATO HENRIQUE PEREIRA CEOLA</text:p>
          </table:table-cell>
          <table:table-cell table:formula="of:=VLOOKUP([.B96];['jun-2019'.A$2:.C$201];1)" office:value-type="string" office:string-value="RENATO HENRIQUE PEREIRA CEOLA" calcext:value-type="string">
            <text:p>RENATO HENRIQUE PEREIRA CEOLA</text:p>
          </table:table-cell>
          <table:table-cell table:formula="of:=IF([.B96]=[.D96];IF([.D96]=[.E96];&quot;ok&quot;;&quot;&quot;);&quot;&quot;)" office:value-type="string" office:string-value="ok" calcext:value-type="string">
            <text:p>ok</text:p>
          </table:table-cell>
          <table:table-cell table:formula="of:=IF([.F96]=&quot;ok&quot;;VLOOKUP([.B96];['set-2019'.A$1:.D$44];4);&quot;?&quot;)" office:value-type="string" office:string-value="Estre Ambiental" calcext:value-type="string">
            <text:p>Estre Ambiental</text:p>
          </table:table-cell>
          <table:table-cell table:formula="of:=IF([.F96]=&quot;ok&quot;;VLOOKUP([.B96];['jun-2019'.A$2:.D$44];4);&quot;?&quot;)" office:value-type="string" office:string-value="Philips" calcext:value-type="string">
            <text:p>Philips</text:p>
          </table:table-cell>
          <table:table-cell table:formula="of:=IF([.H96]=[.G96];&quot;&quot;;&quot;!!!!!!!!!!&quot;)" office:value-type="string" office:string-value="!!!!!!!!!!" calcext:value-type="string">
            <text:p>!!!!!!!!!!</text:p>
          </table:table-cell>
          <table:table-cell table:formula="of:=VLOOKUP([.B96];['set-2019'.A$2:.C$201];2)" office:value-type="string" office:string-value="https://www.linkedin.com/in/renatoceola/" calcext:value-type="string">
            <text:p>https://www.linkedin.com/in/renatoceola/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ICHARD VAZ DUGGEN</text:p>
          </table:table-cell>
          <table:table-cell table:formula="of:=VLOOKUP([.B97];[alunos.A$2:.B$359];2)" office:value-type="string" office:string-value="tads" calcext:value-type="string">
            <text:p>tads</text:p>
          </table:table-cell>
          <table:table-cell table:formula="of:=VLOOKUP([.B97];['set-2019'.A$2:.C$201];1)" office:value-type="string" office:string-value="RICHARD VAZ DUGGEN" calcext:value-type="string">
            <text:p>RICHARD VAZ DUGGEN</text:p>
          </table:table-cell>
          <table:table-cell table:formula="of:=VLOOKUP([.B97];['jun-2019'.A$2:.C$201];1)" office:value-type="string" office:string-value="RICHARD VAZ DUGGEN" calcext:value-type="string">
            <text:p>RICHARD VAZ DUGGEN</text:p>
          </table:table-cell>
          <table:table-cell table:formula="of:=IF([.B97]=[.D97];IF([.D97]=[.E97];&quot;ok&quot;;&quot;&quot;);&quot;&quot;)" office:value-type="string" office:string-value="ok" calcext:value-type="string">
            <text:p>ok</text:p>
          </table:table-cell>
          <table:table-cell table:formula="of:=IF([.F97]=&quot;ok&quot;;VLOOKUP([.B97];['set-2019'.A$1:.D$44];4);&quot;?&quot;)" office:value-type="string" office:string-value="Estre Ambiental" calcext:value-type="string">
            <text:p>Estre Ambiental</text:p>
          </table:table-cell>
          <table:table-cell table:formula="of:=IF([.F97]=&quot;ok&quot;;VLOOKUP([.B97];['jun-2019'.A$2:.D$44];4);&quot;?&quot;)" office:value-type="string" office:string-value="HBtec" calcext:value-type="string">
            <text:p>HBtec</text:p>
          </table:table-cell>
          <table:table-cell table:formula="of:=IF([.H97]=[.G97];&quot;&quot;;&quot;!!!!!!!!!!&quot;)" office:value-type="string" office:string-value="!!!!!!!!!!" calcext:value-type="string">
            <text:p>!!!!!!!!!!</text:p>
          </table:table-cell>
          <table:table-cell table:formula="of:=VLOOKUP([.B97];['set-2019'.A$2:.C$201];2)" office:value-type="string" office:string-value="https://www.linkedin.com/in/richard-vaz-duggen-9693979a/" calcext:value-type="string">
            <text:p>https://www.linkedin.com/in/richard-vaz-duggen-9693979a/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ODRIGO CABRAL BOCK</text:p>
          </table:table-cell>
          <table:table-cell table:formula="of:=VLOOKUP([.B98];[alunos.A$2:.B$359];2)" office:value-type="string" office:string-value="tads" calcext:value-type="string">
            <text:p>tads</text:p>
          </table:table-cell>
          <table:table-cell table:formula="of:=VLOOKUP([.B98];['set-2019'.A$2:.C$201];1)" office:value-type="string" office:string-value="RICHARD VAZ DUGGEN" calcext:value-type="string">
            <text:p>RICHARD VAZ DUGGEN</text:p>
          </table:table-cell>
          <table:table-cell table:formula="of:=VLOOKUP([.B98];['jun-2019'.A$2:.C$201];1)" office:value-type="string" office:string-value="RICHARD VAZ DUGGEN" calcext:value-type="string">
            <text:p>RICHARD VAZ DUGGEN</text:p>
          </table:table-cell>
          <table:table-cell table:formula="of:=IF([.B98]=[.D98];IF([.D98]=[.E98];&quot;ok&quot;;&quot;&quot;);&quot;&quot;)">
            <text:p/>
          </table:table-cell>
          <table:table-cell table:formula="of:=IF([.F98]=&quot;ok&quot;;VLOOKUP([.B98];['set-2019'.A$1:.D$44];4);&quot;?&quot;)" office:value-type="string" office:string-value="?" calcext:value-type="string">
            <text:p>?</text:p>
          </table:table-cell>
          <table:table-cell table:formula="of:=IF([.F98]=&quot;ok&quot;;VLOOKUP([.B98];['jun-2019'.A$2:.D$44];4);&quot;?&quot;)" office:value-type="string" office:string-value="?" calcext:value-type="string">
            <text:p>?</text:p>
          </table:table-cell>
          <table:table-cell table:formula="of:=IF([.H98]=[.G98];&quot;&quot;;&quot;!!!!!!!!!!&quot;)">
            <text:p/>
          </table:table-cell>
          <table:table-cell table:formula="of:=VLOOKUP([.B98];['set-2019'.A$2:.C$201];2)" office:value-type="string" office:string-value="https://www.linkedin.com/in/richard-vaz-duggen-9693979a/" calcext:value-type="string">
            <text:p>https://www.linkedin.com/in/richard-vaz-duggen-9693979a/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OGERIO GUILHERME DOS SANTOS PEREIRA</text:p>
          </table:table-cell>
          <table:table-cell table:formula="of:=VLOOKUP([.B99];[alunos.A$2:.B$359];2)" office:value-type="string" office:string-value="tads" calcext:value-type="string">
            <text:p>tads</text:p>
          </table:table-cell>
          <table:table-cell table:formula="of:=VLOOKUP([.B99];['set-2019'.A$2:.C$201];1)" office:value-type="string" office:string-value="RICHARD VAZ DUGGEN" calcext:value-type="string">
            <text:p>RICHARD VAZ DUGGEN</text:p>
          </table:table-cell>
          <table:table-cell table:formula="of:=VLOOKUP([.B99];['jun-2019'.A$2:.C$201];1)" office:value-type="string" office:string-value="RICHARD VAZ DUGGEN" calcext:value-type="string">
            <text:p>RICHARD VAZ DUGGEN</text:p>
          </table:table-cell>
          <table:table-cell table:formula="of:=IF([.B99]=[.D99];IF([.D99]=[.E99];&quot;ok&quot;;&quot;&quot;);&quot;&quot;)">
            <text:p/>
          </table:table-cell>
          <table:table-cell table:formula="of:=IF([.F99]=&quot;ok&quot;;VLOOKUP([.B99];['set-2019'.A$1:.D$44];4);&quot;?&quot;)" office:value-type="string" office:string-value="?" calcext:value-type="string">
            <text:p>?</text:p>
          </table:table-cell>
          <table:table-cell table:formula="of:=IF([.F99]=&quot;ok&quot;;VLOOKUP([.B99];['jun-2019'.A$2:.D$44];4);&quot;?&quot;)" office:value-type="string" office:string-value="?" calcext:value-type="string">
            <text:p>?</text:p>
          </table:table-cell>
          <table:table-cell table:formula="of:=IF([.H99]=[.G99];&quot;&quot;;&quot;!!!!!!!!!!&quot;)">
            <text:p/>
          </table:table-cell>
          <table:table-cell table:formula="of:=VLOOKUP([.B99];['set-2019'.A$2:.C$201];2)" office:value-type="string" office:string-value="https://www.linkedin.com/in/richard-vaz-duggen-9693979a/" calcext:value-type="string">
            <text:p>https://www.linkedin.com/in/richard-vaz-duggen-9693979a/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IDNEI RODRIGUES DE MATOS</text:p>
          </table:table-cell>
          <table:table-cell table:formula="of:=VLOOKUP([.B100];[alunos.A$2:.B$359];2)" office:value-type="string" office:string-value="tads" calcext:value-type="string">
            <text:p>tads</text:p>
          </table:table-cell>
          <table:table-cell table:formula="of:=VLOOKUP([.B100];['set-2019'.A$2:.C$201];1)" office:value-type="string" office:string-value="SIDNEI RODRIGUES DE MATOS" calcext:value-type="string">
            <text:p>SIDNEI RODRIGUES DE MATOS</text:p>
          </table:table-cell>
          <table:table-cell table:formula="of:=VLOOKUP([.B100];['jun-2019'.A$2:.C$201];1)" office:value-type="string" office:string-value="SIDNEI RODRIGUES DE MATOS" calcext:value-type="string">
            <text:p>SIDNEI RODRIGUES DE MATOS</text:p>
          </table:table-cell>
          <table:table-cell table:formula="of:=IF([.B100]=[.D100];IF([.D100]=[.E100];&quot;ok&quot;;&quot;&quot;);&quot;&quot;)" office:value-type="string" office:string-value="ok" calcext:value-type="string">
            <text:p>ok</text:p>
          </table:table-cell>
          <table:table-cell table:formula="of:=IF([.F100]=&quot;ok&quot;;VLOOKUP([.B100];['set-2019'.A$1:.D$44];4);&quot;?&quot;)" office:value-type="string" office:string-value="Estre Ambiental" calcext:value-type="string">
            <text:p>Estre Ambiental</text:p>
          </table:table-cell>
          <table:table-cell table:formula="of:=IF([.F100]=&quot;ok&quot;;VLOOKUP([.B100];['jun-2019'.A$2:.D$44];4);&quot;?&quot;)" office:value-type="string" office:string-value="Fundação Cultural de Guabiruba" calcext:value-type="string">
            <text:p>Fundação Cultural de Guabiruba</text:p>
          </table:table-cell>
          <table:table-cell table:formula="of:=IF([.H100]=[.G100];&quot;&quot;;&quot;!!!!!!!!!!&quot;)" office:value-type="string" office:string-value="!!!!!!!!!!" calcext:value-type="string">
            <text:p>!!!!!!!!!!</text:p>
          </table:table-cell>
          <table:table-cell table:formula="of:=VLOOKUP([.B100];['set-2019'.A$2:.C$201];2)" office:value-type="string" office:string-value="https://www.linkedin.com/in/sidnei-rodrigues-de-matos-bb051b187/" calcext:value-type="string">
            <text:p>https://www.linkedin.com/in/sidnei-rodrigues-de-matos-bb051b187/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AINARA VOIGT</text:p>
          </table:table-cell>
          <table:table-cell table:formula="of:=VLOOKUP([.B101];[alunos.A$2:.B$359];2)" office:value-type="string" office:string-value="tecinfo, tads" calcext:value-type="string">
            <text:p>tecinfo, tads</text:p>
          </table:table-cell>
          <table:table-cell table:formula="of:=VLOOKUP([.B101];['set-2019'.A$2:.C$201];1)" office:value-type="string" office:string-value="TAINARA VOIGT" calcext:value-type="string">
            <text:p>TAINARA VOIGT</text:p>
          </table:table-cell>
          <table:table-cell table:formula="of:=VLOOKUP([.B101];['jun-2019'.A$2:.C$201];1)" office:value-type="string" office:string-value="TAINARA VOIGT" calcext:value-type="string">
            <text:p>TAINARA VOIGT</text:p>
          </table:table-cell>
          <table:table-cell table:formula="of:=IF([.B101]=[.D101];IF([.D101]=[.E101];&quot;ok&quot;;&quot;&quot;);&quot;&quot;)" office:value-type="string" office:string-value="ok" calcext:value-type="string">
            <text:p>ok</text:p>
          </table:table-cell>
          <table:table-cell table:formula="of:=IF([.F101]=&quot;ok&quot;;VLOOKUP([.B101];['set-2019'.A$1:.D$44];4);&quot;?&quot;)" office:value-type="string" office:string-value="Estre Ambiental" calcext:value-type="string">
            <text:p>Estre Ambiental</text:p>
          </table:table-cell>
          <table:table-cell table:formula="of:=IF([.F101]=&quot;ok&quot;;VLOOKUP([.B101];['jun-2019'.A$2:.D$44];4);&quot;?&quot;)" office:value-type="string" office:string-value="T-Systems do Brasil" calcext:value-type="string">
            <text:p>T-Systems do Brasil</text:p>
          </table:table-cell>
          <table:table-cell table:formula="of:=IF([.H101]=[.G101];&quot;&quot;;&quot;!!!!!!!!!!&quot;)" office:value-type="string" office:string-value="!!!!!!!!!!" calcext:value-type="string">
            <text:p>!!!!!!!!!!</text:p>
          </table:table-cell>
          <table:table-cell table:formula="of:=VLOOKUP([.B101];['set-2019'.A$2:.C$201];2)" office:value-type="string" office:string-value="https://www.linkedin.com/in/tainara-voigt-21790116b/" calcext:value-type="string">
            <text:p>https://www.linkedin.com/in/tainara-voigt-21790116b/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IAGO ALEXANDRE BUERGER</text:p>
          </table:table-cell>
          <table:table-cell table:formula="of:=VLOOKUP([.B102];[alunos.A$2:.B$359];2)" office:value-type="string" office:string-value="tads" calcext:value-type="string">
            <text:p>tads</text:p>
          </table:table-cell>
          <table:table-cell table:formula="of:=VLOOKUP([.B102];['set-2019'.A$2:.C$201];1)" office:value-type="string" office:string-value="TAINARA VOIGT" calcext:value-type="string">
            <text:p>TAINARA VOIGT</text:p>
          </table:table-cell>
          <table:table-cell table:formula="of:=VLOOKUP([.B102];['jun-2019'.A$2:.C$201];1)" office:value-type="string" office:string-value="TAINARA VOIGT" calcext:value-type="string">
            <text:p>TAINARA VOIGT</text:p>
          </table:table-cell>
          <table:table-cell table:formula="of:=IF([.B102]=[.D102];IF([.D102]=[.E102];&quot;ok&quot;;&quot;&quot;);&quot;&quot;)">
            <text:p/>
          </table:table-cell>
          <table:table-cell table:formula="of:=IF([.F102]=&quot;ok&quot;;VLOOKUP([.B102];['set-2019'.A$1:.D$44];4);&quot;?&quot;)" office:value-type="string" office:string-value="?" calcext:value-type="string">
            <text:p>?</text:p>
          </table:table-cell>
          <table:table-cell table:formula="of:=IF([.F102]=&quot;ok&quot;;VLOOKUP([.B102];['jun-2019'.A$2:.D$44];4);&quot;?&quot;)" office:value-type="string" office:string-value="?" calcext:value-type="string">
            <text:p>?</text:p>
          </table:table-cell>
          <table:table-cell table:formula="of:=IF([.H102]=[.G102];&quot;&quot;;&quot;!!!!!!!!!!&quot;)">
            <text:p/>
          </table:table-cell>
          <table:table-cell table:formula="of:=VLOOKUP([.B102];['set-2019'.A$2:.C$201];2)" office:value-type="string" office:string-value="https://www.linkedin.com/in/tainara-voigt-21790116b/" calcext:value-type="string">
            <text:p>https://www.linkedin.com/in/tainara-voigt-21790116b/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IAGO HARIEL RAFAELI</text:p>
          </table:table-cell>
          <table:table-cell table:formula="of:=VLOOKUP([.B103];[alunos.A$2:.B$359];2)" office:value-type="string" office:string-value="tads" calcext:value-type="string">
            <text:p>tads</text:p>
          </table:table-cell>
          <table:table-cell table:formula="of:=VLOOKUP([.B103];['set-2019'.A$2:.C$201];1)" office:value-type="string" office:string-value="THIAGO CANALI SCHWARTZ" calcext:value-type="string">
            <text:p>THIAGO CANALI SCHWARTZ</text:p>
          </table:table-cell>
          <table:table-cell table:formula="of:=VLOOKUP([.B103];['jun-2019'.A$2:.C$201];1)" office:value-type="string" office:string-value="TAINARA VOIGT" calcext:value-type="string">
            <text:p>TAINARA VOIGT</text:p>
          </table:table-cell>
          <table:table-cell table:formula="of:=IF([.B103]=[.D103];IF([.D103]=[.E103];&quot;ok&quot;;&quot;&quot;);&quot;&quot;)">
            <text:p/>
          </table:table-cell>
          <table:table-cell table:formula="of:=IF([.F103]=&quot;ok&quot;;VLOOKUP([.B103];['set-2019'.A$1:.D$44];4);&quot;?&quot;)" office:value-type="string" office:string-value="?" calcext:value-type="string">
            <text:p>?</text:p>
          </table:table-cell>
          <table:table-cell table:formula="of:=IF([.F103]=&quot;ok&quot;;VLOOKUP([.B103];['jun-2019'.A$2:.D$44];4);&quot;?&quot;)" office:value-type="string" office:string-value="?" calcext:value-type="string">
            <text:p>?</text:p>
          </table:table-cell>
          <table:table-cell table:formula="of:=IF([.H103]=[.G103];&quot;&quot;;&quot;!!!!!!!!!!&quot;)">
            <text:p/>
          </table:table-cell>
          <table:table-cell table:formula="of:=VLOOKUP([.B103];['set-2019'.A$2:.C$201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IAGO LUIZ DE SOUZA NICACIO</text:p>
          </table:table-cell>
          <table:table-cell table:formula="of:=VLOOKUP([.B104];[alunos.A$2:.B$359];2)" office:value-type="string" office:string-value="tads" calcext:value-type="string">
            <text:p>tads</text:p>
          </table:table-cell>
          <table:table-cell table:formula="of:=VLOOKUP([.B104];['set-2019'.A$2:.C$201];1)" office:value-type="string" office:string-value="TIAGO LUIZ DE SOUZA NICACIO" calcext:value-type="string">
            <text:p>TIAGO LUIZ DE SOUZA NICACIO</text:p>
          </table:table-cell>
          <table:table-cell table:formula="of:=VLOOKUP([.B104];['jun-2019'.A$2:.C$201];1)" office:value-type="string" office:string-value="TAINARA VOIGT" calcext:value-type="string">
            <text:p>TAINARA VOIGT</text:p>
          </table:table-cell>
          <table:table-cell table:formula="of:=IF([.B104]=[.D104];IF([.D104]=[.E104];&quot;ok&quot;;&quot;&quot;);&quot;&quot;)">
            <text:p/>
          </table:table-cell>
          <table:table-cell table:formula="of:=IF([.F104]=&quot;ok&quot;;VLOOKUP([.B104];['set-2019'.A$1:.D$44];4);&quot;?&quot;)" office:value-type="string" office:string-value="?" calcext:value-type="string">
            <text:p>?</text:p>
          </table:table-cell>
          <table:table-cell table:formula="of:=IF([.F104]=&quot;ok&quot;;VLOOKUP([.B104];['jun-2019'.A$2:.D$44];4);&quot;?&quot;)" office:value-type="string" office:string-value="?" calcext:value-type="string">
            <text:p>?</text:p>
          </table:table-cell>
          <table:table-cell table:formula="of:=IF([.H104]=[.G104];&quot;&quot;;&quot;!!!!!!!!!!&quot;)">
            <text:p/>
          </table:table-cell>
          <table:table-cell table:formula="of:=VLOOKUP([.B104];['set-2019'.A$2:.C$201];2)" office:value-type="string" office:string-value="https://www.linkedin.com/in/tiagonic/" calcext:value-type="string">
            <text:p>https://www.linkedin.com/in/tiagonic/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IAGO SANTOS DE LIMA</text:p>
          </table:table-cell>
          <table:table-cell table:formula="of:=VLOOKUP([.B105];[alunos.A$2:.B$359];2)" office:value-type="string" office:string-value="tads" calcext:value-type="string">
            <text:p>tads</text:p>
          </table:table-cell>
          <table:table-cell table:formula="of:=VLOOKUP([.B105];['set-2019'.A$2:.C$201];1)" office:value-type="string" office:string-value="TIAGO LUIZ DE SOUZA NICACIO" calcext:value-type="string">
            <text:p>TIAGO LUIZ DE SOUZA NICACIO</text:p>
          </table:table-cell>
          <table:table-cell table:formula="of:=VLOOKUP([.B105];['jun-2019'.A$2:.C$201];1)" office:value-type="string" office:string-value="TAINARA VOIGT" calcext:value-type="string">
            <text:p>TAINARA VOIGT</text:p>
          </table:table-cell>
          <table:table-cell table:formula="of:=IF([.B105]=[.D105];IF([.D105]=[.E105];&quot;ok&quot;;&quot;&quot;);&quot;&quot;)">
            <text:p/>
          </table:table-cell>
          <table:table-cell table:formula="of:=IF([.F105]=&quot;ok&quot;;VLOOKUP([.B105];['set-2019'.A$1:.D$44];4);&quot;?&quot;)" office:value-type="string" office:string-value="?" calcext:value-type="string">
            <text:p>?</text:p>
          </table:table-cell>
          <table:table-cell table:formula="of:=IF([.F105]=&quot;ok&quot;;VLOOKUP([.B105];['jun-2019'.A$2:.D$44];4);&quot;?&quot;)" office:value-type="string" office:string-value="?" calcext:value-type="string">
            <text:p>?</text:p>
          </table:table-cell>
          <table:table-cell table:formula="of:=IF([.H105]=[.G105];&quot;&quot;;&quot;!!!!!!!!!!&quot;)">
            <text:p/>
          </table:table-cell>
          <table:table-cell table:formula="of:=VLOOKUP([.B105];['set-2019'.A$2:.C$201];2)" office:value-type="string" office:string-value="https://www.linkedin.com/in/tiagonic/" calcext:value-type="string">
            <text:p>https://www.linkedin.com/in/tiagonic/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MAS DA ROCHA PAULINO JUNIOR</text:p>
          </table:table-cell>
          <table:table-cell table:formula="of:=VLOOKUP([.B106];[alunos.A$2:.B$359];2)" office:value-type="string" office:string-value="tads" calcext:value-type="string">
            <text:p>tads</text:p>
          </table:table-cell>
          <table:table-cell table:formula="of:=VLOOKUP([.B106];['set-2019'.A$2:.C$201];1)" office:value-type="string" office:string-value="TIAGO LUIZ DE SOUZA NICACIO" calcext:value-type="string">
            <text:p>TIAGO LUIZ DE SOUZA NICACIO</text:p>
          </table:table-cell>
          <table:table-cell table:formula="of:=VLOOKUP([.B106];['jun-2019'.A$2:.C$201];1)" office:value-type="string" office:string-value="TAINARA VOIGT" calcext:value-type="string">
            <text:p>TAINARA VOIGT</text:p>
          </table:table-cell>
          <table:table-cell table:formula="of:=IF([.B106]=[.D106];IF([.D106]=[.E106];&quot;ok&quot;;&quot;&quot;);&quot;&quot;)">
            <text:p/>
          </table:table-cell>
          <table:table-cell table:formula="of:=IF([.F106]=&quot;ok&quot;;VLOOKUP([.B106];['set-2019'.A$1:.D$44];4);&quot;?&quot;)" office:value-type="string" office:string-value="?" calcext:value-type="string">
            <text:p>?</text:p>
          </table:table-cell>
          <table:table-cell table:formula="of:=IF([.F106]=&quot;ok&quot;;VLOOKUP([.B106];['jun-2019'.A$2:.D$44];4);&quot;?&quot;)" office:value-type="string" office:string-value="?" calcext:value-type="string">
            <text:p>?</text:p>
          </table:table-cell>
          <table:table-cell table:formula="of:=IF([.H106]=[.G106];&quot;&quot;;&quot;!!!!!!!!!!&quot;)">
            <text:p/>
          </table:table-cell>
          <table:table-cell table:formula="of:=VLOOKUP([.B106];['set-2019'.A$2:.C$201];2)" office:value-type="string" office:string-value="https://www.linkedin.com/in/tiagonic/" calcext:value-type="string">
            <text:p>https://www.linkedin.com/in/tiagonic/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ICTOR REIMER LEITE</text:p>
          </table:table-cell>
          <table:table-cell table:formula="of:=VLOOKUP([.B107];[alunos.A$2:.B$359];2)" office:value-type="string" office:string-value="tads" calcext:value-type="string">
            <text:p>tads</text:p>
          </table:table-cell>
          <table:table-cell table:formula="of:=VLOOKUP([.B107];['set-2019'.A$2:.C$201];1)" office:value-type="string" office:string-value="VICTOR REIMER LEITE" calcext:value-type="string">
            <text:p>VICTOR REIMER LEITE</text:p>
          </table:table-cell>
          <table:table-cell table:formula="of:=VLOOKUP([.B107];['jun-2019'.A$2:.C$201];1)" office:value-type="string" office:string-value="VICTOR REIMER LEITE" calcext:value-type="string">
            <text:p>VICTOR REIMER LEITE</text:p>
          </table:table-cell>
          <table:table-cell table:formula="of:=IF([.B107]=[.D107];IF([.D107]=[.E107];&quot;ok&quot;;&quot;&quot;);&quot;&quot;)" office:value-type="string" office:string-value="ok" calcext:value-type="string">
            <text:p>ok</text:p>
          </table:table-cell>
          <table:table-cell table:formula="of:=IF([.F107]=&quot;ok&quot;;VLOOKUP([.B107];['set-2019'.A$1:.D$44];4);&quot;?&quot;)" office:value-type="string" office:string-value="Estre Ambiental" calcext:value-type="string">
            <text:p>Estre Ambiental</text:p>
          </table:table-cell>
          <table:table-cell table:formula="of:=IF([.F107]=&quot;ok&quot;;VLOOKUP([.B107];['jun-2019'.A$2:.D$44];4);&quot;?&quot;)" office:value-type="string" office:string-value="Metisa - Metalurgica Timboense S/A." calcext:value-type="string">
            <text:p>Metisa - Metalurgica Timboense S/A.</text:p>
          </table:table-cell>
          <table:table-cell table:formula="of:=IF([.H107]=[.G107];&quot;&quot;;&quot;!!!!!!!!!!&quot;)" office:value-type="string" office:string-value="!!!!!!!!!!" calcext:value-type="string">
            <text:p>!!!!!!!!!!</text:p>
          </table:table-cell>
          <table:table-cell table:formula="of:=VLOOKUP([.B107];['set-2019'.A$2:.C$201];2)" office:value-type="string" office:string-value="https://www.linkedin.com/in/victor-reimer-leite-084b19187/" calcext:value-type="string">
            <text:p>https://www.linkedin.com/in/victor-reimer-leite-084b19187/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INICIUS JUAN MATTEDI</text:p>
          </table:table-cell>
          <table:table-cell table:formula="of:=VLOOKUP([.B108];[alunos.A$2:.B$359];2)" office:value-type="string" office:string-value="tads" calcext:value-type="string">
            <text:p>tads</text:p>
          </table:table-cell>
          <table:table-cell table:formula="of:=VLOOKUP([.B108];['set-2019'.A$2:.C$201];1)" office:value-type="string" office:string-value="VICTOR REIMER LEITE" calcext:value-type="string">
            <text:p>VICTOR REIMER LEITE</text:p>
          </table:table-cell>
          <table:table-cell table:formula="of:=VLOOKUP([.B108];['jun-2019'.A$2:.C$201];1)" office:value-type="string" office:string-value="VICTOR REIMER LEITE" calcext:value-type="string">
            <text:p>VICTOR REIMER LEITE</text:p>
          </table:table-cell>
          <table:table-cell table:formula="of:=IF([.B108]=[.D108];IF([.D108]=[.E108];&quot;ok&quot;;&quot;&quot;);&quot;&quot;)">
            <text:p/>
          </table:table-cell>
          <table:table-cell table:formula="of:=IF([.F108]=&quot;ok&quot;;VLOOKUP([.B108];['set-2019'.A$1:.D$44];4);&quot;?&quot;)" office:value-type="string" office:string-value="?" calcext:value-type="string">
            <text:p>?</text:p>
          </table:table-cell>
          <table:table-cell table:formula="of:=IF([.F108]=&quot;ok&quot;;VLOOKUP([.B108];['jun-2019'.A$2:.D$44];4);&quot;?&quot;)" office:value-type="string" office:string-value="?" calcext:value-type="string">
            <text:p>?</text:p>
          </table:table-cell>
          <table:table-cell table:formula="of:=IF([.H108]=[.G108];&quot;&quot;;&quot;!!!!!!!!!!&quot;)">
            <text:p/>
          </table:table-cell>
          <table:table-cell table:formula="of:=VLOOKUP([.B108];['set-2019'.A$2:.C$201];2)" office:value-type="string" office:string-value="https://www.linkedin.com/in/victor-reimer-leite-084b19187/" calcext:value-type="string">
            <text:p>https://www.linkedin.com/in/victor-reimer-leite-084b19187/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INICIUS RAIOL RIBEIRO</text:p>
          </table:table-cell>
          <table:table-cell table:formula="of:=VLOOKUP([.B109];[alunos.A$2:.B$359];2)" office:value-type="string" office:string-value="tads" calcext:value-type="string">
            <text:p>tads</text:p>
          </table:table-cell>
          <table:table-cell table:formula="of:=VLOOKUP([.B109];['set-2019'.A$2:.C$201];1)" office:value-type="string" office:string-value="VICTOR REIMER LEITE" calcext:value-type="string">
            <text:p>VICTOR REIMER LEITE</text:p>
          </table:table-cell>
          <table:table-cell table:formula="of:=VLOOKUP([.B109];['jun-2019'.A$2:.C$201];1)" office:value-type="string" office:string-value="VICTOR REIMER LEITE" calcext:value-type="string">
            <text:p>VICTOR REIMER LEITE</text:p>
          </table:table-cell>
          <table:table-cell table:formula="of:=IF([.B109]=[.D109];IF([.D109]=[.E109];&quot;ok&quot;;&quot;&quot;);&quot;&quot;)">
            <text:p/>
          </table:table-cell>
          <table:table-cell table:formula="of:=IF([.F109]=&quot;ok&quot;;VLOOKUP([.B109];['set-2019'.A$1:.D$44];4);&quot;?&quot;)" office:value-type="string" office:string-value="?" calcext:value-type="string">
            <text:p>?</text:p>
          </table:table-cell>
          <table:table-cell table:formula="of:=IF([.F109]=&quot;ok&quot;;VLOOKUP([.B109];['jun-2019'.A$2:.D$44];4);&quot;?&quot;)" office:value-type="string" office:string-value="?" calcext:value-type="string">
            <text:p>?</text:p>
          </table:table-cell>
          <table:table-cell table:formula="of:=IF([.H109]=[.G109];&quot;&quot;;&quot;!!!!!!!!!!&quot;)">
            <text:p/>
          </table:table-cell>
          <table:table-cell table:formula="of:=VLOOKUP([.B109];['set-2019'.A$2:.C$201];2)" office:value-type="string" office:string-value="https://www.linkedin.com/in/victor-reimer-leite-084b19187/" calcext:value-type="string">
            <text:p>https://www.linkedin.com/in/victor-reimer-leite-084b19187/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AGNER SALVADOR</text:p>
          </table:table-cell>
          <table:table-cell table:formula="of:=VLOOKUP([.B110];[alunos.A$2:.B$359];2)" office:value-type="string" office:string-value="tads" calcext:value-type="string">
            <text:p>tads</text:p>
          </table:table-cell>
          <table:table-cell table:formula="of:=VLOOKUP([.B110];['set-2019'.A$2:.C$201];1)" office:value-type="string" office:string-value="VITOR HUGO HELMBRECHT" calcext:value-type="string">
            <text:p>VITOR HUGO HELMBRECHT</text:p>
          </table:table-cell>
          <table:table-cell table:formula="of:=VLOOKUP([.B110];['jun-2019'.A$2:.C$201];1)" office:value-type="string" office:string-value="VICTOR REIMER LEITE" calcext:value-type="string">
            <text:p>VICTOR REIMER LEITE</text:p>
          </table:table-cell>
          <table:table-cell table:formula="of:=IF([.B110]=[.D110];IF([.D110]=[.E110];&quot;ok&quot;;&quot;&quot;);&quot;&quot;)">
            <text:p/>
          </table:table-cell>
          <table:table-cell table:formula="of:=IF([.F110]=&quot;ok&quot;;VLOOKUP([.B110];['set-2019'.A$1:.D$44];4);&quot;?&quot;)" office:value-type="string" office:string-value="?" calcext:value-type="string">
            <text:p>?</text:p>
          </table:table-cell>
          <table:table-cell table:formula="of:=IF([.F110]=&quot;ok&quot;;VLOOKUP([.B110];['jun-2019'.A$2:.D$44];4);&quot;?&quot;)" office:value-type="string" office:string-value="?" calcext:value-type="string">
            <text:p>?</text:p>
          </table:table-cell>
          <table:table-cell table:formula="of:=IF([.H110]=[.G110];&quot;&quot;;&quot;!!!!!!!!!!&quot;)">
            <text:p/>
          </table:table-cell>
          <table:table-cell table:formula="of:=VLOOKUP([.B110];['set-2019'.A$2:.C$201];2)" office:value-type="string" office:string-value="https://www.linkedin.com/in/vitor-hugo-helmbrecht-22b151166/" calcext:value-type="string">
            <text:p>https://www.linkedin.com/in/vitor-hugo-helmbrecht-22b151166/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ILLIAN BARBOSA DA SILVA</text:p>
          </table:table-cell>
          <table:table-cell table:formula="of:=VLOOKUP([.B111];[alunos.A$2:.B$359];2)" office:value-type="string" office:string-value="tads" calcext:value-type="string">
            <text:p>tads</text:p>
          </table:table-cell>
          <table:table-cell table:formula="of:=VLOOKUP([.B111];['set-2019'.A$2:.C$201];1)" office:value-type="string" office:string-value="WILLIAM FERNANDES WEIDGENAND" calcext:value-type="string">
            <text:p>WILLIAM FERNANDES WEIDGENAND</text:p>
          </table:table-cell>
          <table:table-cell table:formula="of:=VLOOKUP([.B111];['jun-2019'.A$2:.C$201];1)" office:value-type="string" office:string-value="VICTOR REIMER LEITE" calcext:value-type="string">
            <text:p>VICTOR REIMER LEITE</text:p>
          </table:table-cell>
          <table:table-cell table:formula="of:=IF([.B111]=[.D111];IF([.D111]=[.E111];&quot;ok&quot;;&quot;&quot;);&quot;&quot;)">
            <text:p/>
          </table:table-cell>
          <table:table-cell table:formula="of:=IF([.F111]=&quot;ok&quot;;VLOOKUP([.B111];['set-2019'.A$1:.D$44];4);&quot;?&quot;)" office:value-type="string" office:string-value="?" calcext:value-type="string">
            <text:p>?</text:p>
          </table:table-cell>
          <table:table-cell table:formula="of:=IF([.F111]=&quot;ok&quot;;VLOOKUP([.B111];['jun-2019'.A$2:.D$44];4);&quot;?&quot;)" office:value-type="string" office:string-value="?" calcext:value-type="string">
            <text:p>?</text:p>
          </table:table-cell>
          <table:table-cell table:formula="of:=IF([.H111]=[.G111];&quot;&quot;;&quot;!!!!!!!!!!&quot;)">
            <text:p/>
          </table:table-cell>
          <table:table-cell table:formula="of:=VLOOKUP([.B111];['set-2019'.A$2:.C$201];2)" office:value-type="string" office:string-value="https://www.linkedin.com/in/fernandeswd/" calcext:value-type="string">
            <text:p>https://www.linkedin.com/in/fernandeswd/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YURI PATRICK FURQUIM DOS SANTOS</text:p>
          </table:table-cell>
          <table:table-cell table:formula="of:=VLOOKUP([.B112];[alunos.A$2:.B$359];2)" office:value-type="string" office:string-value="tads" calcext:value-type="string">
            <text:p>tads</text:p>
          </table:table-cell>
          <table:table-cell table:formula="of:=VLOOKUP([.B112];['set-2019'.A$2:.C$201];1)" office:value-type="string" office:string-value="YURI JANDRE PISKE" calcext:value-type="string">
            <text:p>YURI JANDRE PISKE</text:p>
          </table:table-cell>
          <table:table-cell table:formula="of:=VLOOKUP([.B112];['jun-2019'.A$2:.C$201];1)" office:value-type="string" office:string-value="VICTOR REIMER LEITE" calcext:value-type="string">
            <text:p>VICTOR REIMER LEITE</text:p>
          </table:table-cell>
          <table:table-cell table:formula="of:=IF([.B112]=[.D112];IF([.D112]=[.E112];&quot;ok&quot;;&quot;&quot;);&quot;&quot;)">
            <text:p/>
          </table:table-cell>
          <table:table-cell table:formula="of:=IF([.F112]=&quot;ok&quot;;VLOOKUP([.B112];['set-2019'.A$1:.D$44];4);&quot;?&quot;)" office:value-type="string" office:string-value="?" calcext:value-type="string">
            <text:p>?</text:p>
          </table:table-cell>
          <table:table-cell table:formula="of:=IF([.F112]=&quot;ok&quot;;VLOOKUP([.B112];['jun-2019'.A$2:.D$44];4);&quot;?&quot;)" office:value-type="string" office:string-value="?" calcext:value-type="string">
            <text:p>?</text:p>
          </table:table-cell>
          <table:table-cell table:formula="of:=IF([.H112]=[.G112];&quot;&quot;;&quot;!!!!!!!!!!&quot;)">
            <text:p/>
          </table:table-cell>
          <table:table-cell table:formula="of:=VLOOKUP([.B112];['set-2019'.A$2:.C$201];2)" office:value-type="string" office:string-value="https://www.linkedin.com/in/andr%E9-rodrigues-da-silva-944ab2115/" calcext:value-type="string">
            <text:p>https://www.linkedin.com/in/andr%E9-rodrigues-da-silva-944ab2115/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ZEUS SCHMITZ</text:p>
          </table:table-cell>
          <table:table-cell table:formula="of:=VLOOKUP([.B113];[alunos.A$2:.B$359];2)" office:value-type="string" office:string-value="tads" calcext:value-type="string">
            <text:p>tads</text:p>
          </table:table-cell>
          <table:table-cell table:formula="of:=VLOOKUP([.B113];['set-2019'.A$2:.C$201];1)" office:value-type="string" office:string-value="ZEUS SCHMITZ" calcext:value-type="string">
            <text:p>ZEUS SCHMITZ</text:p>
          </table:table-cell>
          <table:table-cell table:formula="of:=VLOOKUP([.B113];['jun-2019'.A$2:.C$201];1)" office:value-type="string" office:string-value="ZEUS SCHMITZ" calcext:value-type="string">
            <text:p>ZEUS SCHMITZ</text:p>
          </table:table-cell>
          <table:table-cell table:formula="of:=IF([.B113]=[.D113];IF([.D113]=[.E113];&quot;ok&quot;;&quot;&quot;);&quot;&quot;)" office:value-type="string" office:string-value="ok" calcext:value-type="string">
            <text:p>ok</text:p>
          </table:table-cell>
          <table:table-cell table:formula="of:=IF([.F113]=&quot;ok&quot;;VLOOKUP([.B113];['set-2019'.A$1:.D$44];4);&quot;?&quot;)" office:value-type="string" office:string-value="Estre Ambiental" calcext:value-type="string">
            <text:p>Estre Ambiental</text:p>
          </table:table-cell>
          <table:table-cell table:formula="of:=IF([.F113]=&quot;ok&quot;;VLOOKUP([.B113];['jun-2019'.A$2:.D$44];4);&quot;?&quot;)" office:value-type="string" office:string-value="Eletromecanica Teixiera" calcext:value-type="string">
            <text:p>Eletromecanica Teixiera</text:p>
          </table:table-cell>
          <table:table-cell table:formula="of:=IF([.H113]=[.G113];&quot;&quot;;&quot;!!!!!!!!!!&quot;)" office:value-type="string" office:string-value="!!!!!!!!!!" calcext:value-type="string">
            <text:p>!!!!!!!!!!</text:p>
          </table:table-cell>
          <table:table-cell table:formula="of:=VLOOKUP([.B113];['set-2019'.A$2:.C$201];2)" office:value-type="string" office:string-value="https://www.linkedin.com/in/zeus-schmitz-52692683/" calcext:value-type="string">
            <text:p>https://www.linkedin.com/in/zeus-schmitz-52692683/</text:p>
          </table:table-cell>
        </table:table-row>
      </table:table>
      <table:table table:name="set-2019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ABRAAO COSTA MACED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RIANO CARDOSO MEDEIROS</text:p>
          </table:table-cell>
          <table:table-cell office:value-type="string" calcext:value-type="string">
            <text:p>https://www.linkedin.com/in/adriano-cardoso-medeiros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carlo Móveis e Acessórios</text:p>
          </table:table-cell>
          <table:table-cell office:value-type="string" calcext:value-type="string">
            <text:p><text:s/>PH Recursos Humanos</text:p>
          </table:table-cell>
          <table:table-cell office:value-type="string" calcext:value-type="string">
            <text:p><text:s/>SBS Serviços de Logística LT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N FELIPE SCHELL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INE DA SILVA VENERA</text:p>
          </table:table-cell>
          <table:table-cell office:value-type="string" calcext:value-type="string">
            <text:p>https://www.linkedin.com/in/aline-da-silva-venera-a91212173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SON BATISTA DOS SANTOS</text:p>
          </table:table-cell>
          <table:table-cell office:value-type="string" calcext:value-type="string">
            <text:p>https://www.linkedin.com/in/alison-santos-119168124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ifique Telecomunicações</text:p>
          </table:table-cell>
          <table:table-cell office:value-type="string" calcext:value-type="string">
            <text:p><text:s/>Prefeitura Municipal de Rio dos Cedros</text:p>
          </table:table-cell>
          <table:table-cell office:value-type="string" calcext:value-type="string">
            <text:p><text:s/>Unifique Telecomunicações</text:p>
          </table:table-cell>
          <table:table-cell office:value-type="string" calcext:value-type="string">
            <text:p><text:s/>Mercedes-Benz do Brasil Ltda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VORI FELICIANO</text:p>
          </table:table-cell>
          <table:table-cell office:value-type="string" calcext:value-type="string">
            <text:p>https://www.linkedin.com/in/alvori-feliciano-66a8447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clogica</text:p>
          </table:table-cell>
          <table:table-cell office:value-type="string" calcext:value-type="string">
            <text:p><text:s/>Multitherm Sistemas e Automação</text:p>
          </table:table-cell>
          <table:table-cell office:value-type="string" calcext:value-type="string">
            <text:p><text:s/>CEBIP - Centro Educacional Brasileiro de Informática e Profissões</text:p>
          </table:table-cell>
          <table:table-cell office:value-type="string" calcext:value-type="string">
            <text:p><text:s/>TI Soluções Empresariais</text:p>
          </table:table-cell>
          <table:table-cell office:value-type="string" calcext:value-type="string">
            <text:p><text:s/>U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NDA CADORE DOS SANTOS</text:p>
          </table:table-cell>
          <table:table-cell office:value-type="string" calcext:value-type="string">
            <text:p>https://www.linkedin.com/in/amanda-cadore-dos-santos-8a727218b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stituto Federal Catarinen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A CAROLINE KAESTER</text:p>
          </table:table-cell>
          <table:table-cell office:value-type="string" calcext:value-type="string">
            <text:p>https://www.linkedin.com/in/adriano-junior-19252358/?originalSubdomain=b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rjado e novo bras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A CAROLINE WEIGMANN TUROW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 JULIA TESKE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 LUIZA FERREIRA BOAVENTURA</text:p>
          </table:table-cell>
          <table:table-cell office:value-type="string" calcext:value-type="string">
            <text:p>https://www.linkedin.com/in/luiza-boaventura-b6705631/?originalSubdomain=b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N ReSound</text:p>
          </table:table-cell>
          <table:table-cell office:value-type="string" calcext:value-type="string">
            <text:p><text:s/>Compass Minerals</text:p>
          </table:table-cell>
          <table:table-cell office:value-type="string" calcext:value-type="string">
            <text:p><text:s/>Aon</text:p>
          </table:table-cell>
          <table:table-cell office:value-type="string" calcext:value-type="string">
            <text:p><text:s/>LEN </text:p>
          </table:table-cell>
          <table:table-cell office:value-type="string" calcext:value-type="string">
            <text:p><text:s/>Comunicação e Bra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 PAULA NOERING</text:p>
          </table:table-cell>
          <table:table-cell office:value-type="string" calcext:value-type="string">
            <text:p>https://www.linkedin.com/in/ana-paula-noering-564401171/?originalSubdomain=b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CI Sistemas Contábeis</text:p>
          </table:table-cell>
          <table:table-cell office:value-type="string" calcext:value-type="string">
            <text:p><text:s/>SCI Sistemas Contábeis</text:p>
          </table:table-cell>
          <table:table-cell office:value-type="string" calcext:value-type="string">
            <text:p><text:s/>Autôno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I ANTONIO CAMPIGOTTO</text:p>
          </table:table-cell>
          <table:table-cell office:value-type="string" calcext:value-type="string">
            <text:p>https://www.linkedin.com/in/andrei-antonio-campigotto-45168255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scal</text:p>
          </table:table-cell>
          <table:table-cell office:value-type="string" calcext:value-type="string">
            <text:p><text:s/>SCI Sistemas Contábeis</text:p>
          </table:table-cell>
          <table:table-cell office:value-type="string" calcext:value-type="string">
            <text:p><text:s/>AIESEC</text:p>
          </table:table-cell>
          <table:table-cell office:value-type="string" calcext:value-type="string">
            <text:p><text:s/>Prefeitura Municipal de Blumenau</text:p>
          </table:table-cell>
          <table:table-cell office:value-type="string" calcext:value-type="string">
            <text:p><text:s/>HBSIS Soluções em TI Lt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I HENRIQUE POSSAMAI</text:p>
          </table:table-cell>
          <table:table-cell office:value-type="string" calcext:value-type="string">
            <text:p>https://www.linkedin.com/in/andrei-henrique-possamai-57b798176/?originalSubdomain=br</text:p>
          </table:table-cell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NY KAROLINY DUARTE DANIEL</text:p>
          </table:table-cell>
          <table:table-cell office:value-type="string" calcext:value-type="string">
            <text:p>https://www.linkedin.com/in/daniel-anilton-duarte-marques-b3ab55a5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cretaria de Estado de Turismo de Minas Gerais</text:p>
          </table:table-cell>
          <table:table-cell office:value-type="string" calcext:value-type="string">
            <text:p><text:s/>Secretaria de Estado de Esportes e da Juventude</text:p>
          </table:table-cell>
          <table:table-cell table:number-columns-repeated="2" office:value-type="string" calcext:value-type="string">
            <text:p><text:s/>Secretaria de Estado de Turismo de Minas Gerais</text:p>
          </table:table-cell>
          <table:table-cell office:value-type="string" calcext:value-type="string">
            <text:p><text:s/>Promo Marketing Intelig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NIO JOSE DA SILVA MESQUITA</text:p>
          </table:table-cell>
          <table:table-cell office:value-type="string" calcext:value-type="string">
            <text:p>https://www.linkedin.com/in/antonio-jose-da-silva-mesquita-550a19167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ngetel Automação e Segurança</text:p>
          </table:table-cell>
          <table:table-cell office:value-type="string" calcext:value-type="string">
            <text:p><text:s/>Engetel Automação e Segurança</text:p>
          </table:table-cell>
          <table:table-cell office:value-type="string" calcext:value-type="string">
            <text:p><text:s/>Protec Seguranca E Automaca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IEL FELIPE CAETANO PETTERS</text:p>
          </table:table-cell>
          <table:table-cell office:value-type="string" calcext:value-type="string">
            <text:p>https://www.linkedin.com/in/ariel-felipe-caetano-petters-b85b4943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ácil Informática Espaider</text:p>
          </table:table-cell>
          <table:table-cell office:value-type="string" calcext:value-type="string">
            <text:p><text:s/>Mult Sistemas Ltda</text:p>
          </table:table-cell>
          <table:table-cell office:value-type="string" calcext:value-type="string">
            <text:p><text:s/>Invent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UR BRUCH DE ALBUQUERQUE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UR MARTINS TAMBO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BARA MOR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ATRIZ PANKO LIRA</text:p>
          </table:table-cell>
          <table:table-cell office:value-type="string" calcext:value-type="string">
            <text:p>https://www.linkedin.com/in/beatriz-panko-lira-325b9015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-Systems do Bras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HA KAROLAYN MENGAR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ANCA CAROLINE PINTO</text:p>
          </table:table-cell>
          <table:table-cell office:value-type="string" calcext:value-type="string">
            <text:p>https://www.linkedin.com/in/bianca-pinto-lima-795b217a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ADÃO</text:p>
          </table:table-cell>
          <table:table-cell office:value-type="string" calcext:value-type="string">
            <text:p><text:s/>ESTADÃO</text:p>
          </table:table-cell>
          <table:table-cell office:value-type="string" calcext:value-type="string">
            <text:p><text:s/>AméricaEconomía</text:p>
          </table:table-cell>
          <table:table-cell office:value-type="string" calcext:value-type="string">
            <text:p><text:s/>Reveal from The Center for Investigative Reporting</text:p>
          </table:table-cell>
          <table:table-cell office:value-type="string" calcext:value-type="string">
            <text:p><text:s/>ESTADÃO</text:p>
          </table:table-cell>
          <table:table-cell office:value-type="string" calcext:value-type="string">
            <text:p><text:s/>GloboNe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ANCA DE LIM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ANCA JAQUELINE EWALD</text:p>
          </table:table-cell>
          <table:table-cell office:value-type="string" calcext:value-type="string">
            <text:p>https://www.linkedin.com/in/bianca-jaqueline-ewald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NNA CORINE STRUCK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NA ISABELA PEREIRA</text:p>
          </table:table-cell>
          <table:table-cell office:value-type="string" calcext:value-type="string">
            <text:p>https://www.linkedin.com/in/professora-isabela-pereira-b311b5165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istima Consultoria e Treinamentos</text:p>
          </table:table-cell>
          <table:table-cell office:value-type="string" calcext:value-type="string">
            <text:p><text:s/>Senac MS</text:p>
          </table:table-cell>
          <table:table-cell office:value-type="string" calcext:value-type="string">
            <text:p><text:s/>Grupo Pereira</text:p>
          </table:table-cell>
          <table:table-cell office:value-type="string" calcext:value-type="string">
            <text:p><text:s/>Faculdade NOVOESTE</text:p>
          </table:table-cell>
          <table:table-cell office:value-type="string" calcext:value-type="string">
            <text:p><text:s/>Instituto de Ensino e Pesquisa do Hospital Sírio Liba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A PADILHA AMARAL</text:p>
          </table:table-cell>
          <table:table-cell office:value-type="string" calcext:value-type="string">
            <text:p>https://www.linkedin.com/in/lucca-padilha-218513140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stema Elite de Ensino</text:p>
          </table:table-cell>
          <table:table-cell office:value-type="string" calcext:value-type="string">
            <text:p><text:s/>IME júnior</text:p>
          </table:table-cell>
          <table:table-cell office:value-type="string" calcext:value-type="string">
            <text:p><text:s/>ProMilitares</text:p>
          </table:table-cell>
          <table:table-cell office:value-type="string" calcext:value-type="string">
            <text:p><text:s/>Inspira Rede de Educadores</text:p>
          </table:table-cell>
          <table:table-cell office:value-type="string" calcext:value-type="string">
            <text:p><text:s/>Grêmio Ricardo Franc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O DOS SANTOS</text:p>
          </table:table-cell>
          <table:table-cell office:value-type="string" calcext:value-type="string">
            <text:p>https://www.linkedin.com/in/bruno-dos-santos-86803899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nselux soluções em iluminação</text:p>
          </table:table-cell>
          <table:table-cell office:value-type="string" calcext:value-type="string">
            <text:p><text:s/>Intense Lux Soluções em Iluminação</text:p>
          </table:table-cell>
          <table:table-cell office:value-type="string" calcext:value-type="string">
            <text:p><text:s/>Sítio do Carroç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O LUIZ REINICKE</text:p>
          </table:table-cell>
          <table:table-cell office:value-type="string" calcext:value-type="string">
            <text:p>https://www.linkedin.com/in/bruno-luiz-reinicke-04ab38160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CI Sistemas Contábeis</text:p>
          </table:table-cell>
          <table:table-cell office:value-type="string" calcext:value-type="string">
            <text:p><text:s/>SCI Sistemas Contábeis</text:p>
          </table:table-cell>
          <table:table-cell office:value-type="string" calcext:value-type="string">
            <text:p><text:s/>EME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LOS DANIEL DE FREITAS</text:p>
          </table:table-cell>
          <table:table-cell office:value-type="string" calcext:value-type="string">
            <text:p>https://www.linkedin.com/in/carlos-daniel-police-de-freitas-16375324/?originalSubdomain=b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nsipam/M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SAR AUGUSTO RAHN</text:p>
          </table:table-cell>
          <table:table-cell office:value-type="string" calcext:value-type="string">
            <text:p>https://www.linkedin.com/in/cesar-rahn-932630137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pl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ISTIANO COSTI GRAVINA</text:p>
          </table:table-cell>
          <table:table-cell office:value-type="string" calcext:value-type="string">
            <text:p>https://www.linkedin.com/in/marina-gravina-457875160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K HOTEL GINEV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SLAINE TATIANE TIMM</text:p>
          </table:table-cell>
          <table:table-cell office:value-type="string" calcext:value-type="string">
            <text:p>https://www.linkedin.com/in/crislaine-tatiane-timm-661a9516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ciedade Individual de Advocac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STIAN YURI MACHOTA</text:p>
          </table:table-cell>
          <table:table-cell office:value-type="string" calcext:value-type="string">
            <text:p>https://www.linkedin.com/in/cristian-yuri-machota-333646176/?originalSubdomain=b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K Sistem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IEL ALV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IEL KRATZ</text:p>
          </table:table-cell>
          <table:table-cell office:value-type="string" calcext:value-type="string">
            <text:p>https://www.linkedin.com/in/daniel-kratz-059083139/?trk=prof-samename-picture&amp;originalSubdomain=br</text:p>
          </table:table-cell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IEL MAURICIO JANSEN</text:p>
          </table:table-cell>
          <table:table-cell office:value-type="string" calcext:value-type="string">
            <text:p>https://www.linkedin.com/in/daniel-jansen-9a451815a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il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NER LOPO</text:p>
          </table:table-cell>
          <table:table-cell office:value-type="string" calcext:value-type="string">
            <text:p>https://www.linkedin.com/in/denner-lopo-4ba52714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 Clinical Informatics</text:p>
          </table:table-cell>
          <table:table-cell office:value-type="string" calcext:value-type="string">
            <text:p><text:s/>Movidesk</text:p>
          </table:table-cell>
          <table:table-cell office:value-type="string" calcext:value-type="string">
            <text:p><text:s/>R&amp;amp</text:p>
          </table:table-cell>
          <table:table-cell office:value-type="string" calcext:value-type="string">
            <text:p>R Advog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GO ARMANDO CACILHA</text:p>
          </table:table-cell>
          <table:table-cell office:value-type="string" calcext:value-type="string">
            <text:p>https://www.linkedin.com/in/diego-armando-cacilha-885377171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nior Sistemas</text:p>
          </table:table-cell>
          <table:table-cell office:value-type="string" calcext:value-type="string">
            <text:p><text:s/>Gestao</text:p>
          </table:table-cell>
          <table:table-cell office:value-type="string" calcext:value-type="string">
            <text:p><text:s/>Botelho Hospital da Vis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ARDA PAGLIOSA OLIVEI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UARDO KUSTER</text:p>
          </table:table-cell>
          <table:table-cell office:value-type="string" calcext:value-type="string">
            <text:p>https://www.linkedin.com/in/eduardo-kuster-pinto-9863a273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FES - Universidade Federal do Espírito Santo </text:p>
          </table:table-cell>
          <table:table-cell office:value-type="string" calcext:value-type="string">
            <text:p><text:s/>Bandes - Banco de Desenvolvimento do Espírito Santo S.A</text:p>
          </table:table-cell>
          <table:table-cell office:value-type="string" calcext:value-type="string">
            <text:p><text:s/>Prefeitura Municipial de Vargem Al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EL GENUINO DA SILVA</text:p>
          </table:table-cell>
          <table:table-cell office:value-type="string" calcext:value-type="string">
            <text:p>https://www.linkedin.com/in/eliel-genuino-da-silva-7139473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NA Engenharia S/A.</text:p>
          </table:table-cell>
          <table:table-cell office:value-type="string" calcext:value-type="string">
            <text:p><text:s/>Vega Engenharia e Consultoria</text:p>
          </table:table-cell>
          <table:table-cell office:value-type="string" calcext:value-type="string">
            <text:p><text:s/>Concremat Engenharia</text:p>
          </table:table-cell>
          <table:table-cell office:value-type="string" calcext:value-type="string">
            <text:p><text:s/>Pacs Planejament</text:p>
          </table:table-cell>
          <table:table-cell office:value-type="string" calcext:value-type="string">
            <text:p><text:s/>Consórcio 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VIN SCHMIDT NETO</text:p>
          </table:table-cell>
          <table:table-cell office:value-type="string" calcext:value-type="string">
            <text:p>https://www.linkedin.com/in/eduardo-whately-schmidt-neto-86b420107/?originalSubdomain=b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re Ambiental</text:p>
          </table:table-cell>
          <table:table-cell table:number-columns-repeated="2" office:value-type="string" calcext:value-type="string">
            <text:p><text:s/>Omnil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E KAUE ISOPPO</text:p>
          </table:table-cell>
          <table:table-cell office:value-type="string" calcext:value-type="string">
            <text:p>https://www.linkedin.com/in/felipeisoppo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etrobras</text:p>
          </table:table-cell>
          <table:table-cell table:number-columns-repeated="4" office:value-type="string" calcext:value-type="string">
            <text:p><text:s/>Petrob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IPE KRUEGER</text:p>
          </table:table-cell>
          <table:table-cell office:value-type="string" calcext:value-type="string">
            <text:p>https://www.linkedin.com/in/felipekrueger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u Decido</text:p>
          </table:table-cell>
          <table:table-cell office:value-type="string" calcext:value-type="string">
            <text:p><text:s/>Mabe Corporativo</text:p>
          </table:table-cell>
          <table:table-cell office:value-type="string" calcext:value-type="string">
            <text:p><text:s/>7ways - Marketing Digital</text:p>
          </table:table-cell>
          <table:table-cell office:value-type="string" calcext:value-type="string">
            <text:p><text:s/>bim.bon</text:p>
          </table:table-cell>
          <table:table-cell office:value-type="string" calcext:value-type="string">
            <text:p><text:s/>Azula Mar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RIEL GUILHERME BOUDO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BRIEL HENRIQUE SCHNEIDER</text:p>
          </table:table-cell>
          <table:table-cell office:value-type="string" calcext:value-type="string">
            <text:p>https://www.linkedin.com/in/gabrielsch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nto Online</text:p>
          </table:table-cell>
          <table:table-cell office:value-type="string" calcext:value-type="string">
            <text:p><text:s/>Autônomo</text:p>
          </table:table-cell>
          <table:table-cell office:value-type="string" calcext:value-type="string">
            <text:p><text:s/>Tribunal de Justiça do RS</text:p>
          </table:table-cell>
          <table:table-cell office:value-type="string" calcext:value-type="string">
            <text:p><text:s/>Portosys Sistemas de Informação</text:p>
          </table:table-cell>
          <table:table-cell office:value-type="string" calcext:value-type="string">
            <text:p><text:s/>ANS Gráf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RIEL KRESIN</text:p>
          </table:table-cell>
          <table:table-cell office:value-type="string" calcext:value-type="string">
            <text:p>https://www.linkedin.com/in/gabriel-kresin-37164416a/</text:p>
          </table:table-cell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BRIEL LAURETH PHILIPPI</text:p>
          </table:table-cell>
          <table:table-cell office:value-type="string" calcext:value-type="string">
            <text:p>https://www.linkedin.com/in/gabriel-cruz-lyrio-9a9b1451/?originalSubdomain=b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ite Sistemas Lt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BRIEL PEDRO KREUSCH</text:p>
          </table:table-cell>
          <table:table-cell office:value-type="string" calcext:value-type="string">
            <text:p>https://www.linkedin.com/in/gabriel-pedro-kreusch-645049150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ácil Informática Espaider</text:p>
          </table:table-cell>
          <table:table-cell office:value-type="string" calcext:value-type="string">
            <text:p><text:s/>Fácil </text:p>
          </table:table-cell>
          <table:table-cell office:value-type="string" calcext:value-type="string">
            <text:p><text:s/>Espa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BRIEL ROBERTO DE ABREU</text:p>
          </table:table-cell>
          <table:table-cell office:value-type="string" calcext:value-type="string">
            <text:p>https://www.linkedin.com/in/gabriel-deabreu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BS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BRIELA ANTUN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BRIELA CIRICO BORCHARDT</text:p>
          </table:table-cell>
          <table:table-cell office:value-type="string" calcext:value-type="string">
            <text:p>https://www.linkedin.com/in/gabriela-borchardt-381b627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ice beauty</text:p>
          </table:table-cell>
          <table:table-cell office:value-type="string" calcext:value-type="string">
            <text:p><text:s/>HTI Colle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BRIELA LUIZ TORRES</text:p>
          </table:table-cell>
          <table:table-cell office:value-type="string" calcext:value-type="string">
            <text:p>https://www.linkedin.com/in/gabriela-torres-cruvinel-06950b107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cola de Engenharia de Lore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BRIELA VITORIA ANDROCZEVECZ</text:p>
          </table:table-cell>
          <table:table-cell office:value-type="string" calcext:value-type="string">
            <text:p>https://www.linkedin.com/in/gabriela-vitoria/?originalSubdomain=b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stãoClick</text:p>
          </table:table-cell>
          <table:table-cell office:value-type="string" calcext:value-type="string">
            <text:p><text:s/>Rede Mater Dei de Saúde</text:p>
          </table:table-cell>
          <table:table-cell office:value-type="string" calcext:value-type="string">
            <text:p><text:s/>Farmácia Jr. Consultoria UF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BRIELE CRISTINA DA SILVA</text:p>
          </table:table-cell>
          <table:table-cell office:value-type="string" calcext:value-type="string">
            <text:p>https://www.linkedin.com/in/gabriela-cristina-silva-83108431/?originalSubdomain=br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BRIELLE</text:p>
          </table:table-cell>
          <table:table-cell office:value-type="string" calcext:value-type="string">
            <text:p>https://www.linkedin.com/in/gabrielle-fulcherberguer-38021224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alor Econômico S/A</text:p>
          </table:table-cell>
          <table:table-cell office:value-type="string" calcext:value-type="string">
            <text:p><text:s/>Grupo Três de Comunicação</text:p>
          </table:table-cell>
          <table:table-cell office:value-type="string" calcext:value-type="string">
            <text:p><text:s/>Universidade Paulista</text:p>
          </table:table-cell>
          <table:table-cell table:number-columns-repeated="2" office:value-type="string" calcext:value-type="string">
            <text:p><text:s/>Grupo Bandeirantes de Comunicação</text:p>
          </table:table-cell>
          <table:table-cell office:value-type="string" calcext:value-type="string">
            <text:p><text:s/>Universidade Presbiteriana Macken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VANI SCARDUELI</text:p>
          </table:table-cell>
          <table:table-cell office:value-type="string" calcext:value-type="string">
            <text:p>https://www.linkedin.com/in/geovani-scardueli-30484717b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OVANA DALLABRIDA</text:p>
          </table:table-cell>
          <table:table-cell office:value-type="string" calcext:value-type="string">
            <text:p>https://www.linkedin.com/in/giovana-dallabrida-1123b414a/</text:p>
          </table:table-cell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OVANI LISKOSKI ZANINI</text:p>
          </table:table-cell>
          <table:table-cell office:value-type="string" calcext:value-type="string">
            <text:p>https://www.linkedin.com/in/giovani-liskoski-zanini-4a318b180/?originalSubdomain=b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atina Têxt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ULIA DENISE KUJAT VIEI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ILHERME BARTH</text:p>
          </table:table-cell>
          <table:table-cell office:value-type="string" calcext:value-type="string">
            <text:p>https://www.linkedin.com/in/guilherme-barth-7a8436102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AP</text:p>
          </table:table-cell>
          <table:table-cell table:number-columns-repeated="2" office:value-type="string" calcext:value-type="string">
            <text:p><text:s/>S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LHERME HENRIQUE DA SILV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STAVO STREBE</text:p>
          </table:table-cell>
          <table:table-cell office:value-type="string" calcext:value-type="string">
            <text:p>https://www.linkedin.com/in/gustavo-strebe-a0961815b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nior Sistemas</text:p>
          </table:table-cell>
          <table:table-cell office:value-type="string" calcext:value-type="string">
            <text:p><text:s/>Senior Sistemas</text:p>
          </table:table-cell>
          <table:table-cell office:value-type="string" calcext:value-type="string">
            <text:p><text:s/>RR Donnelley Brasi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ENA PISKE</text:p>
          </table:table-cell>
          <table:table-cell office:value-type="string" calcext:value-type="string">
            <text:p>https://www.linkedin.com/in/ady-piske-464408a4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versas</text:p>
          </table:table-cell>
          <table:table-cell office:value-type="string" calcext:value-type="string">
            <text:p><text:s/>HOSPITAL DONA HELENA</text:p>
          </table:table-cell>
          <table:table-cell office:value-type="string" calcext:value-type="string">
            <text:p><text:s/>Soluções Sistemas Visu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NRIQUE GUSTAVO STAROSKY</text:p>
          </table:table-cell>
          <table:table-cell office:value-type="string" calcext:value-type="string">
            <text:p>https://www.linkedin.com/in/henrique-hartleben-starosky-a88623a0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taú Unibanco</text:p>
          </table:table-cell>
          <table:table-cell office:value-type="string" calcext:value-type="string">
            <text:p><text:s/>Itaú Unibanco</text:p>
          </table:table-cell>
          <table:table-cell office:value-type="string" calcext:value-type="string">
            <text:p><text:s/>Fisk</text:p>
          </table:table-cell>
          <table:table-cell office:value-type="string" calcext:value-type="string">
            <text:p><text:s/>Itaú Uniban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RIQUE LIMA DA COSTA PEREI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N AUGUSTO NUNES</text:p>
          </table:table-cell>
          <table:table-cell office:value-type="string" calcext:value-type="string">
            <text:p>https://www.linkedin.com/in/augustonunes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TIX</text:p>
          </table:table-cell>
          <table:table-cell office:value-type="string" calcext:value-type="string">
            <text:p><text:s/>ArcelorMittal</text:p>
          </table:table-cell>
          <table:table-cell office:value-type="string" calcext:value-type="string">
            <text:p><text:s/>Megawork Consultoria </text:p>
          </table:table-cell>
          <table:table-cell office:value-type="string" calcext:value-type="string">
            <text:p><text:s/>Mindworks Informática Ltda.</text:p>
          </table:table-cell>
          <table:table-cell office:value-type="string" calcext:value-type="string">
            <text:p><text:s/>ITIX</text:p>
          </table:table-cell>
          <table:table-cell office:value-type="string" calcext:value-type="string">
            <text:p><text:s/>A &amp;amp</text:p>
          </table:table-cell>
          <table:table-cell office:value-type="string" calcext:value-type="string">
            <text:p><text:s/>D Tecnologia</text:p>
          </table:table-cell>
          <table:table-cell office:value-type="string" calcext:value-type="string">
            <text:p><text:s/>ITIX</text:p>
          </table:table-cell>
        </table:table-row>
        <table:table-row table:style-name="ro1">
          <table:table-cell office:value-type="string" calcext:value-type="string">
            <text:p>ISABELA SCHMIDT DE OLIVEIRA</text:p>
          </table:table-cell>
          <table:table-cell office:value-type="string" calcext:value-type="string">
            <text:p>https://www.linkedin.com/in/isabelaschmidt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BS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ABELLE KUEHLEWEIN</text:p>
          </table:table-cell>
          <table:table-cell office:value-type="string" calcext:value-type="string">
            <text:p>https://www.linkedin.com/in/arnaud-chain-1b8857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<text:s/>VMware</text:p>
          </table:table-cell>
          <table:table-cell office:value-type="string" calcext:value-type="string">
            <text:p><text:s/>SAP Business Objects</text:p>
          </table:table-cell>
          <table:table-cell table:number-columns-repeated="2" office:value-type="string" calcext:value-type="string">
            <text:p><text:s/>VMware</text:p>
          </table:table-cell>
          <table:table-cell office:value-type="string" calcext:value-type="string">
            <text:p><text:s/>Optio Software</text:p>
          </table:table-cell>
          <table:table-cell office:value-type="string" calcext:value-type="string">
            <text:p><text:s/>VMware</text:p>
          </table:table-cell>
          <table:table-cell/>
        </table:table-row>
        <table:table-row table:style-name="ro1">
          <table:table-cell office:value-type="string" calcext:value-type="string">
            <text:p>ISRAEL RAIZER CRUVINEL</text:p>
          </table:table-cell>
          <table:table-cell office:value-type="string" calcext:value-type="string">
            <text:p>https://www.linkedin.com/in/israel-raizer-cruvinel-89a74415b/</text:p>
          </table:table-cell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FERSON HOBUS</text:p>
          </table:table-cell>
          <table:table-cell office:value-type="string" calcext:value-type="string">
            <text:p>https://www.linkedin.com/in/jeferson-hobus-34735095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crem W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FFERSON LUIS DOS REIS</text:p>
          </table:table-cell>
          <table:table-cell office:value-type="string" calcext:value-type="string">
            <text:p>https://www.linkedin.com/in/jefferson-luis-reis-de-sousa-62110638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lo serviços médic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FFERSON NAZARIO MENDES</text:p>
          </table:table-cell>
          <table:table-cell office:value-type="string" calcext:value-type="string">
            <text:p>https://www.linkedin.com/in/jefferson-nazario-mendes-170017158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FFERSON NAZARIO MENDES</text:p>
          </table:table-cell>
          <table:table-cell office:value-type="string" calcext:value-type="string">
            <text:p>https://www.linkedin.com/in/jefferson-nazario-mendes-170017158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SSICA TAYNA GUTJAHR</text:p>
          </table:table-cell>
          <table:table-cell office:value-type="string" calcext:value-type="string">
            <text:p>https://www.linkedin.com/in/laisrodriguespaes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spital do Câncer</text:p>
          </table:table-cell>
          <table:table-cell office:value-type="string" calcext:value-type="string">
            <text:p><text:s/>ADM RH</text:p>
          </table:table-cell>
          <table:table-cell office:value-type="string" calcext:value-type="string">
            <text:p><text:s/>Psic. Laís Rodrigues Paes</text:p>
          </table:table-cell>
          <table:table-cell office:value-type="string" calcext:value-type="string">
            <text:p><text:s/>Colégio Interativa</text:p>
          </table:table-cell>
          <table:table-cell office:value-type="string" calcext:value-type="string">
            <text:p><text:s/>IACEP - Instituto de Análise do Comportamento em Estudos e Psicologia</text:p>
          </table:table-cell>
          <table:table-cell office:value-type="string" calcext:value-type="string">
            <text:p><text:s/>Hospital do Câncer de Londr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ULIA JANSEN</text:p>
          </table:table-cell>
          <table:table-cell office:value-type="string" calcext:value-type="string">
            <text:p>https://www.linkedin.com/in/jhuliajansen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rsten S.A.</text:p>
          </table:table-cell>
          <table:table-cell office:value-type="string" calcext:value-type="string">
            <text:p><text:s/>GOVERNANÇABRASIL - GOVB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AO OTAVIO ORTIZ</text:p>
          </table:table-cell>
          <table:table-cell office:value-type="string" calcext:value-type="string">
            <text:p>https://www.linkedin.com/in/jo%C3%A3o-ortiz-bnu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llevo - Plataforma de Excelência</text:p>
          </table:table-cell>
          <table:table-cell office:value-type="string" calcext:value-type="string">
            <text:p><text:s/>Dimensão Sistemas</text:p>
          </table:table-cell>
          <table:table-cell office:value-type="string" calcext:value-type="string">
            <text:p><text:s/>HBSIS</text:p>
          </table:table-cell>
          <table:table-cell office:value-type="string" calcext:value-type="string">
            <text:p><text:s/>Consensu Soluções em Siste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AO PEDRO CALABRESI CH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AO VITOR MULLER</text:p>
          </table:table-cell>
          <table:table-cell office:value-type="string" calcext:value-type="string">
            <text:p>https://www.linkedin.com/in/jo%E3o-vitor-m%FCller-17936266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SE ANTONIO SUSKI DE OLIVEIRA</text:p>
          </table:table-cell>
          <table:table-cell office:value-type="string" calcext:value-type="string">
            <text:p>https://www.linkedin.com/in/antonio-suski-2a642271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ducandário Imaculada Conceiçã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IA NAYARA SCHMIDT</text:p>
          </table:table-cell>
          <table:table-cell office:value-type="string" calcext:value-type="string">
            <text:p>https://www.linkedin.com/in/cinthia-nayara-schmidt-1b9a2395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esol União</text:p>
          </table:table-cell>
          <table:table-cell office:value-type="string" calcext:value-type="string">
            <text:p><text:s/>Dynamic Work Informática</text:p>
          </table:table-cell>
          <table:table-cell office:value-type="string" calcext:value-type="string">
            <text:p><text:s/>ACIAR- Associação Empresarial de Realeza</text:p>
          </table:table-cell>
          <table:table-cell office:value-type="string" calcext:value-type="string">
            <text:p><text:s/>Rotaract Club de Reale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VENS ST LOUIS</text:p>
          </table:table-cell>
          <table:table-cell office:value-type="string" calcext:value-type="string">
            <text:p>https://www.linkedin.com/in/brunaferreira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F</text:p>
          </table:table-cell>
          <table:table-cell office:value-type="string" calcext:value-type="string">
            <text:p><text:s/>DHL Supply Chain</text:p>
          </table:table-cell>
          <table:table-cell office:value-type="string" calcext:value-type="string">
            <text:p><text:s/>Ekantika Brasil</text:p>
          </table:table-cell>
          <table:table-cell office:value-type="string" calcext:value-type="string">
            <text:p><text:s/>Movile</text:p>
          </table:table-cell>
          <table:table-cell office:value-type="string" calcext:value-type="string">
            <text:p><text:s/>Monsanto Compa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UANA LETICIA TIRONI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LLY APARECIDA MENEGASSI GOMES</text:p>
          </table:table-cell>
          <table:table-cell office:value-type="string" calcext:value-type="string">
            <text:p>https://www.linkedin.com/in/kelly-aparecida-menegassi-gomes-54a3b2129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P Controle</text:p>
          </table:table-cell>
          <table:table-cell office:value-type="string" calcext:value-type="string">
            <text:p><text:s/>Linx</text:p>
          </table:table-cell>
          <table:table-cell office:value-type="string" calcext:value-type="string">
            <text:p><text:s/>Copa Industrial Ltda</text:p>
          </table:table-cell>
          <table:table-cell office:value-type="string" calcext:value-type="string">
            <text:p><text:s/>AP Contr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VIN KATZER</text:p>
          </table:table-cell>
          <table:table-cell office:value-type="string" calcext:value-type="string">
            <text:p>https://www.linkedin.com/in/kevin-katzer-0b8210a6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stituto Tecnológico Simepar</text:p>
          </table:table-cell>
          <table:table-cell office:value-type="string" calcext:value-type="string">
            <text:p><text:s/>Sistema Meteorológico do Paraná - SIMEPAR</text:p>
          </table:table-cell>
          <table:table-cell office:value-type="string" calcext:value-type="string">
            <text:p><text:s/>Apple Developer Academy PUCPR</text:p>
          </table:table-cell>
          <table:table-cell office:value-type="string" calcext:value-type="string">
            <text:p><text:s/>Coro da UFPR</text:p>
          </table:table-cell>
          <table:table-cell office:value-type="string" calcext:value-type="string">
            <text:p><text:s/>SIEG - 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ISSA CAROLINA WETZEL</text:p>
          </table:table-cell>
          <table:table-cell office:value-type="string" calcext:value-type="string">
            <text:p>https://www.linkedin.com/in/larissa-bakaldin-51401845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nding Circle US</text:p>
          </table:table-cell>
          <table:table-cell office:value-type="string" calcext:value-type="string">
            <text:p><text:s/>Five9</text:p>
          </table:table-cell>
          <table:table-cell office:value-type="string" calcext:value-type="string">
            <text:p><text:s/>NatureBox</text:p>
          </table:table-cell>
          <table:table-cell office:value-type="string" calcext:value-type="string">
            <text:p><text:s/>Stitch Fix</text:p>
          </table:table-cell>
          <table:table-cell office:value-type="string" calcext:value-type="string">
            <text:p><text:s/>Funding Circle US</text:p>
          </table:table-cell>
          <table:table-cell office:value-type="string" calcext:value-type="string">
            <text:p><text:s/>Stitch Fix</text:p>
          </table:table-cell>
          <table:table-cell office:value-type="string" calcext:value-type="string">
            <text:p><text:s/>Old Navy</text:p>
          </table:table-cell>
          <table:table-cell/>
        </table:table-row>
        <table:table-row table:style-name="ro1">
          <table:table-cell office:value-type="string" calcext:value-type="string">
            <text:p>LARISSA EMANUELY LIMA RIBEIRO</text:p>
          </table:table-cell>
          <table:table-cell office:value-type="string" calcext:value-type="string">
            <text:p>https://www.linkedin.com/in/larissa-emanuely-lima-ribeiro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isual Mi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URA ANTONIA CAMILOTTI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ANDRO KLUG</text:p>
          </table:table-cell>
          <table:table-cell office:value-type="string" calcext:value-type="string">
            <text:p>https://www.linkedin.com/in/leandro-klug-8baab132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iacred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NDRO ZOBOLI NET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ONARDO BOSS GOMES</text:p>
          </table:table-cell>
          <table:table-cell office:value-type="string" calcext:value-type="string">
            <text:p>https://www.linkedin.com/in/leonardo-boss-gomes-a05649164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ácil Informática Espaider</text:p>
          </table:table-cell>
          <table:table-cell office:value-type="string" calcext:value-type="string">
            <text:p><text:s/>Supremo Secil Ciment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ONARDO HABITZREUTER</text:p>
          </table:table-cell>
          <table:table-cell office:value-type="string" calcext:value-type="string">
            <text:p>https://www.linkedin.com/in/leonardohabitzreuter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mart Consultoria e Governança</text:p>
          </table:table-cell>
          <table:table-cell office:value-type="string" calcext:value-type="string">
            <text:p><text:s/>Cristal Engenharia</text:p>
          </table:table-cell>
          <table:table-cell office:value-type="string" calcext:value-type="string">
            <text:p><text:s/>PDG Realty</text:p>
          </table:table-cell>
          <table:table-cell office:value-type="string" calcext:value-type="string">
            <text:p><text:s/>HTZ Engenharia</text:p>
          </table:table-cell>
          <table:table-cell office:value-type="string" calcext:value-type="string">
            <text:p><text:s/>Reading Borough Council</text:p>
          </table:table-cell>
          <table:table-cell office:value-type="string" calcext:value-type="string">
            <text:p><text:s/>PDG Realty</text:p>
          </table:table-cell>
          <table:table-cell table:number-columns-repeated="2" office:value-type="string" calcext:value-type="string">
            <text:p><text:s/>Green Building Council Brasil</text:p>
          </table:table-cell>
        </table:table-row>
        <table:table-row table:style-name="ro1">
          <table:table-cell office:value-type="string" calcext:value-type="string">
            <text:p>LEONARDO MOTYCZKA FRANC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AN ALBINELI PINTO</text:p>
          </table:table-cell>
          <table:table-cell office:value-type="string" calcext:value-type="string">
            <text:p>https://www.linkedin.com/in/luanalbineli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BSIS</text:p>
          </table:table-cell>
          <table:table-cell office:value-type="string" calcext:value-type="string">
            <text:p><text:s/>Seekr Gestão e Monitoramento de Marcas em Mídias Sociais</text:p>
          </table:table-cell>
          <table:table-cell office:value-type="string" calcext:value-type="string">
            <text:p><text:s/>- Freelancer</text:p>
          </table:table-cell>
          <table:table-cell office:value-type="string" calcext:value-type="string">
            <text:p><text:s/>Senior Sistemas</text:p>
          </table:table-cell>
          <table:table-cell office:value-type="string" calcext:value-type="string">
            <text:p><text:s/>Code Mo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ANA KRUGER</text:p>
          </table:table-cell>
          <table:table-cell office:value-type="string" calcext:value-type="string">
            <text:p>https://www.linkedin.com/in/luana-kruger-502383114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loballight Engenharia e Comércio LTDA </text:p>
          </table:table-cell>
          <table:table-cell office:value-type="string" calcext:value-type="string">
            <text:p><text:s/>Wimax Solu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AS LIMA</text:p>
          </table:table-cell>
          <table:table-cell office:value-type="string" calcext:value-type="string">
            <text:p>https://www.linkedin.com/in/lucas-lima-727a2514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roton</text:p>
          </table:table-cell>
          <table:table-cell office:value-type="string" calcext:value-type="string">
            <text:p><text:s/>Midiaria.com</text:p>
          </table:table-cell>
          <table:table-cell office:value-type="string" calcext:value-type="string">
            <text:p><text:s/>Editora Banas</text:p>
          </table:table-cell>
          <table:table-cell office:value-type="string" calcext:value-type="string">
            <text:p><text:s/>Digimess</text:p>
          </table:table-cell>
          <table:table-cell office:value-type="string" calcext:value-type="string">
            <text:p><text:s/>Sucesu M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 MOLINARI</text:p>
          </table:table-cell>
          <table:table-cell office:value-type="string" calcext:value-type="string">
            <text:p>https://www.linkedin.com/in/lucas-molinari-b955913a/</text:p>
          </table:table-cell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CAS OLIANI</text:p>
          </table:table-cell>
          <table:table-cell office:value-type="string" calcext:value-type="string">
            <text:p>https://www.linkedin.com/in/lucas-oliani-b79131150/</text:p>
          </table:table-cell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CAS PINHEIR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CAS SAHM</text:p>
          </table:table-cell>
          <table:table-cell office:value-type="string" calcext:value-type="string">
            <text:p>https://www.linkedin.com/in/lucas-sahm-64119130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VS Manutenção Industrial</text:p>
          </table:table-cell>
          <table:table-cell office:value-type="string" calcext:value-type="string">
            <text:p><text:s/>T-Systems do Brasil</text:p>
          </table:table-cell>
          <table:table-cell office:value-type="string" calcext:value-type="string">
            <text:p><text:s/>Grupo RBS</text:p>
          </table:table-cell>
          <table:table-cell office:value-type="string" calcext:value-type="string">
            <text:p><text:s/>Ev. Familienzentrum Unterm Regenbogen</text:p>
          </table:table-cell>
          <table:table-cell office:value-type="string" calcext:value-type="string">
            <text:p><text:s/>T-Syste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S PAULO MACHI BERTOLDI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KAS VINICIUS SCHLOSS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ARA GOLDACKER</text:p>
          </table:table-cell>
          <table:table-cell office:value-type="string" calcext:value-type="string">
            <text:p>https://www.linkedin.com/in/maiaragoldacker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<text:s/>Rovitex</text:p>
          </table:table-cell>
          <table:table-cell table:number-columns-repeated="2" office:value-type="string" calcext:value-type="string">
            <text:p><text:s/>Operacional Solution</text:p>
          </table:table-cell>
          <table:table-cell office:value-type="string" calcext:value-type="string">
            <text:p><text:s/>The Developers Con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ELO HENRIQUE COLOMBO</text:p>
          </table:table-cell>
          <table:table-cell office:value-type="string" calcext:value-type="string">
            <text:p>https://www.linkedin.com/in/marcelo-henrique-ferreira-nonato-33018b142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anik e wag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H LUCIA DA SILVA</text:p>
          </table:table-cell>
          <table:table-cell office:value-type="string" calcext:value-type="string">
            <text:p>https://www.linkedin.com/in/mariah-della-lucia-rios-760214175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THA LARISSA AIRES DE OLIVEIRA</text:p>
          </table:table-cell>
          <table:table-cell office:value-type="string" calcext:value-type="string">
            <text:p>https://www.linkedin.com/in/martha-larissa-aires-de-oliveira-574791171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EUS MORAES BUENO</text:p>
          </table:table-cell>
          <table:table-cell office:value-type="string" calcext:value-type="string">
            <text:p>https://www.linkedin.com/in/mateus-moraes-bueno-34128661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stituto Federal Catarinense</text:p>
          </table:table-cell>
          <table:table-cell office:value-type="string" calcext:value-type="string">
            <text:p><text:s/>Instituto Federal Catarinense</text:p>
          </table:table-cell>
          <table:table-cell office:value-type="string" calcext:value-type="string">
            <text:p><text:s/>IFSC</text:p>
          </table:table-cell>
          <table:table-cell table:number-columns-repeated="2" office:value-type="string" calcext:value-type="string">
            <text:p><text:s/>Instituto Federal Catarinense</text:p>
          </table:table-cell>
          <table:table-cell office:value-type="string" calcext:value-type="string">
            <text:p><text:s/>Eagle Black Club</text:p>
          </table:table-cell>
          <table:table-cell office:value-type="string" calcext:value-type="string">
            <text:p><text:s/>IFSC</text:p>
          </table:table-cell>
          <table:table-cell/>
        </table:table-row>
        <table:table-row table:style-name="ro1">
          <table:table-cell office:value-type="string" calcext:value-type="string">
            <text:p>MATEUS SIMAS HADLICH</text:p>
          </table:table-cell>
          <table:table-cell office:value-type="string" calcext:value-type="string">
            <text:p>https://www.linkedin.com/in/mateus-simas-hadlich-636181177/</text:p>
          </table:table-cell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HEUS EYNG BRUNER</text:p>
          </table:table-cell>
          <table:table-cell office:value-type="string" calcext:value-type="string">
            <text:p>https://www.linkedin.com/in/matheus-eyng-bruner-339472181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nhum Informa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HEUS HENRIQUE DA SILV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HEUS NASCIMENTO FUCHIN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HEUS REIF CONRAD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GUEL ROBSON SCHUDT</text:p>
          </table:table-cell>
          <table:table-cell office:value-type="string" calcext:value-type="string">
            <text:p>https://www.linkedin.com/in/miguel-robson-schuldt-062b50167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LENE KARINE GUBETTI</text:p>
          </table:table-cell>
          <table:table-cell office:value-type="string" calcext:value-type="string">
            <text:p>https://www.linkedin.com/in/milene-karine-gubetti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ut'S </text:p>
          </table:table-cell>
          <table:table-cell office:value-type="string" calcext:value-type="string">
            <text:p><text:s/>Soluções em 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ICA LUIZA DOE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THALIA FERNANDA TIEDT</text:p>
          </table:table-cell>
          <table:table-cell office:value-type="string" calcext:value-type="string">
            <text:p>https://www.linkedin.com/in/nat%E1lia-fernanda-reiter-20310674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COLAS FILIPE CUNHA</text:p>
          </table:table-cell>
          <table:table-cell office:value-type="string" calcext:value-type="string">
            <text:p>https://www.linkedin.com/in/nicolasfcunh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<text:s/>Phili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OLAS FILIPE CUNHA</text:p>
          </table:table-cell>
          <table:table-cell office:value-type="string" calcext:value-type="string">
            <text:p>https://www.linkedin.com/in/nicolasfcunh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<text:s/>Phili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OLE GIANISINI DIETRICH</text:p>
          </table:table-cell>
          <table:table-cell office:value-type="string" calcext:value-type="string">
            <text:p>https://www.linkedin.com/in/nicole-gianisini-dietrich-a89ab816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vr Impressao Digital</text:p>
          </table:table-cell>
          <table:table-cell office:value-type="string" calcext:value-type="string">
            <text:p><text:s/>Altenburg Ind. Têxtil Ltda</text:p>
          </table:table-cell>
          <table:table-cell office:value-type="string" calcext:value-type="string">
            <text:p><text:s/>TASCHIBRA</text:p>
          </table:table-cell>
          <table:table-cell office:value-type="string" calcext:value-type="string">
            <text:p><text:s/>Phili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DRO HENRIQUE DA SILVA</text:p>
          </table:table-cell>
          <table:table-cell office:value-type="string" calcext:value-type="string">
            <text:p>https://www.linkedin.com/in/pedro-henrique-da-silva-9b422635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i/Telemar</text:p>
          </table:table-cell>
          <table:table-cell office:value-type="string" calcext:value-type="string">
            <text:p><text:s/>ZOOM Tecnologia Ltda.</text:p>
          </table:table-cell>
          <table:table-cell office:value-type="string" calcext:value-type="string">
            <text:p><text:s/>LFZP Engenharia</text:p>
          </table:table-cell>
          <table:table-cell office:value-type="string" calcext:value-type="string">
            <text:p><text:s/>Geoenergy Engenharia</text:p>
          </table:table-cell>
          <table:table-cell office:value-type="string" calcext:value-type="string">
            <text:p><text:s/>DCE Unis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RO MARTINS RIBEIRO</text:p>
          </table:table-cell>
          <table:table-cell office:value-type="string" calcext:value-type="string">
            <text:p>https://www.linkedin.com/in/pedro-martins-ribeiro-ab428086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NI Gold</text:p>
          </table:table-cell>
          <table:table-cell office:value-type="string" calcext:value-type="string">
            <text:p><text:s/>Mais Negócio Portugal</text:p>
          </table:table-cell>
          <table:table-cell office:value-type="string" calcext:value-type="string">
            <text:p><text:s/>Representante Comercial Telecomunicações</text:p>
          </table:table-cell>
          <table:table-cell office:value-type="string" calcext:value-type="string">
            <text:p><text:s/>Mediador de Seguros</text:p>
          </table:table-cell>
          <table:table-cell office:value-type="string" calcext:value-type="string">
            <text:p><text:s/>BNI Gold</text:p>
          </table:table-cell>
          <table:table-cell office:value-type="string" calcext:value-type="string">
            <text:p><text:s/>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CILLA DE CASTRO ROMEIRO MARTINS</text:p>
          </table:table-cell>
          <table:table-cell office:value-type="string" calcext:value-type="string">
            <text:p>https://www.linkedin.com/in/pricrmartins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EESC TI Blumenau</text:p>
          </table:table-cell>
          <table:table-cell office:value-type="string" calcext:value-type="string">
            <text:p><text:s/>FEESC TI Blumenau</text:p>
          </table:table-cell>
          <table:table-cell office:value-type="string" calcext:value-type="string">
            <text:p><text:s/>Philips</text:p>
          </table:table-cell>
          <table:table-cell office:value-type="string" calcext:value-type="string">
            <text:p><text:s/>Instituto Federal Catarin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FAELA ALINE HOFFMANN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TO HENRIQUE PEREIRA CEOLA</text:p>
          </table:table-cell>
          <table:table-cell office:value-type="string" calcext:value-type="string">
            <text:p>https://www.linkedin.com/in/renatoceol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oper - Cooperativa de Produção e Abastecimento do Vale do Itajaí</text:p>
          </table:table-cell>
          <table:table-cell office:value-type="string" calcext:value-type="string">
            <text:p><text:s/>Philips</text:p>
          </table:table-cell>
          <table:table-cell table:number-columns-repeated="2" office:value-type="string" calcext:value-type="string">
            <text:p><text:s/>Inter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ARD VAZ DUGGEN</text:p>
          </table:table-cell>
          <table:table-cell office:value-type="string" calcext:value-type="string">
            <text:p>https://www.linkedin.com/in/richard-vaz-duggen-9693979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Btec</text:p>
          </table:table-cell>
          <table:table-cell office:value-type="string" calcext:value-type="string">
            <text:p><text:s/>Fácil Informática Espaider</text:p>
          </table:table-cell>
          <table:table-cell office:value-type="string" calcext:value-type="string">
            <text:p><text:s/>Supero Tecnologia com Inteligênc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BRINA MUELL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A HELENA REGIS THEISS</text:p>
          </table:table-cell>
          <table:table-cell office:value-type="string" calcext:value-type="string">
            <text:p>https://www.linkedin.com/in/sara-helena-r%E9gis-theiss-aa0654162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A LILIAN AGUIAR</text:p>
          </table:table-cell>
          <table:table-cell office:value-type="string" calcext:value-type="string">
            <text:p>https://www.linkedin.com/in/lilianaguiar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<text:s/>Lilian Aguiar</text:p>
          </table:table-cell>
          <table:table-cell office:value-type="string" calcext:value-type="string">
            <text:p><text:s/>Alfamidia Prow</text:p>
          </table:table-cell>
          <table:table-cell office:value-type="string" calcext:value-type="string">
            <text:p><text:s/>Fantini All Printing</text:p>
          </table:table-cell>
          <table:table-cell office:value-type="string" calcext:value-type="string">
            <text:p><text:s/>Fundação Bienal e Lápis Desi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NEI RODRIGUES DE MATOS</text:p>
          </table:table-cell>
          <table:table-cell office:value-type="string" calcext:value-type="string">
            <text:p>https://www.linkedin.com/in/sidnei-rodrigues-de-matos-bb051b187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ulpha Marcas e Patentes</text:p>
          </table:table-cell>
          <table:table-cell office:value-type="string" calcext:value-type="string">
            <text:p><text:s/>Fundação Cultural de Guabirub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VIO SANDRI JUNIOR</text:p>
          </table:table-cell>
          <table:table-cell office:value-type="string" calcext:value-type="string">
            <text:p>https://www.linkedin.com/in/nelso-sandri-jr-19863a80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nior Sistem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FANNY DOS SANTOS SILVA</text:p>
          </table:table-cell>
          <table:table-cell office:value-type="string" calcext:value-type="string">
            <text:p>https://www.linkedin.com/in/stefany-dos-santos-silva-23432615b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xion Whee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INARA VOIGT</text:p>
          </table:table-cell>
          <table:table-cell office:value-type="string" calcext:value-type="string">
            <text:p>https://www.linkedin.com/in/tainara-voigt-21790116b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-Systems do Brasil</text:p>
          </table:table-cell>
          <table:table-cell office:value-type="string" calcext:value-type="string">
            <text:p><text:s/>T-Systems do Bras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INARA VOIGT</text:p>
          </table:table-cell>
          <table:table-cell office:value-type="string" calcext:value-type="string">
            <text:p>https://www.linkedin.com/in/tainara-voigt-21790116b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-Systems do Brasil</text:p>
          </table:table-cell>
          <table:table-cell office:value-type="string" calcext:value-type="string">
            <text:p><text:s/>T-Systems do Bras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AGO CANALI SCHWARTZ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OMAS MICHELS RODRIGUES</text:p>
          </table:table-cell>
          <table:table-cell office:value-type="string" calcext:value-type="string">
            <text:p>https://www.linkedin.com/in/thomas-michels-rodrigues-3b0846180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a. He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OMAS RICARDO REINKE</text:p>
          </table:table-cell>
          <table:table-cell office:value-type="string" calcext:value-type="string">
            <text:p>https://www.linkedin.com/in/thomasreinke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ducational Futurist/ Consultant </text:p>
          </table:table-cell>
          <table:table-cell office:value-type="string" calcext:value-type="string">
            <text:p><text:s/>Franklin Public School</text:p>
          </table:table-cell>
          <table:table-cell office:value-type="string" calcext:value-type="string">
            <text:p><text:s/>Gilbert Stuart Elementary</text:p>
          </table:table-cell>
          <table:table-cell office:value-type="string" calcext:value-type="string">
            <text:p><text:s/>Presumed Consent Foundation</text:p>
          </table:table-cell>
          <table:table-cell office:value-type="string" calcext:value-type="string">
            <text:p><text:s/>Edison Middle School</text:p>
          </table:table-cell>
          <table:table-cell office:value-type="string" calcext:value-type="string">
            <text:p><text:s/>American Red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GO LUIZ DE SOUZA NICACIO</text:p>
          </table:table-cell>
          <table:table-cell office:value-type="string" calcext:value-type="string">
            <text:p>https://www.linkedin.com/in/tiagonic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iViTECH</text:p>
          </table:table-cell>
          <table:table-cell office:value-type="string" calcext:value-type="string">
            <text:p><text:s/>Colégio Visão</text:p>
          </table:table-cell>
          <table:table-cell office:value-type="string" calcext:value-type="string">
            <text:p><text:s/>Self-Employed</text:p>
          </table:table-cell>
          <table:table-cell office:value-type="string" calcext:value-type="string">
            <text:p><text:s/>Hidro Solo</text:p>
          </table:table-cell>
          <table:table-cell office:value-type="string" calcext:value-type="string">
            <text:p><text:s/>Phili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CTOR BONA</text:p>
          </table:table-cell>
          <table:table-cell office:value-type="string" calcext:value-type="string">
            <text:p>https://www.linkedin.com/in/victor-bona-165916175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SCRITÓRIO BONA MOREIRA SILVA ADVOGADOS ASSOCIADOS</text:p>
          </table:table-cell>
          <table:table-cell office:value-type="string" calcext:value-type="string">
            <text:p><text:s/>Bona Moreira Silva Advogados Associ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TOR REIMER LEITE</text:p>
          </table:table-cell>
          <table:table-cell office:value-type="string" calcext:value-type="string">
            <text:p>https://www.linkedin.com/in/victor-reimer-leite-084b19187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ellota Brasil</text:p>
          </table:table-cell>
          <table:table-cell office:value-type="string" calcext:value-type="string">
            <text:p><text:s/>Metisa - Metalurgica Timboense S/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TOR HUGO FAUS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TOR HUGO HELMBRECHT</text:p>
          </table:table-cell>
          <table:table-cell office:value-type="string" calcext:value-type="string">
            <text:p>https://www.linkedin.com/in/vitor-hugo-helmbrecht-22b151166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ácil Espaider</text:p>
          </table:table-cell>
          <table:table-cell office:value-type="string" calcext:value-type="string">
            <text:p><text:s/>Fácil Informática Espai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NER AUGUSTO KUPSKE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LLIAM FERNANDES WEIDGENAND</text:p>
          </table:table-cell>
          <table:table-cell office:value-type="string" calcext:value-type="string">
            <text:p>https://www.linkedin.com/in/fernandeswd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BC Telecom</text:p>
          </table:table-cell>
          <table:table-cell office:value-type="string" calcext:value-type="string">
            <text:p><text:s/>Progress Rai</text:p>
          </table:table-cell>
          <table:table-cell table:number-columns-repeated="3" office:value-type="string" calcext:value-type="string">
            <text:p><text:s/>Landis+G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RI JANDRE PISKE</text:p>
          </table:table-cell>
          <table:table-cell office:value-type="string" calcext:value-type="string">
            <text:p>https://www.linkedin.com/in/andr%E9-rodrigues-da-silva-944ab2115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US SCHMITZ</text:p>
          </table:table-cell>
          <table:table-cell office:value-type="string" calcext:value-type="string">
            <text:p>https://www.linkedin.com/in/zeus-schmitz-52692683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letromecanica Teixiera</text:p>
          </table:table-cell>
          <table:table-cell office:value-type="string" calcext:value-type="string">
            <text:p><text:s/>Philips</text:p>
          </table:table-cell>
          <table:table-cell office:value-type="string" calcext:value-type="string">
            <text:p><text:s/>Auto Elétrica Zec</text:p>
          </table:table-cell>
          <table:table-cell table:number-columns-repeated="5"/>
        </table:table-row>
      </table:table>
      <table:table table:name="jun-2019" table:style-name="ta1"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ABRAAO COSTA MACED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RIANO CARDOSO MEDEIROS</text:p>
          </table:table-cell>
          <table:table-cell office:value-type="string" calcext:value-type="string">
            <text:p>https://www.linkedin.com/in/adriano-cardoso-medeiros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carlo Móveis e Acessórios</text:p>
          </table:table-cell>
          <table:table-cell office:value-type="string" calcext:value-type="string">
            <text:p><text:s/>PH Recursos Humanos</text:p>
          </table:table-cell>
          <table:table-cell office:value-type="string" calcext:value-type="string">
            <text:p><text:s/>SBS Serviços de Logística LT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NE DA SILVA VENERA</text:p>
          </table:table-cell>
          <table:table-cell office:value-type="string" calcext:value-type="string">
            <text:p>https://www.linkedin.com/in/aline-da-silva-venera-a91212173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SON BATISTA DOS SANTOS</text:p>
          </table:table-cell>
          <table:table-cell office:value-type="string" calcext:value-type="string">
            <text:p>https://www.linkedin.com/in/alison-batista-dos-santos-62106316b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ssica Savio Perea – EPP</text:p>
          </table:table-cell>
          <table:table-cell office:value-type="string" calcext:value-type="string">
            <text:p><text:s/>Capi Regina`s Ind e Com</text:p>
          </table:table-cell>
          <table:table-cell office:value-type="string" calcext:value-type="string">
            <text:p><text:s/>JOB Terceirização / Outsourcing</text:p>
          </table:table-cell>
          <table:table-cell office:value-type="string" calcext:value-type="string">
            <text:p><text:s/>Asa Tapetes São Carlos</text:p>
          </table:table-cell>
          <table:table-cell office:value-type="string" calcext:value-type="string">
            <text:p><text:s/>Asbs - Associciação Suzanense de Beisebol e Softb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VORI FELICIANO</text:p>
          </table:table-cell>
          <table:table-cell office:value-type="string" calcext:value-type="string">
            <text:p>https://www.linkedin.com/in/alvori-feliciano-66a8447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yres e Faryas Advogados e Associados</text:p>
          </table:table-cell>
          <table:table-cell office:value-type="string" calcext:value-type="string">
            <text:p><text:s/>Teclogica</text:p>
          </table:table-cell>
          <table:table-cell office:value-type="string" calcext:value-type="string">
            <text:p><text:s/>Multitherm Sistemas e Automação</text:p>
          </table:table-cell>
          <table:table-cell office:value-type="string" calcext:value-type="string">
            <text:p><text:s/>CEBIP - Centro Educacional Brasileiro de Informática e Profissões</text:p>
          </table:table-cell>
          <table:table-cell office:value-type="string" calcext:value-type="string">
            <text:p><text:s/>TI Soluções Empresaria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I ANTONIO CAMPIGOTTO</text:p>
          </table:table-cell>
          <table:table-cell office:value-type="string" calcext:value-type="string">
            <text:p>https://www.linkedin.com/in/andrei-antonio-campigotto-45168255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scal</text:p>
          </table:table-cell>
          <table:table-cell office:value-type="string" calcext:value-type="string">
            <text:p><text:s/>SCI Sistemas Contábeis</text:p>
          </table:table-cell>
          <table:table-cell office:value-type="string" calcext:value-type="string">
            <text:p><text:s/>AIESEC</text:p>
          </table:table-cell>
          <table:table-cell office:value-type="string" calcext:value-type="string">
            <text:p><text:s/>FURB - Universidade de Blumenau</text:p>
          </table:table-cell>
          <table:table-cell office:value-type="string" calcext:value-type="string">
            <text:p><text:s/>Prefeitura Municipal de Blumen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NIO JOSE DA SILVA MESQUITA</text:p>
          </table:table-cell>
          <table:table-cell office:value-type="string" calcext:value-type="string">
            <text:p>https://www.linkedin.com/in/antonio-jose-da-silva-mesquita-550a19167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ngetel Automação e Segurança</text:p>
          </table:table-cell>
          <table:table-cell office:value-type="string" calcext:value-type="string">
            <text:p><text:s/>Engetel Automação e Segurança</text:p>
          </table:table-cell>
          <table:table-cell office:value-type="string" calcext:value-type="string">
            <text:p><text:s/>Protec Seguranca E Automaca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IEL FELIPE CAETANO PETTERS</text:p>
          </table:table-cell>
          <table:table-cell office:value-type="string" calcext:value-type="string">
            <text:p>https://www.linkedin.com/in/ariel-felipe-caetano-petters-b85b4943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ácil Informática Espaider</text:p>
          </table:table-cell>
          <table:table-cell office:value-type="string" calcext:value-type="string">
            <text:p><text:s/>Mult Sistemas Ltda</text:p>
          </table:table-cell>
          <table:table-cell office:value-type="string" calcext:value-type="string">
            <text:p><text:s/>Invent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RIZ PANKO LIRA</text:p>
          </table:table-cell>
          <table:table-cell office:value-type="string" calcext:value-type="string">
            <text:p>https://www.linkedin.com/in/beatriz-panko-lira-325b9015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-Systems do Bras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NO LUIZ REINICKE</text:p>
          </table:table-cell>
          <table:table-cell office:value-type="string" calcext:value-type="string">
            <text:p>https://www.linkedin.com/in/bruno-luiz-reinicke-04ab38160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CI Sistemas Contábeis</text:p>
          </table:table-cell>
          <table:table-cell office:value-type="string" calcext:value-type="string">
            <text:p><text:s/>SCI Sistemas Contábeis</text:p>
          </table:table-cell>
          <table:table-cell office:value-type="string" calcext:value-type="string">
            <text:p><text:s/>EME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NER LOPO</text:p>
          </table:table-cell>
          <table:table-cell office:value-type="string" calcext:value-type="string">
            <text:p>https://www.linkedin.com/in/denner-lopo-4ba52714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 Clinical Informatics</text:p>
          </table:table-cell>
          <table:table-cell office:value-type="string" calcext:value-type="string">
            <text:p><text:s/>Movidesk</text:p>
          </table:table-cell>
          <table:table-cell office:value-type="string" calcext:value-type="string">
            <text:p><text:s/>R&amp;amp</text:p>
          </table:table-cell>
          <table:table-cell office:value-type="string" calcext:value-type="string">
            <text:p>R Advog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GO ARMANDO CACILHA</text:p>
          </table:table-cell>
          <table:table-cell office:value-type="string" calcext:value-type="string">
            <text:p>https://www.linkedin.com/in/diego-armando-cacilha-885377171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nior Sistemas</text:p>
          </table:table-cell>
          <table:table-cell office:value-type="string" calcext:value-type="string">
            <text:p><text:s/>Gestao</text:p>
          </table:table-cell>
          <table:table-cell office:value-type="string" calcext:value-type="string">
            <text:p><text:s/>Botelho Hospital da Vis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ARDO KUSTER</text:p>
          </table:table-cell>
          <table:table-cell office:value-type="string" calcext:value-type="string">
            <text:p>https://www.linkedin.com/in/eduardo-kuster-pinto-9863a273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FES - Universidade Federal do Espírito Santo </text:p>
          </table:table-cell>
          <table:table-cell office:value-type="string" calcext:value-type="string">
            <text:p><text:s/>Bandes - Banco de Desenvolvimento do Espírito Santo S.A</text:p>
          </table:table-cell>
          <table:table-cell office:value-type="string" calcext:value-type="string">
            <text:p><text:s/>Prefeitura Municipial de Vargem Al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EL GENUINO DA SILVA</text:p>
          </table:table-cell>
          <table:table-cell office:value-type="string" calcext:value-type="string">
            <text:p>https://www.linkedin.com/in/eliel-genuino-da-silva-7139473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NA Engenharia S/A.</text:p>
          </table:table-cell>
          <table:table-cell office:value-type="string" calcext:value-type="string">
            <text:p><text:s/>Vega Engenharia e Consultoria</text:p>
          </table:table-cell>
          <table:table-cell office:value-type="string" calcext:value-type="string">
            <text:p><text:s/>Concremat Engenharia</text:p>
          </table:table-cell>
          <table:table-cell office:value-type="string" calcext:value-type="string">
            <text:p><text:s/>Pacs Planejament</text:p>
          </table:table-cell>
          <table:table-cell office:value-type="string" calcext:value-type="string">
            <text:p><text:s/>Consórcio 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IPE KAUE ISOPPO</text:p>
          </table:table-cell>
          <table:table-cell office:value-type="string" calcext:value-type="string">
            <text:p>https://www.linkedin.com/in/felipeisoppo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etrobras</text:p>
          </table:table-cell>
          <table:table-cell table:number-columns-repeated="4" office:value-type="string" calcext:value-type="string">
            <text:p><text:s/>Petrob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RIEL PEDRO KREUSCH</text:p>
          </table:table-cell>
          <table:table-cell office:value-type="string" calcext:value-type="string">
            <text:p>https://www.linkedin.com/in/gabriel-pedro-kreusch-645049150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ácil Informática Espaider</text:p>
          </table:table-cell>
          <table:table-cell office:value-type="string" calcext:value-type="string">
            <text:p><text:s/>Fácil </text:p>
          </table:table-cell>
          <table:table-cell office:value-type="string" calcext:value-type="string">
            <text:p><text:s/>Espa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VANI SCARDUELI</text:p>
          </table:table-cell>
          <table:table-cell office:value-type="string" calcext:value-type="string">
            <text:p>https://www.linkedin.com/in/geovani-scardueli-30484717b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STAVO STREBE</text:p>
          </table:table-cell>
          <table:table-cell office:value-type="string" calcext:value-type="string">
            <text:p>https://www.linkedin.com/in/gustavo-strebe-a0961815b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nior Sistemas</text:p>
          </table:table-cell>
          <table:table-cell office:value-type="string" calcext:value-type="string">
            <text:p><text:s/>RR Donnelley Brasil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FERSON HOBUS</text:p>
          </table:table-cell>
          <table:table-cell office:value-type="string" calcext:value-type="string">
            <text:p>https://www.linkedin.com/in/jeferson-hobus-34735095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crem W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FFERSON NAZARIO MENDES</text:p>
          </table:table-cell>
          <table:table-cell office:value-type="string" calcext:value-type="string">
            <text:p>https://www.linkedin.com/in/jefferson-nazario-mendes-170017158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LLY APARECIDA MENEGASSI GOMES</text:p>
          </table:table-cell>
          <table:table-cell office:value-type="string" calcext:value-type="string">
            <text:p>https://www.linkedin.com/in/kelly-aparecida-menegassi-gomes-54a3b2129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pa Industrial Ltda</text:p>
          </table:table-cell>
          <table:table-cell office:value-type="string" calcext:value-type="string">
            <text:p><text:s/>AP Contro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VIN KATZER</text:p>
          </table:table-cell>
          <table:table-cell office:value-type="string" calcext:value-type="string">
            <text:p>https://www.linkedin.com/in/kevin-katzer-0b8210a6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stituto Tecnológico Simepar</text:p>
          </table:table-cell>
          <table:table-cell office:value-type="string" calcext:value-type="string">
            <text:p><text:s/>Sistema Meteorológico do Paraná - SIMEPAR</text:p>
          </table:table-cell>
          <table:table-cell office:value-type="string" calcext:value-type="string">
            <text:p><text:s/>Coro da UFPR</text:p>
          </table:table-cell>
          <table:table-cell office:value-type="string" calcext:value-type="string">
            <text:p><text:s/>SIEG - 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ISSA EMANUELY LIMA RIBEIRO</text:p>
          </table:table-cell>
          <table:table-cell office:value-type="string" calcext:value-type="string">
            <text:p>https://www.linkedin.com/in/larissa-emanuely-lima-ribeiro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isual Mi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NDRO KLUG</text:p>
          </table:table-cell>
          <table:table-cell office:value-type="string" calcext:value-type="string">
            <text:p>https://www.linkedin.com/in/leandro-klug-8baab132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iacred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ONARDO HABITZREUTER</text:p>
          </table:table-cell>
          <table:table-cell office:value-type="string" calcext:value-type="string">
            <text:p>https://www.linkedin.com/in/leonardohabitzreuter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mart Consultoria e Governança</text:p>
          </table:table-cell>
          <table:table-cell office:value-type="string" calcext:value-type="string">
            <text:p><text:s/>Cristal Engenharia</text:p>
          </table:table-cell>
          <table:table-cell office:value-type="string" calcext:value-type="string">
            <text:p><text:s/>PDG Realty</text:p>
          </table:table-cell>
          <table:table-cell office:value-type="string" calcext:value-type="string">
            <text:p><text:s/>HTZ Engenharia</text:p>
          </table:table-cell>
          <table:table-cell office:value-type="string" calcext:value-type="string">
            <text:p><text:s/>Reading Borough Council</text:p>
          </table:table-cell>
          <table:table-cell office:value-type="string" calcext:value-type="string">
            <text:p><text:s/>PDG Realty</text:p>
          </table:table-cell>
          <table:table-cell table:number-columns-repeated="2" office:value-type="string" calcext:value-type="string">
            <text:p><text:s/>Green Building Council Brasil</text:p>
          </table:table-cell>
        </table:table-row>
        <table:table-row table:style-name="ro1">
          <table:table-cell office:value-type="string" calcext:value-type="string">
            <text:p>LUAN ALBINELI PINTO</text:p>
          </table:table-cell>
          <table:table-cell office:value-type="string" calcext:value-type="string">
            <text:p>https://www.linkedin.com/in/luanalbineli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BSIS</text:p>
          </table:table-cell>
          <table:table-cell office:value-type="string" calcext:value-type="string">
            <text:p><text:s/>Seekr Gestão e Monitoramento de Marcas em Mídias Sociais</text:p>
          </table:table-cell>
          <table:table-cell office:value-type="string" calcext:value-type="string">
            <text:p><text:s/>- Freelancer</text:p>
          </table:table-cell>
          <table:table-cell office:value-type="string" calcext:value-type="string">
            <text:p><text:s/>Senior Sistemas</text:p>
          </table:table-cell>
          <table:table-cell office:value-type="string" calcext:value-type="string">
            <text:p><text:s/>Code Mo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 LIMA</text:p>
          </table:table-cell>
          <table:table-cell office:value-type="string" calcext:value-type="string">
            <text:p>https://www.linkedin.com/in/lucas-lima-727a2514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roton</text:p>
          </table:table-cell>
          <table:table-cell office:value-type="string" calcext:value-type="string">
            <text:p><text:s/>midiaria.com </text:p>
          </table:table-cell>
          <table:table-cell office:value-type="string" calcext:value-type="string">
            <text:p><text:s/>branding and digital behaviour</text:p>
          </table:table-cell>
          <table:table-cell office:value-type="string" calcext:value-type="string">
            <text:p><text:s/>Editora Banas</text:p>
          </table:table-cell>
          <table:table-cell office:value-type="string" calcext:value-type="string">
            <text:p><text:s/>Digimess</text:p>
          </table:table-cell>
          <table:table-cell office:value-type="string" calcext:value-type="string">
            <text:p><text:s/>Sucesu 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AS SAHM</text:p>
          </table:table-cell>
          <table:table-cell office:value-type="string" calcext:value-type="string">
            <text:p>https://www.linkedin.com/in/lucas-sahm-64119130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VS Manutenção Industrial</text:p>
          </table:table-cell>
          <table:table-cell office:value-type="string" calcext:value-type="string">
            <text:p><text:s/>T-Systems do Brasil</text:p>
          </table:table-cell>
          <table:table-cell office:value-type="string" calcext:value-type="string">
            <text:p><text:s/>Grupo RBS</text:p>
          </table:table-cell>
          <table:table-cell office:value-type="string" calcext:value-type="string">
            <text:p><text:s/>Ev. Familienzentrum Unterm Regenbogen</text:p>
          </table:table-cell>
          <table:table-cell office:value-type="string" calcext:value-type="string">
            <text:p><text:s/>T-Syste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ARA GOLDACKER</text:p>
          </table:table-cell>
          <table:table-cell office:value-type="string" calcext:value-type="string">
            <text:p>https://www.linkedin.com/in/maiaragoldacker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<text:s/>Rovitex</text:p>
          </table:table-cell>
          <table:table-cell table:number-columns-repeated="2" office:value-type="string" calcext:value-type="string">
            <text:p><text:s/>Operacional Solution</text:p>
          </table:table-cell>
          <table:table-cell office:value-type="string" calcext:value-type="string">
            <text:p><text:s/>The Developers Con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HA LARISSA AIRES DE OLIVEIRA</text:p>
          </table:table-cell>
          <table:table-cell office:value-type="string" calcext:value-type="string">
            <text:p>https://www.linkedin.com/in/martha-larissa-aires-de-oliveira-574791171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EUS MORAES BUENO</text:p>
          </table:table-cell>
          <table:table-cell office:value-type="string" calcext:value-type="string">
            <text:p>https://www.linkedin.com/in/mateus-moraes-bueno-34128661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stituto Federal Catarinense</text:p>
          </table:table-cell>
          <table:table-cell office:value-type="string" calcext:value-type="string">
            <text:p><text:s/>Instituto Federal Catarinense</text:p>
          </table:table-cell>
          <table:table-cell office:value-type="string" calcext:value-type="string">
            <text:p><text:s/>IFSC</text:p>
          </table:table-cell>
          <table:table-cell office:value-type="string" calcext:value-type="string">
            <text:p><text:s/>Eagle Black Club</text:p>
          </table:table-cell>
          <table:table-cell office:value-type="string" calcext:value-type="string">
            <text:p><text:s/>IF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LE GIANISINI DIETRICH</text:p>
          </table:table-cell>
          <table:table-cell office:value-type="string" calcext:value-type="string">
            <text:p>https://www.linkedin.com/in/nicole-gianisini-dietrich-a89ab816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vr Impressao Digital</text:p>
          </table:table-cell>
          <table:table-cell office:value-type="string" calcext:value-type="string">
            <text:p><text:s/>Altenburg Ind. Têxtil Ltda</text:p>
          </table:table-cell>
          <table:table-cell office:value-type="string" calcext:value-type="string">
            <text:p><text:s/>TASCHIBRA</text:p>
          </table:table-cell>
          <table:table-cell office:value-type="string" calcext:value-type="string">
            <text:p><text:s/>Phili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DRO MARTINS RIBEIRO</text:p>
          </table:table-cell>
          <table:table-cell office:value-type="string" calcext:value-type="string">
            <text:p>https://www.linkedin.com/in/pedro-martins-ribeiro-ab428086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NI Gold</text:p>
          </table:table-cell>
          <table:table-cell office:value-type="string" calcext:value-type="string">
            <text:p><text:s/>Mais Negócio Portugal</text:p>
          </table:table-cell>
          <table:table-cell office:value-type="string" calcext:value-type="string">
            <text:p><text:s/>Representante Comercial Telecomunicações</text:p>
          </table:table-cell>
          <table:table-cell office:value-type="string" calcext:value-type="string">
            <text:p><text:s/>Mediador de Seguros</text:p>
          </table:table-cell>
          <table:table-cell office:value-type="string" calcext:value-type="string">
            <text:p><text:s/>BNI Gold</text:p>
          </table:table-cell>
          <table:table-cell office:value-type="string" calcext:value-type="string">
            <text:p><text:s/>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CILLA DE CASTRO ROMEIRO MARTINS</text:p>
          </table:table-cell>
          <table:table-cell office:value-type="string" calcext:value-type="string">
            <text:p>https://www.linkedin.com/in/pricrmartins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EESC TI Blumenau</text:p>
          </table:table-cell>
          <table:table-cell office:value-type="string" calcext:value-type="string">
            <text:p><text:s/>FEESC TI Blumenau</text:p>
          </table:table-cell>
          <table:table-cell office:value-type="string" calcext:value-type="string">
            <text:p><text:s/>Phili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TO HENRIQUE PEREIRA CEOLA</text:p>
          </table:table-cell>
          <table:table-cell office:value-type="string" calcext:value-type="string">
            <text:p>https://www.linkedin.com/in/renatoceol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hilips</text:p>
          </table:table-cell>
          <table:table-cell table:number-columns-repeated="2" office:value-type="string" calcext:value-type="string">
            <text:p><text:s/>Inter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ARD VAZ DUGGEN</text:p>
          </table:table-cell>
          <table:table-cell office:value-type="string" calcext:value-type="string">
            <text:p>https://www.linkedin.com/in/richard-vaz-duggen-9693979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Btec</text:p>
          </table:table-cell>
          <table:table-cell office:value-type="string" calcext:value-type="string">
            <text:p><text:s/>Fácil Informática Espaider</text:p>
          </table:table-cell>
          <table:table-cell office:value-type="string" calcext:value-type="string">
            <text:p><text:s/>Supero Tecnologia com Inteligênc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DNEI RODRIGUES DE MATOS</text:p>
          </table:table-cell>
          <table:table-cell office:value-type="string" calcext:value-type="string">
            <text:p>https://www.linkedin.com/in/sidnei-rodrigues-de-matos-bb051b187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undação Cultural de Guabiru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INARA VOIGT</text:p>
          </table:table-cell>
          <table:table-cell office:value-type="string" calcext:value-type="string">
            <text:p>https://www.linkedin.com/in/tainara-voigt-21790116b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-Systems do Brasil</text:p>
          </table:table-cell>
          <table:table-cell office:value-type="string" calcext:value-type="string">
            <text:p><text:s/>T-Systems do Bras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TOR REIMER LEITE</text:p>
          </table:table-cell>
          <table:table-cell office:value-type="string" calcext:value-type="string">
            <text:p>https://www.linkedin.com/in/victor-reimer-leite-084b19187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tisa - Metalurgica Timboense S/A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US SCHMITZ</text:p>
          </table:table-cell>
          <table:table-cell office:value-type="string" calcext:value-type="string">
            <text:p>https://www.linkedin.com/in/zeus-schmitz-52692683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letromecanica Teixiera</text:p>
          </table:table-cell>
          <table:table-cell office:value-type="string" calcext:value-type="string">
            <text:p><text:s/>Philips</text:p>
          </table:table-cell>
          <table:table-cell office:value-type="string" calcext:value-type="string">
            <text:p><text:s/>EMT Brasil - Máquinas para Tingimento</text:p>
          </table:table-cell>
          <table:table-cell office:value-type="string" calcext:value-type="string">
            <text:p><text:s/>Auto Elétrica Zec</text:p>
          </table:table-cell>
          <table:table-cell table:number-columns-repeated="4"/>
        </table:table-row>
      </table:table>
      <table:table table:name="alunos" table:style-name="ta1"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BRAAO COSTA MACEDO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ADRIANO CARDOSO MEDEIROS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adriano-cardoso-medeiros/</text:p>
          </table:table-cell>
        </table:table-row>
        <table:table-row table:style-name="ro1">
          <table:table-cell office:value-type="string" calcext:value-type="string">
            <text:p>ALAN FELIPE SCHELLER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ALEXANDER ANDRE FARI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ALINE DA SILVA VENERA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aline-da-silva-venera-a91212173/</text:p>
          </table:table-cell>
        </table:table-row>
        <table:table-row table:style-name="ro1">
          <table:table-cell office:value-type="string" calcext:value-type="string">
            <text:p>ALISON BATISTA DOS SANTOS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alison-santos-119168124/</text:p>
          </table:table-cell>
        </table:table-row>
        <table:table-row table:style-name="ro1">
          <table:table-cell office:value-type="string" calcext:value-type="string">
            <text:p>ALVORI FELICIANO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alvori-feliciano-66a8447a/</text:p>
          </table:table-cell>
        </table:table-row>
        <table:table-row table:style-name="ro1">
          <table:table-cell office:value-type="string" calcext:value-type="string">
            <text:p>AMANDA CADORE DOS SANTOS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amanda-cadore-dos-santos-8a727218b/</text:p>
          </table:table-cell>
        </table:table-row>
        <table:table-row table:style-name="ro1">
          <table:table-cell office:value-type="string" calcext:value-type="string">
            <text:p>ANA CAROLINE KAESTER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ANA CAROLINE WEIGMANN TUROW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ANA JULIA TESKE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ANA LUIZA FERREIRA BOAVENTUR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ANA PAULA NOERING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ana-paula-noering-564401171/</text:p>
          </table:table-cell>
        </table:table-row>
        <table:table-row table:style-name="ro1">
          <table:table-cell office:value-type="string" calcext:value-type="string">
            <text:p>ANDRE LUIZ FERNANDE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ANDREI ANTONIO CAMPIGOTTO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andrei-antonio-campigotto-45168255/</text:p>
          </table:table-cell>
        </table:table-row>
        <table:table-row table:style-name="ro1">
          <table:table-cell office:value-type="string" calcext:value-type="string">
            <text:p>ANDREI HENRIQUE POSSAMAI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andrei-henrique-possamai-57b798176/</text:p>
          </table:table-cell>
        </table:table-row>
        <table:table-row table:style-name="ro1">
          <table:table-cell office:value-type="string" calcext:value-type="string">
            <text:p>ANESIO DANIEL DA SILV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ANIBAL GIOVANI MANETT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ANNA AUGUST FRANCA CARNEIRO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ANNY KAROLINY DUARTE DANIEL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ANTONIO ELIAS SOARES FERREIRA DA SILV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ANTONIO JOSE DA SILVA MESQUITA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antonio-jose-da-silva-mesquita-550a19167/</text:p>
          </table:table-cell>
        </table:table-row>
        <table:table-row table:style-name="ro1">
          <table:table-cell office:value-type="string" calcext:value-type="string">
            <text:p>ARIEL FELIPE CAETANO PETTERS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ariel-felipe-caetano-petters-b85b4943/</text:p>
          </table:table-cell>
        </table:table-row>
        <table:table-row table:style-name="ro1">
          <table:table-cell office:value-type="string" calcext:value-type="string">
            <text:p>ARON BRUNO LIVI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ARTUR BRUCH DE ALBUQUERQUE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ARTUR BRUCH DE ALBUQUERQUE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ARTUR MARTINS TAMBOSI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BARBARA MORO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BEATRIZ PANKO LIRA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beatriz-panko-lira-325b9015a/</text:p>
          </table:table-cell>
        </table:table-row>
        <table:table-row table:style-name="ro1">
          <table:table-cell office:value-type="string" calcext:value-type="string">
            <text:p>BERTHA KAROLAYN MENGARD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BIANCA CAROLINE PINTO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BIANCA DE LIM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BIANCA JAQUELINE EWALD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bianca-jaqueline-ewald/</text:p>
          </table:table-cell>
        </table:table-row>
        <table:table-row table:style-name="ro1">
          <table:table-cell office:value-type="string" calcext:value-type="string">
            <text:p>BRENNA CORINE STRUCK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BRUNA ISABELA PEREIR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BRUNA PADILHA AMARAL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BRUNO CARDOSO DA SILV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BRUNO DOMINGOS DE BRITO DOS SANTO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BRUNO DOS SANTOS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bruno-dos-santos-86803899/</text:p>
          </table:table-cell>
        </table:table-row>
        <table:table-row table:style-name="ro1">
          <table:table-cell office:value-type="string" calcext:value-type="string">
            <text:p>BRUNO LUIZ REINICKE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bruno-luiz-reinicke-04ab38160/</text:p>
          </table:table-cell>
        </table:table-row>
        <table:table-row table:style-name="ro1">
          <table:table-cell office:value-type="string" calcext:value-type="string">
            <text:p>CAIO LEONARDO RIBEIRO DIDONE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CARLOS DANIEL DE FREITAS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CESAR AUGUSTO RAHN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CHRISTIANO COSTI GRAVIN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CRISLAINE TATIANE TIMM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crislaine-tatiane-timm-661a9516a/</text:p>
          </table:table-cell>
        </table:table-row>
        <table:table-row table:style-name="ro1">
          <table:table-cell office:value-type="string" calcext:value-type="string">
            <text:p>CRISTIAN YURI MACHOTA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cristian-yuri-machota-333646176/</text:p>
          </table:table-cell>
        </table:table-row>
        <table:table-row table:style-name="ro1">
          <table:table-cell office:value-type="string" calcext:value-type="string">
            <text:p>DANIEL ALVES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DANIEL ARILDO HAUSMANN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DANIEL DA CRUZ VIZOLI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DANIEL KRATZ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daniel-kratz-059083139/</text:p>
          </table:table-cell>
        </table:table-row>
        <table:table-row table:style-name="ro1">
          <table:table-cell office:value-type="string" calcext:value-type="string">
            <text:p>DANIEL MAURICIO JANSEN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DANIEL SASSE ULLO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DEIZE DAIANI PEREIR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DEJAIR BAIRROS OLIVEIRA JUNIOR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DENNER LOPO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denner-lopo-4ba52714a/</text:p>
          </table:table-cell>
        </table:table-row>
        <table:table-row table:style-name="ro1">
          <table:table-cell office:value-type="string" calcext:value-type="string">
            <text:p>DHENNIFI HENDIL NUNES SALE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DIEGO ARMANDO CACILHA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diego-armando-cacilha-885377171/</text:p>
          </table:table-cell>
        </table:table-row>
        <table:table-row table:style-name="ro1">
          <table:table-cell office:value-type="string" calcext:value-type="string">
            <text:p>DIEGO LEON DOS SANTO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EDUARDA PAGLIOSA OLIVEIR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EDUARDO KRAMBECK DA MOTTA SOARE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EDUARDO KUSTER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eduardo-kuster-pinto-9863a273/</text:p>
          </table:table-cell>
        </table:table-row>
        <table:table-row table:style-name="ro1">
          <table:table-cell office:value-type="string" calcext:value-type="string">
            <text:p>ELIAS ANDRE REIS DOS SANTO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ELIEL GENUINO DA SILVA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eliel-genuino-da-silva-7139473a/</text:p>
          </table:table-cell>
        </table:table-row>
        <table:table-row table:style-name="ro1">
          <table:table-cell office:value-type="string" calcext:value-type="string">
            <text:p>ERICK EDUARDO BARON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ERVIN SCHMIDT NETO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FELIPE KAUE ISOPPO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felipeisoppo/</text:p>
          </table:table-cell>
        </table:table-row>
        <table:table-row table:style-name="ro1">
          <table:table-cell office:value-type="string" calcext:value-type="string">
            <text:p>FELIPE KRUEGER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felipekrueger/</text:p>
          </table:table-cell>
        </table:table-row>
        <table:table-row table:style-name="ro1">
          <table:table-cell office:value-type="string" calcext:value-type="string">
            <text:p>FELIPE MILARY DE SOUSA DIA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FERNANDO DE PAULA JUNIOR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GABRIEL CORREI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GABRIEL DA CONCEICAO ALMEID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GABRIEL GUILHERME BOUDORT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GABRIEL HENRIQUE SCHNEIDER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GABRIEL KRESIN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gabriel-kresin-37164416a/</text:p>
          </table:table-cell>
        </table:table-row>
        <table:table-row table:style-name="ro1">
          <table:table-cell office:value-type="string" calcext:value-type="string">
            <text:p>GABRIEL LAURETH PHILIPPI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GABRIEL PEDRO KREUSCH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gabriel-pedro-kreusch-645049150/</text:p>
          </table:table-cell>
        </table:table-row>
        <table:table-row table:style-name="ro1">
          <table:table-cell office:value-type="string" calcext:value-type="string">
            <text:p>GABRIEL ROBERTO DE ABREU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gabriel-deabreu/</text:p>
          </table:table-cell>
        </table:table-row>
        <table:table-row table:style-name="ro1">
          <table:table-cell office:value-type="string" calcext:value-type="string">
            <text:p>GABRIELA ANTUNES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GABRIELA CIRICO BORCHARDT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GABRIELA LUIZ TORRES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GABRIELA VITORIA ANDROCZEVECZ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GABRIELE CRISTINA DA SILV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GABRIELLE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GEOVANI SCARDUELI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geovani-scardueli-30484717b/</text:p>
          </table:table-cell>
        </table:table-row>
        <table:table-row table:style-name="ro1">
          <table:table-cell office:value-type="string" calcext:value-type="string">
            <text:p>GIOVANA DALLABRIDA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giovana-dallabrida-1123b414a/</text:p>
          </table:table-cell>
        </table:table-row>
        <table:table-row table:style-name="ro1">
          <table:table-cell office:value-type="string" calcext:value-type="string">
            <text:p>GIOVANI LISKOSKI ZANINI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giovani-liskoski-zanini-4a318b180/</text:p>
          </table:table-cell>
        </table:table-row>
        <table:table-row table:style-name="ro1">
          <table:table-cell office:value-type="string" calcext:value-type="string">
            <text:p>GIULIA DENISE KUJAT VIEIR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GUILHERME BARTH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guilherme-barth-7a8436102/</text:p>
          </table:table-cell>
        </table:table-row>
        <table:table-row table:style-name="ro1">
          <table:table-cell office:value-type="string" calcext:value-type="string">
            <text:p>GUILHERME EVARISTO DZIN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GUILHERME HENRIQUE DA SILV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GUSTAVO STREBE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gustavo-strebe-a0961815b/</text:p>
          </table:table-cell>
        </table:table-row>
        <table:table-row table:style-name="ro1">
          <table:table-cell office:value-type="string" calcext:value-type="string">
            <text:p>HELENA PISKE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HENRIQUE GUSTAVO STAROSKY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HENRIQUE LIMA DA COSTA PEREIRA</text:p>
          </table:table-cell>
          <table:table-cell office:value-type="string" calcext:value-type="string">
            <text:p>tecinfo, tads</text:p>
          </table:table-cell>
          <table:table-cell/>
        </table:table-row>
        <table:table-row table:style-name="ro1">
          <table:table-cell office:value-type="string" calcext:value-type="string">
            <text:p>IAN AUGUSTO NUNES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ISABELA SCHMIDT DE OLIVEIRA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isabelaschmidt/</text:p>
          </table:table-cell>
        </table:table-row>
        <table:table-row table:style-name="ro1">
          <table:table-cell office:value-type="string" calcext:value-type="string">
            <text:p>ISABELLE KUEHLEWEIN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ISRAEL RAIZER CRUVINEL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israel-raizer-cruvinel-89a74415b/</text:p>
          </table:table-cell>
        </table:table-row>
        <table:table-row table:style-name="ro1">
          <table:table-cell office:value-type="string" calcext:value-type="string">
            <text:p>IVANIR DEL SENT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JEFERSON HOBUS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jeferson-hobus-34735095/</text:p>
          </table:table-cell>
        </table:table-row>
        <table:table-row table:style-name="ro1">
          <table:table-cell office:value-type="string" calcext:value-type="string">
            <text:p>JEFFERSON LUIS DOS REIS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JEFFERSON NAZARIO MENDES</text:p>
          </table:table-cell>
          <table:table-cell office:value-type="string" calcext:value-type="string">
            <text:p>tecinfo, tads</text:p>
          </table:table-cell>
          <table:table-cell office:value-type="string" calcext:value-type="string">
            <text:p>https://www.linkedin.com/in/jefferson-nazario-mendes-170017158/</text:p>
          </table:table-cell>
        </table:table-row>
        <table:table-row table:style-name="ro1">
          <table:table-cell office:value-type="string" calcext:value-type="string">
            <text:p>JEFFERSON ROBERTO BUBLITZ JUNIOR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JEFFERSON VEIGEL HILLEBRECHT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JESSICA TAYNA GUTJAHR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JHULIA JANSEN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jhuliajansen/</text:p>
          </table:table-cell>
        </table:table-row>
        <table:table-row table:style-name="ro1">
          <table:table-cell office:value-type="string" calcext:value-type="string">
            <text:p>JOAO EDUARDO MENDES CHAICOSKI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JOAO OTAVIO ORTIZ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jo%C3%A3o-ortiz-bnu/ </text:p>
          </table:table-cell>
        </table:table-row>
        <table:table-row table:style-name="ro1">
          <table:table-cell office:value-type="string" calcext:value-type="string">
            <text:p>JOAO PAULO INDALENCIO VEZARO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JOAO PEDRO CALABRESI CHUL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JOAO VITOR MULLER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JONAS DA SILVA STASIAK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JONATAS BOTELHO DA SILV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JOSE ALEXANDRE MODESTO MOURA FREITA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JOSE ANTONIO SUSKI DE OLIVEIR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JULIA NAYARA SCHMIDT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JUVENS ST LOUIS</text:p>
          </table:table-cell>
          <table:table-cell office:value-type="string" calcext:value-type="string">
            <text:p>tecinfo, tads</text:p>
          </table:table-cell>
          <table:table-cell/>
        </table:table-row>
        <table:table-row table:style-name="ro1">
          <table:table-cell office:value-type="string" calcext:value-type="string">
            <text:p>KATIA MARIANE HECKMANN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KAUANA LETICIA TIRONI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KELLY APARECIDA MENEGASSI GOMES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kelly-aparecida-menegassi-gomes-54a3b2129/</text:p>
          </table:table-cell>
        </table:table-row>
        <table:table-row table:style-name="ro1">
          <table:table-cell office:value-type="string" calcext:value-type="string">
            <text:p>KEVIN KATZER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kevin-katzer-0b8210a6/</text:p>
          </table:table-cell>
        </table:table-row>
        <table:table-row table:style-name="ro1">
          <table:table-cell office:value-type="string" calcext:value-type="string">
            <text:p>LARISSA CAROLINA WETZEL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LARISSA EMANUELY LIMA RIBEIRO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larissa-emanuely-lima-ribeiro/</text:p>
          </table:table-cell>
        </table:table-row>
        <table:table-row table:style-name="ro1">
          <table:table-cell office:value-type="string" calcext:value-type="string">
            <text:p>LAURA ANTONIA CAMILOTTI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LEANDRO KLUG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leandro-klug-8baab132/</text:p>
          </table:table-cell>
        </table:table-row>
        <table:table-row table:style-name="ro1">
          <table:table-cell office:value-type="string" calcext:value-type="string">
            <text:p>LEANDRO ZOBOLI NETO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LEONARDO BOSS GOMES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leonardo-boss-gomes-a05649164/</text:p>
          </table:table-cell>
        </table:table-row>
        <table:table-row table:style-name="ro1">
          <table:table-cell office:value-type="string" calcext:value-type="string">
            <text:p>LEONARDO HABITZREUTER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leonardohabitzreuter/</text:p>
          </table:table-cell>
        </table:table-row>
        <table:table-row table:style-name="ro1">
          <table:table-cell office:value-type="string" calcext:value-type="string">
            <text:p>LEONARDO MOTYCZKA FRANC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LUAN ALBINELI PINTO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luanalbineli/</text:p>
          </table:table-cell>
        </table:table-row>
        <table:table-row table:style-name="ro1">
          <table:table-cell office:value-type="string" calcext:value-type="string">
            <text:p>LUANA KRUGER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luana-kruger-502383114/</text:p>
          </table:table-cell>
        </table:table-row>
        <table:table-row table:style-name="ro1">
          <table:table-cell office:value-type="string" calcext:value-type="string">
            <text:p>LUCAS AUGUSTO LINHARE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LUCAS LIMA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lucas-lima-727a2514/</text:p>
          </table:table-cell>
        </table:table-row>
        <table:table-row table:style-name="ro1">
          <table:table-cell office:value-type="string" calcext:value-type="string">
            <text:p>LUCAS MOLINARI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lucas-molinari-b955913a/</text:p>
          </table:table-cell>
        </table:table-row>
        <table:table-row table:style-name="ro1">
          <table:table-cell office:value-type="string" calcext:value-type="string">
            <text:p>LUCAS OLIANI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lucas-oliani-b79131150/</text:p>
          </table:table-cell>
        </table:table-row>
        <table:table-row table:style-name="ro1">
          <table:table-cell office:value-type="string" calcext:value-type="string">
            <text:p>LUCAS PINHEIRO</text:p>
          </table:table-cell>
          <table:table-cell office:value-type="string" calcext:value-type="string">
            <text:p>tecinfo, tads</text:p>
          </table:table-cell>
          <table:table-cell/>
        </table:table-row>
        <table:table-row table:style-name="ro1">
          <table:table-cell office:value-type="string" calcext:value-type="string">
            <text:p>LUCAS SAHM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lucas-sahm-64119130/</text:p>
          </table:table-cell>
        </table:table-row>
        <table:table-row table:style-name="ro1">
          <table:table-cell office:value-type="string" calcext:value-type="string">
            <text:p>LUIS OLIVEIRA DA CONCEICAO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LUIS PAULO MACHI BERTOLDI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LUIZ ROBERTO GIL NUNE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LUKAS VINICIUS SCHLOSSER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MAIARA GOLDACKER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maiaragoldacker/</text:p>
          </table:table-cell>
        </table:table-row>
        <table:table-row table:style-name="ro1">
          <table:table-cell office:value-type="string" calcext:value-type="string">
            <text:p>MAICON DA SILV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MARCELO HENRIQUE COLOMBO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MARCO ANTONIO RODRIGUES AMORIM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MARIAH LUCIA DA SILV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MARTHA LARISSA AIRES DE OLIVEIRA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martha-larissa-aires-de-oliveira-574791171/</text:p>
          </table:table-cell>
        </table:table-row>
        <table:table-row table:style-name="ro1">
          <table:table-cell office:value-type="string" calcext:value-type="string">
            <text:p>MATEUS MORAES BUENO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mateus-moraes-bueno-34128661/</text:p>
          </table:table-cell>
        </table:table-row>
        <table:table-row table:style-name="ro1">
          <table:table-cell office:value-type="string" calcext:value-type="string">
            <text:p>MATEUS SIMAS HADLICH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mateus-simas-hadlich-636181177/</text:p>
          </table:table-cell>
        </table:table-row>
        <table:table-row table:style-name="ro1">
          <table:table-cell office:value-type="string" calcext:value-type="string">
            <text:p>MATEUS SIMAS HADLICH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MATHEUS AVI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matheusavi/ </text:p>
          </table:table-cell>
        </table:table-row>
        <table:table-row table:style-name="ro1">
          <table:table-cell office:value-type="string" calcext:value-type="string">
            <text:p>MATHEUS EYNG BRUNER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matheus-eyng-bruner-339472181/</text:p>
          </table:table-cell>
        </table:table-row>
        <table:table-row table:style-name="ro1">
          <table:table-cell office:value-type="string" calcext:value-type="string">
            <text:p>MATHEUS GALDINO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MATHEUS HENRIQUE DA SILV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MATHEUS MOREIRA DE MEDEIRO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MATHEUS NASCIMENTO FUCHIN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MATHEUS REIF CONRADT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MAXWELL DE ASSIS SOARE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MIGUEL ROBSON SCHUDT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MIGUEL ROBSON SCHULDT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MILENE KARINE GUBETTI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milene-karine-gubetti/</text:p>
          </table:table-cell>
        </table:table-row>
        <table:table-row table:style-name="ro1">
          <table:table-cell office:value-type="string" calcext:value-type="string">
            <text:p>MONICA LUIZA DOEGE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NATHALIA FERNANDA TIEDT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NATTANA ALVES MATO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NEREU DA CRUZ FONSECA JUNIOR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NICOLAS ESTEBAN ANZOLA ESCOBAR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NICOLAS FILIPE CUNHA</text:p>
          </table:table-cell>
          <table:table-cell office:value-type="string" calcext:value-type="string">
            <text:p>tecinfo, tads</text:p>
          </table:table-cell>
          <table:table-cell office:value-type="string" calcext:value-type="string">
            <text:p>https://www.linkedin.com/in/nicolasfcunha/</text:p>
          </table:table-cell>
        </table:table-row>
        <table:table-row table:style-name="ro1">
          <table:table-cell office:value-type="string" calcext:value-type="string">
            <text:p>NICOLAS JOSE CONINCK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NICOLE GIANISINI DIETRICH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nicole-gianisini-dietrich-a89ab816a/</text:p>
          </table:table-cell>
        </table:table-row>
        <table:table-row table:style-name="ro1">
          <table:table-cell office:value-type="string" calcext:value-type="string">
            <text:p>PEDRO HENRIQUE DA SILVA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pedro-henrique-da-silva-9b422635/</text:p>
          </table:table-cell>
        </table:table-row>
        <table:table-row table:style-name="ro1">
          <table:table-cell office:value-type="string" calcext:value-type="string">
            <text:p>PEDRO MARTINS RIBEIRO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pedro-martins-ribeiro-ab428086/</text:p>
          </table:table-cell>
        </table:table-row>
        <table:table-row table:style-name="ro1">
          <table:table-cell office:value-type="string" calcext:value-type="string">
            <text:p>PRISCILLA DE CASTRO ROMEIRO MARTINS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pricrmartins/</text:p>
          </table:table-cell>
        </table:table-row>
        <table:table-row table:style-name="ro1">
          <table:table-cell office:value-type="string" calcext:value-type="string">
            <text:p>RAFAELA ALINE HOFFMANN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RAUL HEIDEMANN WENSING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RAUZEN REIS ARRUEZ DE ARAUJO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RENAN CORREA PEDROSO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RENAN FELIPE CARVALHO DE OLIVEIR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RENATO HENRIQUE PEREIRA CEOLA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renatoceola/</text:p>
          </table:table-cell>
        </table:table-row>
        <table:table-row table:style-name="ro1">
          <table:table-cell office:value-type="string" calcext:value-type="string">
            <text:p>RICHARD VAZ DUGGEN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richard-vaz-duggen-9693979a/</text:p>
          </table:table-cell>
        </table:table-row>
        <table:table-row table:style-name="ro1">
          <table:table-cell office:value-type="string" calcext:value-type="string">
            <text:p>RODRIGO CABRAL BOCK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ROGERIO GUILHERME DOS SANTOS PEREIR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SABRINA MUELLER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SARA HELENA REGIS THEISS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SARA LILIAN AGUIAR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SIDNEI RODRIGUES DE MATOS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sidnei-rodrigues-de-matos-bb051b187/</text:p>
          </table:table-cell>
        </table:table-row>
        <table:table-row table:style-name="ro1">
          <table:table-cell office:value-type="string" calcext:value-type="string">
            <text:p>SILVIO SANDRI JUNIOR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STEFANNY DOS SANTOS SILVA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TAINARA VOIGT</text:p>
          </table:table-cell>
          <table:table-cell office:value-type="string" calcext:value-type="string">
            <text:p>tecinfo, tads</text:p>
          </table:table-cell>
          <table:table-cell office:value-type="string" calcext:value-type="string">
            <text:p>https://www.linkedin.com/in/tainara-voigt-21790116b/</text:p>
          </table:table-cell>
        </table:table-row>
        <table:table-row table:style-name="ro1">
          <table:table-cell office:value-type="string" calcext:value-type="string">
            <text:p>THIAGO ALEXANDRE BUERGER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THIAGO CANALI SCHWARTZ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THIAGO HARIEL RAFAELI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THOMAS MICHELS RODRIGUES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thomas-michels-rodrigues-3b0846180/</text:p>
          </table:table-cell>
        </table:table-row>
        <table:table-row table:style-name="ro1">
          <table:table-cell office:value-type="string" calcext:value-type="string">
            <text:p>THOMAS RICARDO REINKE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TIAGO LUIZ DE SOUZA NICACIO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tiagonic/</text:p>
          </table:table-cell>
        </table:table-row>
        <table:table-row table:style-name="ro1">
          <table:table-cell office:value-type="string" calcext:value-type="string">
            <text:p>TIAGO SANTOS DE LIM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TOMAS DA ROCHA PAULINO JUNIOR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VICTOR BONA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victor-bona-165916175/</text:p>
          </table:table-cell>
        </table:table-row>
        <table:table-row table:style-name="ro1">
          <table:table-cell office:value-type="string" calcext:value-type="string">
            <text:p>VICTOR REIMER LEITE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victor-reimer-leite-084b19187/</text:p>
          </table:table-cell>
        </table:table-row>
        <table:table-row table:style-name="ro1">
          <table:table-cell office:value-type="string" calcext:value-type="string">
            <text:p>VINICIUS JUAN MATTEDI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VINICIUS RAIOL RIBEIRO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VITOR HUGO FAUSTE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VITOR HUGO HELMBRECHT</text:p>
          </table:table-cell>
          <table:table-cell office:value-type="string" calcext:value-type="string">
            <text:p>tecinfo</text:p>
          </table:table-cell>
          <table:table-cell office:value-type="string" calcext:value-type="string">
            <text:p>https://www.linkedin.com/in/vitor-hugo-helmbrecht-22b151166/</text:p>
          </table:table-cell>
        </table:table-row>
        <table:table-row table:style-name="ro1">
          <table:table-cell office:value-type="string" calcext:value-type="string">
            <text:p>WAGNER SALVADOR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WERNER AUGUSTO KUPSKE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WILLIAM FERNANDES WEIDGENAND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WILLIAN BARBOSA DA SILVA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YURI JANDRE PISKE</text:p>
          </table:table-cell>
          <table:table-cell office:value-type="string" calcext:value-type="string">
            <text:p>tecinfo</text:p>
          </table:table-cell>
          <table:table-cell/>
        </table:table-row>
        <table:table-row table:style-name="ro1">
          <table:table-cell office:value-type="string" calcext:value-type="string">
            <text:p>YURI PATRICK FURQUIM DOS SANTOS</text:p>
          </table:table-cell>
          <table:table-cell office:value-type="string" calcext:value-type="string">
            <text:p>tads</text:p>
          </table:table-cell>
          <table:table-cell/>
        </table:table-row>
        <table:table-row table:style-name="ro1">
          <table:table-cell office:value-type="string" calcext:value-type="string">
            <text:p>ZEUS SCHMITZ</text:p>
          </table:table-cell>
          <table:table-cell office:value-type="string" calcext:value-type="string">
            <text:p>tads</text:p>
          </table:table-cell>
          <table:table-cell office:value-type="string" calcext:value-type="string">
            <text:p>https://www.linkedin.com/in/zeus-schmitz-52692683/</text:p>
          </table:table-cell>
        </table:table-row>
      </table:table>
      <table:table table:name="inconsistentes-tads" table:style-name="ta1">
        <table:table-column table:style-name="co2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ABRAAO COSTA MACEDO</text:p>
          </table:table-cell>
          <table:table-cell office:value-type="string" calcext:value-type="string">
            <text:p>https://www.linkedin.com/in/macedoc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ORDENAÇÃO DA REGIÃO METROPOLITANA DE CURITIBA</text:p>
          </table:table-cell>
          <table:table-cell office:value-type="string" calcext:value-type="string">
            <text:p><text:s/>Hospital Universitário Evangélico MacKenzie</text:p>
          </table:table-cell>
          <table:table-cell office:value-type="string" calcext:value-type="string">
            <text:p><text:s/>MBS Gestão e Negócios</text:p>
          </table:table-cell>
          <table:table-cell office:value-type="string" calcext:value-type="string">
            <text:p><text:s/>Casa Civil do Estado do Paraná</text:p>
          </table:table-cell>
          <table:table-cell office:value-type="string" calcext:value-type="string">
            <text:p><text:s/>Perito e Assistente Técnico Economista e Financeiro</text:p>
          </table:table-cell>
          <table:table-cell office:value-type="string" calcext:value-type="string">
            <text:p><text:s/>Igreja Presbiteriana da Silva Jard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ANDRE FARIA</text:p>
          </table:table-cell>
          <table:table-cell office:value-type="string" calcext:value-type="string">
            <text:p>https://www.linkedin.com/in/alsfaria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rbam</text:p>
          </table:table-cell>
          <table:table-cell office:value-type="string" calcext:value-type="string">
            <text:p><text:s/>PPI-Multitask - Sistemas de Automação.</text:p>
          </table:table-cell>
          <table:table-cell office:value-type="string" calcext:value-type="string">
            <text:p><text:s/>Mexichem Bidim Ltda</text:p>
          </table:table-cell>
          <table:table-cell office:value-type="string" calcext:value-type="string">
            <text:p><text:s/>AISYS Helptec Automação Indústria e Comércio Ltda.</text:p>
          </table:table-cell>
          <table:table-cell office:value-type="string" calcext:value-type="string">
            <text:p><text:s/>Embra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 LUIZ FERNAND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ESIO DANIEL DA SILVA</text:p>
          </table:table-cell>
          <table:table-cell office:value-type="string" calcext:value-type="string">
            <text:p>https://www.linkedin.com/in/an%E9sio-daniel-da-silva-a7202310a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IBAL GIOVANI MANETTA</text:p>
          </table:table-cell>
          <table:table-cell office:value-type="string" calcext:value-type="string">
            <text:p>https://www.linkedin.com/in/giovani-manetta-8037b3168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niroyal Quimi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NA AUGUST FRANCA CARNEIRO</text:p>
          </table:table-cell>
          <table:table-cell office:value-type="string" calcext:value-type="string">
            <text:p>https://www.linkedin.com/in/anna-august-fran%E7a-carneiro-b0716414a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ONIO ELIAS SOARES FERREIRA DA SILV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ON BRUNO LIVI</text:p>
          </table:table-cell>
          <table:table-cell office:value-type="string" calcext:value-type="string">
            <text:p>https://www.linkedin.com/in/bruno-livi-b70022a3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toshi Productions LLC</text:p>
          </table:table-cell>
          <table:table-cell office:value-type="string" calcext:value-type="string">
            <text:p><text:s/>Blockchain Center Portugal</text:p>
          </table:table-cell>
          <table:table-cell office:value-type="string" calcext:value-type="string">
            <text:p><text:s/>Bain &amp;amp</text:p>
          </table:table-cell>
          <table:table-cell office:value-type="string" calcext:value-type="string">
            <text:p><text:s/>Company</text:p>
          </table:table-cell>
          <table:table-cell office:value-type="string" calcext:value-type="string">
            <text:p><text:s/>AnarchaPortugal</text:p>
          </table:table-cell>
          <table:table-cell office:value-type="string" calcext:value-type="string">
            <text:p><text:s/>Freel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UR BRUCH DE ALBUQUERQUE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NO CARDOSO DA SILV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NO DOMINGOS DE BRITO DOS SANT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IO LEONARDO RIBEIRO DIDO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IEL ARILDO HAUSMANN</text:p>
          </table:table-cell>
          <table:table-cell office:value-type="string" calcext:value-type="string">
            <text:p>https://www.linkedin.com/in/dhausmann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s/>Yousician</text:p>
          </table:table-cell>
          <table:table-cell office:value-type="string" calcext:value-type="string">
            <text:p><text:s/>Defense Advanced Research Projects Agency (DARPA)</text:p>
          </table:table-cell>
          <table:table-cell office:value-type="string" calcext:value-type="string">
            <text:p><text:s/>Google</text:p>
          </table:table-cell>
          <table:table-cell office:value-type="string" calcext:value-type="string">
            <text:p><text:s/>Hack Reacto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DA CRUZ VIZOLI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IEL SASSE ULLOA</text:p>
          </table:table-cell>
          <table:table-cell office:value-type="string" calcext:value-type="string">
            <text:p>https://www.linkedin.com/in/daniel-sasse-ulloa-4b4136183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L do linkedin provavelmente incorre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IZE DAIANI PEREIRA</text:p>
          </table:table-cell>
          <table:table-cell office:value-type="string" calcext:value-type="string">
            <text:p>https://www.linkedin.com/in/deise-daiane-pereira-de-oliveira-7b915448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cretaria de Educação do Estado do Paraná - SEED</text:p>
          </table:table-cell>
          <table:table-cell office:value-type="string" calcext:value-type="string">
            <text:p><text:s/>Universidade Federal de Santa Catarina</text:p>
          </table:table-cell>
          <table:table-cell office:value-type="string" calcext:value-type="string">
            <text:p><text:s/>Pereira de Oliveira - Advocacia e Assessoria Empresa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JAIR BAIRROS OLIVEIRA JUNI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HENNIFI HENDIL NUNES SALES</text:p>
          </table:table-cell>
          <table:table-cell office:value-type="string" calcext:value-type="string">
            <text:p>https://www.linkedin.com/in/rodrigo-faveret-nunes-b64506a5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TG Pactual</text:p>
          </table:table-cell>
          <table:table-cell office:value-type="string" calcext:value-type="string">
            <text:p><text:s/>Vista CapitaI</text:p>
          </table:table-cell>
          <table:table-cell office:value-type="string" calcext:value-type="string">
            <text:p><text:s/>ATG Americas Trading Group</text:p>
          </table:table-cell>
          <table:table-cell office:value-type="string" calcext:value-type="string">
            <text:p><text:s/>SPX Capi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GO LEON DOS SANTOS</text:p>
          </table:table-cell>
          <table:table-cell office:value-type="string" calcext:value-type="string">
            <text:p>https://www.linkedin.com/in/diego-leon-9b1b8053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nco Bradesco</text:p>
          </table:table-cell>
          <table:table-cell office:value-type="string" calcext:value-type="string">
            <text:p><text:s/>EMS</text:p>
          </table:table-cell>
          <table:table-cell office:value-type="string" calcext:value-type="string">
            <text:p><text:s/>Mendes Hoteis</text:p>
          </table:table-cell>
          <table:table-cell table:number-columns-repeated="2" office:value-type="string" calcext:value-type="string">
            <text:p><text:s/>Itaú Unibanco</text:p>
          </table:table-cell>
          <table:table-cell office:value-type="string" calcext:value-type="string">
            <text:p><text:s/>NET Serviços de Comunicação S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O KRAMBECK DA MOTTA SOAR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ICK EDUARDO BARON</text:p>
          </table:table-cell>
          <table:table-cell office:value-type="string" calcext:value-type="string">
            <text:p>https://www.linkedin.com/in/eduardo-baron-893a07bb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CHÊ Agriculture Products</text:p>
          </table:table-cell>
          <table:table-cell office:value-type="string" calcext:value-type="string">
            <text:p><text:s/>Fazenda Itatiaia</text:p>
          </table:table-cell>
          <table:table-cell office:value-type="string" calcext:value-type="string">
            <text:p><text:s/>V Val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 AO LER: alunos/ELIAS+ANDRE+REIS+DOS+SANTOS+LINKEDIN.html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LIPE MILARY DE SOUSA DIAS</text:p>
          </table:table-cell>
          <table:table-cell office:value-type="string" calcext:value-type="string">
            <text:p>https://www.linkedin.com/in/luis-felipe-sousa-dias-a96b2b59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RNANDO DE PAULA JUNI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BRIEL CORREI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BRIEL DA CONCEICAO ALMEIDA</text:p>
          </table:table-cell>
          <table:table-cell office:value-type="string" calcext:value-type="string">
            <text:p>https://www.linkedin.com/in/gabriel-de-almeida-conceicao-609a34a3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nheiro Neto Advogados</text:p>
          </table:table-cell>
          <table:table-cell office:value-type="string" calcext:value-type="string">
            <text:p><text:s/>Rothschild</text:p>
          </table:table-cell>
          <table:table-cell office:value-type="string" calcext:value-type="string">
            <text:p><text:s/>HSBC</text:p>
          </table:table-cell>
          <table:table-cell office:value-type="string" calcext:value-type="string">
            <text:p><text:s/>Morgan Stan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LHERME EVARISTO DZIN</text:p>
          </table:table-cell>
          <table:table-cell office:value-type="string" calcext:value-type="string">
            <text:p>https://www.linkedin.com/in/guilherme-evaristo-53bab3111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varisto sociedade de advogados s/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NRIQUE LIMA DA COSTA PEREI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ANIR DEL SENT</text:p>
          </table:table-cell>
          <table:table-cell office:value-type="string" calcext:value-type="string">
            <text:p>https://www.linkedin.com/in/ivanircosta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inStory</text:p>
          </table:table-cell>
          <table:table-cell office:value-type="string" calcext:value-type="string">
            <text:p><text:s/>Palavras Certas Comunicação</text:p>
          </table:table-cell>
          <table:table-cell office:value-type="string" calcext:value-type="string">
            <text:p><text:s/>Grupo RMA</text:p>
          </table:table-cell>
          <table:table-cell office:value-type="string" calcext:value-type="string">
            <text:p><text:s/>ACS Comunicação</text:p>
          </table:table-cell>
          <table:table-cell office:value-type="string" calcext:value-type="string">
            <text:p><text:s/>DaNani Ar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FFERSON ROBERTO BUBLITZ JUNIOR</text:p>
          </table:table-cell>
          <table:table-cell office:value-type="string" calcext:value-type="string">
            <text:p>https://www.linkedin.com/in/jefferson-roberto-bublitz-j%FAnior-338193101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FFERSON VEIGEL HILLEBREC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AO EDUARDO MENDES CHAICOSKI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AO PAULO INDALENCIO VEZARO</text:p>
          </table:table-cell>
          <table:table-cell office:value-type="string" calcext:value-type="string">
            <text:p>https://www.linkedin.com/in/jo%E3o-paulo-indalencio-vezaro-394684161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NAS DA SILVA STASIAK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NATAS BOTELHO DA SILVA</text:p>
          </table:table-cell>
          <table:table-cell office:value-type="string" calcext:value-type="string">
            <text:p>https://www.linkedin.com/in/j%F4natas-botelho-7518b417/pt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SE ALEXANDRE MODESTO MOURA FREITAS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VENS ST LOUIS</text:p>
          </table:table-cell>
          <table:table-cell office:value-type="string" calcext:value-type="string">
            <text:p>https://www.linkedin.com/in/brunaferreira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F</text:p>
          </table:table-cell>
          <table:table-cell office:value-type="string" calcext:value-type="string">
            <text:p><text:s/>DHL Supply Chain</text:p>
          </table:table-cell>
          <table:table-cell office:value-type="string" calcext:value-type="string">
            <text:p><text:s/>Ekantika Brasil</text:p>
          </table:table-cell>
          <table:table-cell office:value-type="string" calcext:value-type="string">
            <text:p><text:s/>Movile</text:p>
          </table:table-cell>
          <table:table-cell office:value-type="string" calcext:value-type="string">
            <text:p><text:s/>Monsanto Compa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IA MARIANE HECKMANN</text:p>
          </table:table-cell>
          <table:table-cell office:value-type="string" calcext:value-type="string">
            <text:p>https://www.linkedin.com/in/mariana-krombauer-63590a37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med Blumenau</text:p>
          </table:table-cell>
          <table:table-cell office:value-type="string" calcext:value-type="string">
            <text:p><text:s/>Imtep</text:p>
          </table:table-cell>
          <table:table-cell office:value-type="string" calcext:value-type="string">
            <text:p><text:s/>Hospital Santa Isabel</text:p>
          </table:table-cell>
          <table:table-cell office:value-type="string" calcext:value-type="string">
            <text:p><text:s/>Philips Healthcare 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AS AUGUSTO LINHARES</text:p>
          </table:table-cell>
          <table:table-cell office:value-type="string" calcext:value-type="string">
            <text:p>https://www.linkedin.com/in/c%E9sar-augusto-linhares-de-menezes-6ab98b34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CAS PINHEIR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IS OLIVEIRA DA CONCEICAO</text:p>
          </table:table-cell>
          <table:table-cell office:value-type="string" calcext:value-type="string">
            <text:p>https://www.linkedin.com/in/fabio-luis-oliveira-concei%E7%E3o-6665a4124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IZ ROBERTO GIL NUNES</text:p>
          </table:table-cell>
          <table:table-cell office:value-type="string" calcext:value-type="string">
            <text:p>https://www.linkedin.com/in/leonardo-s-gil-nunes-9938a53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ento Verde do Brasil - CVB</text:p>
          </table:table-cell>
          <table:table-cell office:value-type="string" calcext:value-type="string">
            <text:p><text:s/>AmBev</text:p>
          </table:table-cell>
          <table:table-cell office:value-type="string" calcext:value-type="string">
            <text:p><text:s/>Votorantim Cimentos</text:p>
          </table:table-cell>
          <table:table-cell table:number-columns-repeated="2" office:value-type="string" calcext:value-type="string">
            <text:p><text:s/>AmBev</text:p>
          </table:table-cell>
          <table:table-cell office:value-type="string" calcext:value-type="string">
            <text:p><text:s/>Grupo Ferroeste</text:p>
          </table:table-cell>
          <table:table-cell office:value-type="string" calcext:value-type="string">
            <text:p><text:s/>AmBev</text:p>
          </table:table-cell>
          <table:table-cell office:value-type="string" calcext:value-type="string">
            <text:p><text:s/>Grupo Ferroeste</text:p>
          </table:table-cell>
        </table:table-row>
        <table:table-row table:style-name="ro1">
          <table:table-cell office:value-type="string" calcext:value-type="string">
            <text:p>MAICON DA SILVA</text:p>
          </table:table-cell>
          <table:table-cell office:value-type="string" calcext:value-type="string">
            <text:p>https://www.linkedin.com/in/maicontrevellin1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lo Indústria de Alimentos</text:p>
          </table:table-cell>
          <table:table-cell office:value-type="string" calcext:value-type="string">
            <text:p><text:s/>Trio de arquitetura</text:p>
          </table:table-cell>
          <table:table-cell office:value-type="string" calcext:value-type="string">
            <text:p><text:s/>Youzoom</text:p>
          </table:table-cell>
          <table:table-cell office:value-type="string" calcext:value-type="string">
            <text:p><text:s/>Taxi Design Estratég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O ANTONIO RODRIGUES AMORIM</text:p>
          </table:table-cell>
          <table:table-cell office:value-type="string" calcext:value-type="string">
            <text:p>https://www.linkedin.com/in/marcos-antonio-rodrigues-50b580127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ST/SENAT</text:p>
          </table:table-cell>
          <table:table-cell office:value-type="string" calcext:value-type="string">
            <text:p><text:s/>Marechal Brasí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EUS SIMAS HADLICH</text:p>
          </table:table-cell>
          <table:table-cell office:value-type="string" calcext:value-type="string">
            <text:p>https://www.linkedin.com/in/mateus-simas-hadlich-636181177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L do linkedin provavelmente incorre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HEUS AVI</text:p>
          </table:table-cell>
          <table:table-cell office:value-type="string" calcext:value-type="string">
            <text:p>https://www.linkedin.com/in/matheusdesouza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theusdesouza.com</text:p>
          </table:table-cell>
          <table:table-cell office:value-type="string" calcext:value-type="string">
            <text:p><text:s/>Grupo Editorial Autêntica</text:p>
          </table:table-cell>
          <table:table-cell office:value-type="string" calcext:value-type="string">
            <text:p><text:s/>matheusdesouza.com</text:p>
          </table:table-cell>
          <table:table-cell office:value-type="string" calcext:value-type="string">
            <text:p><text:s/>Rock Content</text:p>
          </table:table-cell>
          <table:table-cell office:value-type="string" calcext:value-type="string">
            <text:p><text:s/>HuffPost</text:p>
          </table:table-cell>
          <table:table-cell office:value-type="string" calcext:value-type="string">
            <text:p><text:s/>be freela</text:p>
          </table:table-cell>
          <table:table-cell office:value-type="string" calcext:value-type="string">
            <text:p><text:s/>Coursera</text:p>
          </table:table-cell>
          <table:table-cell office:value-type="string" calcext:value-type="string">
            <text:p><text:s/>Portabilis Tecnologia</text:p>
          </table:table-cell>
        </table:table-row>
        <table:table-row table:style-name="ro1">
          <table:table-cell office:value-type="string" calcext:value-type="string">
            <text:p>MATHEUS GALDIN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HEUS MOREIRA DE MEDEIROS</text:p>
          </table:table-cell>
          <table:table-cell office:value-type="string" calcext:value-type="string">
            <text:p>https://www.linkedin.com/in/mvrmoreira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Pensar</text:p>
          </table:table-cell>
          <table:table-cell office:value-type="string" calcext:value-type="string">
            <text:p><text:s/>MundiPagg</text:p>
          </table:table-cell>
          <table:table-cell office:value-type="string" calcext:value-type="string">
            <text:p><text:s/>Stone Pagamen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WELL DE ASSIS SOARES</text:p>
          </table:table-cell>
          <table:table-cell office:value-type="string" calcext:value-type="string">
            <text:p>https://www.linkedin.com/in/carlos-c%E9sar-de-assis-soares-9581b07a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GUEL ROBSON SCHULDT</text:p>
          </table:table-cell>
          <table:table-cell office:value-type="string" calcext:value-type="string">
            <text:p>https://www.linkedin.com/in/miguel-robson-schuldt-062b50167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L do linkedin provavelmente incorre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TANA ALVES MATOS</text:p>
          </table:table-cell>
          <table:table-cell office:value-type="string" calcext:value-type="string">
            <text:p>https://www.linkedin.com/in/claudiana-alves-matos-7318b9167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MPRESARIA MARKETING LIMI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REU DA CRUZ FONSECA JUNIOR</text:p>
          </table:table-cell>
          <table:table-cell office:value-type="string" calcext:value-type="string">
            <text:p>https://www.linkedin.com/in/nereu-da-cruz-fonseca-junior-482455138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L do linkedin provavelmente incorre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OLAS ESTEBAN ANZOLA ESCOBAR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COLAS JOSE CONINCK</text:p>
          </table:table-cell>
          <table:table-cell office:value-type="string" calcext:value-type="string">
            <text:p>https://www.linkedin.com/in/nicolas-jos%E9-coninck-514bb9107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UL HEIDEMANN WENSING</text:p>
          </table:table-cell>
          <table:table-cell office:value-type="string" calcext:value-type="string">
            <text:p>https://www.linkedin.com/in/raul-heidemann-wensing-20b776186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L do linkedin provavelmente incorre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UZEN REIS ARRUEZ DE ARAUJ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N CORREA PEDROSO</text:p>
          </table:table-cell>
          <table:table-cell office:value-type="string" calcext:value-type="string">
            <text:p>https://www.linkedin.com/in/renan-corr%EAa-pedroso-832451160/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N FELIPE CARVALHO DE OLIVEIRA</text:p>
          </table:table-cell>
          <table:table-cell office:value-type="string" calcext:value-type="string">
            <text:p>https://www.linkedin.com/in/renan-felipe-de-oliveira-87327112a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.E. CEL ARY GOMES</text:p>
          </table:table-cell>
          <table:table-cell office:value-type="string" calcext:value-type="string">
            <text:p><text:s/>Centro cultural nossa senhora de Fátima : converse idiom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DRIGO CABRAL BOCK</text:p>
          </table:table-cell>
          <table:table-cell office:value-type="string" calcext:value-type="string">
            <text:p>https://www.linkedin.com/in/rodrigo-cabral-project-manager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facec Ambient</text:p>
          </table:table-cell>
          <table:table-cell office:value-type="string" calcext:value-type="string">
            <text:p><text:s/>NAVIPA</text:p>
          </table:table-cell>
          <table:table-cell office:value-type="string" calcext:value-type="string">
            <text:p><text:s/>Aker Solutions</text:p>
          </table:table-cell>
          <table:table-cell office:value-type="string" calcext:value-type="string">
            <text:p><text:s/>Vasco Pesso</text:p>
          </table:table-cell>
          <table:table-cell office:value-type="string" calcext:value-type="string">
            <text:p><text:s/>Eface</text:p>
          </table:table-cell>
          <table:table-cell office:value-type="string" calcext:value-type="string">
            <text:p><text:s/>Siemens Gamesa</text:p>
          </table:table-cell>
          <table:table-cell office:value-type="string" calcext:value-type="string">
            <text:p><text:s/>Vasco Pesso</text:p>
          </table:table-cell>
          <table:table-cell office:value-type="string" calcext:value-type="string">
            <text:p><text:s/>Aker Solutions</text:p>
          </table:table-cell>
        </table:table-row>
        <table:table-row table:style-name="ro1">
          <table:table-cell office:value-type="string" calcext:value-type="string">
            <text:p>ROGERIO GUILHERME DOS SANTOS PEREI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AGO ALEXANDRE BUERGER</text:p>
          </table:table-cell>
          <table:table-cell office:value-type="string" calcext:value-type="string">
            <text:p>https://www.linkedin.com/in/tiagohuve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rger King do Brasil</text:p>
          </table:table-cell>
          <table:table-cell office:value-type="string" calcext:value-type="string">
            <text:p><text:s/>Bebidas Fruki S.A.</text:p>
          </table:table-cell>
          <table:table-cell office:value-type="string" calcext:value-type="string">
            <text:p><text:s/>Cafeteria Sabor Soberano</text:p>
          </table:table-cell>
          <table:table-cell office:value-type="string" calcext:value-type="string">
            <text:p><text:s/>Grupo Habib's</text:p>
          </table:table-cell>
          <table:table-cell office:value-type="string" calcext:value-type="string">
            <text:p><text:s/>Estre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AGO HARIEL RAFAELI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AGO SANTOS DE LIM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S DA ROCHA PAULINO JUNI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ICIUS JUAN MATTEDI</text:p>
          </table:table-cell>
          <table:table-cell office:value-type="string" calcext:value-type="string">
            <text:p>https://www.linkedin.com/in/vinicius-juan-mattedi-90a94235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L do linkedin provavelmente incorre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ICIUS RAIOL RIBEIRO</text:p>
          </table:table-cell>
          <table:table-cell office:value-type="string" calcext:value-type="string">
            <text:p>https://www.linkedin.com/in/adrianeraiol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uco</text:p>
          </table:table-cell>
          <table:table-cell office:value-type="string" calcext:value-type="string">
            <text:p><text:s/>Ovelha Negra</text:p>
          </table:table-cell>
          <table:table-cell office:value-type="string" calcext:value-type="string">
            <text:p><text:s/>Golgan</text:p>
          </table:table-cell>
          <table:table-cell office:value-type="string" calcext:value-type="string">
            <text:p><text:s/>Agência Storm</text:p>
          </table:table-cell>
          <table:table-cell office:value-type="string" calcext:value-type="string">
            <text:p><text:s/>Lojas Visão</text:p>
          </table:table-cell>
          <table:table-cell table:number-columns-repeated="2" office:value-type="string" calcext:value-type="string">
            <text:p><text:s/>Cesupa - Centro Universitário do Estado do Pará</text:p>
          </table:table-cell>
          <table:table-cell/>
        </table:table-row>
        <table:table-row table:style-name="ro1">
          <table:table-cell office:value-type="string" calcext:value-type="string">
            <text:p>WAGNER SALVAD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LLIAN BARBOSA DA SILV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RI PATRICK FURQUIM DOS SANTOS</text:p>
          </table:table-cell>
          <table:table-cell office:value-type="string" calcext:value-type="string">
            <text:p>https://www.linkedin.com/in/cibelle-furquim-pereira-silva-88708133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ron Mountain</text:p>
          </table:table-cell>
          <table:table-cell office:value-type="string" calcext:value-type="string">
            <text:p><text:s/>Coca-Cola FEMSA</text:p>
          </table:table-cell>
          <table:table-cell office:value-type="string" calcext:value-type="string">
            <text:p><text:s/>Global Empregos Ltda</text:p>
          </table:table-cell>
          <table:table-cell office:value-type="string" calcext:value-type="string">
            <text:p><text:s/>Empiricus</text:p>
          </table:table-cell>
          <table:table-cell office:value-type="string" calcext:value-type="string">
            <text:p><text:s/>Grupo Funcional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painel.A1:painel.J113">
          <table:sort>
            <table:sort-by table:field-number="1" table:data-type="automatic"/>
          </table:sort>
        </table:database-range>
        <table:database-range table:name="__Anonymous_Sheet_DB__1" table:target-range-address="'set-2019'.A2:'set-2019'.K14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jun-2019'.A2:'jun-2019'.K4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alunos.A2:alunos.C209">
          <table:sort>
            <table:sort-by table:field-number="0" table:data-type="automatic"/>
          </table:sort>
        </table:database-range>
        <table:database-range table:name="__Anonymous_Sheet_DB__4" table:target-range-address="'inconsistentes-tads'.A1:'inconsistentes-tads'.K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5">00/00/0000</text:date>, <text:time style:data-style-name="N2" text:time-value="09:49:28.506518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5T10:35:24.306738092</dc:date>
    <meta:editing-duration>PT1H42M38S</meta:editing-duration>
    <meta:editing-cycles>14</meta:editing-cycles>
    <meta:generator>LibreOffice/5.2.7.2$Linux_X86_64 LibreOffice_project/20m0$Build-2</meta:generator>
    <meta:document-statistic meta:table-count="5" meta:cell-count="2936" meta:object-count="0"/>
  </office:meta>
</office:document-meta>
</file>